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adornments="Oblique"/>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3" svg:font-family="OpenSymbol"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4.3cm" table:align="left" fo:background-color="transparent" style:shadow="#b2b2b2 0.101cm 0.101cm">
        <style:background-image/>
      </style:table-properties>
    </style:style>
    <style:style style:name="Tableau1.A" style:family="table-column">
      <style:table-column-properties style:column-width="4.3cm"/>
    </style:style>
    <style:style style:name="Tableau1.1" style:family="table-row">
      <style:table-row-properties fo:background-color="transparent">
        <style:background-image/>
      </style:table-row-properties>
    </style:style>
    <style:style style:name="Tableau1.A1" style:family="table-cell">
      <style:table-cell-properties fo:background-color="#fcf7ed" fo:padding="0.199cm" fo:border="0.6pt solid #000000" style:writing-mode="page">
        <style:background-image/>
      </style:table-cell-properties>
    </style:style>
    <style:style style:name="Tableau2" style:family="table">
      <style:table-properties style:width="4.3cm" table:align="left" fo:background-color="transparent" style:shadow="#b2b2b2 0.101cm 0.101cm">
        <style:background-image/>
      </style:table-properties>
    </style:style>
    <style:style style:name="Tableau2.A" style:family="table-column">
      <style:table-column-properties style:column-width="4.3cm"/>
    </style:style>
    <style:style style:name="Tableau2.1" style:family="table-row">
      <style:table-row-properties fo:background-color="transparent">
        <style:background-image/>
      </style:table-row-properties>
    </style:style>
    <style:style style:name="Tableau2.A1" style:family="table-cell">
      <style:table-cell-properties fo:background-color="#fcf7ed" fo:padding="0.199cm" fo:border="0.6pt solid #000000" style:writing-mode="page">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text-properties fo:font-size="2pt" style:font-size-asian="2pt" style:font-size-complex="2pt"/>
    </style:style>
    <style:style style:name="P10" style:family="paragraph" style:parent-style-name="Standard">
      <style:text-properties fo:font-size="6pt" style:font-size-asian="6pt" style:font-size-complex="6pt"/>
    </style:style>
    <style:style style:name="P11" style:family="paragraph" style:parent-style-name="Header">
      <style:text-properties fo:font-size="3pt" style:font-size-asian="4pt" style:font-size-complex="4pt"/>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6"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lio">
      <style:paragraph-properties fo:text-align="center" style:justify-single-word="false"/>
      <style:text-properties fo:font-size="8pt" style:font-size-asian="8pt" style:font-size-complex="8pt"/>
    </style:style>
    <style:style style:name="P21" style:family="paragraph" style:parent-style-name="Standard" style:master-page-name="">
      <style:paragraph-properties fo:margin-top="0cm" fo:margin-bottom="0cm" style:contextual-spacing="false" style:page-number="auto" fo:break-before="auto" fo:break-after="auto"/>
      <style:text-properties style:font-name="Bitstream Vera Sans" fo:font-size="10pt" style:font-size-asian="10pt" style:font-size-complex="10pt"/>
    </style:style>
    <style:style style:name="P22" style:family="paragraph" style:parent-style-name="_5f_Paragraphe_20_livret_20_">
      <style:paragraph-properties fo:margin-top="0cm" fo:margin-bottom="0cm" style:contextual-spacing="false"/>
    </style:style>
    <style:style style:name="P23" style:family="paragraph" style:parent-style-name="_5f_Paragraphe_20_livret_20_réponse_20_élève">
      <style:paragraph-properties fo:margin-top="0cm" fo:margin-bottom="0cm" style:contextual-spacing="false">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24" style:family="paragraph" style:parent-style-name="_5f_Paragraphe_20_livret_20_">
      <style:paragraph-properties fo:margin-top="0.199cm" fo:margin-bottom="0cm" style:contextual-spacing="false"/>
    </style:style>
    <style:style style:name="P25" style:family="paragraph" style:parent-style-name="_5f_Paragraphe_20_livret_20_">
      <style:paragraph-properties fo:margin-top="0.199cm" fo:margin-bottom="0cm" style:contextual-spacing="false">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26" style:family="paragraph" style:parent-style-name="Standard">
      <style:paragraph-properties fo:margin-top="0.199cm" fo:margin-bottom="0cm" style:contextual-spacing="false"/>
    </style:style>
    <style:style style:name="P27" style:family="paragraph" style:parent-style-name="_5f_Paragraphe_20_livret_20_">
      <style:paragraph-properties fo:margin-top="0.4cm" fo:margin-bottom="0cm" style:contextual-spacing="false"/>
    </style:style>
    <style:style style:name="P28" style:family="paragraph" style:parent-style-name="_5f_Paragraphe_20_livret_20_">
      <style:paragraph-properties fo:margin-top="0.4cm" fo:margin-bottom="0cm" style:contextual-spacing="false"/>
      <style:text-properties fo:background-color="#ffff00"/>
    </style:style>
    <style:style style:name="P29" style:family="paragraph" style:parent-style-name="Standard" style:master-page-name="">
      <style:paragraph-properties style:page-number="auto" fo:break-before="auto" fo:break-after="auto"/>
    </style:style>
    <style:style style:name="P30" style:family="paragraph" style:parent-style-name="_5f_Paragraphe_20_livret_20_réponse_20_élève" style:master-page-name="">
      <style:paragraph-properties fo:line-height="100%" style:page-number="auto">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31" style:family="paragraph" style:parent-style-name="Standard">
      <style:paragraph-properties fo:margin-top="0.101cm" fo:margin-bottom="0cm" style:contextual-spacing="false"/>
    </style:style>
    <style:style style:name="P32" style:family="paragraph" style:parent-style-name="FILET_5f_POINTILLES">
      <style:paragraph-properties fo:margin-top="0.101cm" fo:margin-bottom="0cm" style:contextual-spacing="false" style:line-height-at-least="0.706cm" fo:text-align="center" style:justify-single-word="false"/>
    </style:style>
    <style:style style:name="P33" style:family="paragraph" style:parent-style-name="_5f_Paragraphe_20_livret_20_réponse_20_élève" style:master-page-name="">
      <style:paragraph-properties fo:margin-top="0.15cm" fo:margin-bottom="0cm" style:contextual-spacing="false" fo:line-height="100%" style:page-number="auto" fo:break-before="auto" fo:break-after="auto">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34" style:family="paragraph" style:parent-style-name="_5f_Paragraphe_20_livret_20_" style:master-page-name="">
      <style:paragraph-properties fo:margin-top="0.15cm" fo:margin-bottom="0cm" style:contextual-spacing="false" style:page-number="auto" fo:break-before="auto" fo:break-after="auto"/>
    </style:style>
    <style:style style:name="P35" style:family="paragraph" style:parent-style-name="_5f_Paragraphe_20_livret_20_" style:master-page-name="">
      <style:paragraph-properties fo:margin-top="0.15cm" fo:margin-bottom="0cm" style:contextual-spacing="false" style:page-number="auto" fo:break-before="auto" fo:break-after="auto">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36" style:family="paragraph" style:parent-style-name="_5f_Paragraphe_20_livret_20_réponse_20_élève">
      <style:paragraph-properties fo:margin-top="0.15cm" fo:margin-bottom="0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37" style:family="paragraph" style:parent-style-name="_5f_Paragraphe_20_livret_20_">
      <style:paragraph-properties fo:margin-top="0.198cm" fo:margin-bottom="0cm" style:contextual-spacing="false" style:line-height-at-least="0.706cm"/>
    </style:style>
    <style:style style:name="P38" style:family="paragraph" style:parent-style-name="_5f_Paragraphe_20_livret_20_">
      <style:paragraph-properties fo:margin-top="0.198cm" fo:margin-bottom="0cm" style:contextual-spacing="false" style:line-height-at-least="0.706cm" fo:text-align="center" style:justify-single-word="false"/>
    </style:style>
    <style:style style:name="P39" style:family="paragraph" style:parent-style-name="_5f_Paragraphe_20_livret_20_">
      <style:paragraph-properties fo:margin-top="0.499cm" fo:margin-bottom="0cm" style:contextual-spacing="false" fo:text-align="start" style:justify-single-word="false"/>
    </style:style>
    <style:style style:name="P40" style:family="paragraph" style:parent-style-name="_5f_Paragraphe_20_livret_20_">
      <style:paragraph-properties fo:margin-top="0.101cm" fo:margin-bottom="0.101cm" style:contextual-spacing="false">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41" style:family="paragraph" style:parent-style-name="_5f_Paragraphe_20_livret_20_">
      <style:paragraph-properties fo:margin-top="0.201cm" fo:margin-bottom="0.201cm" style:contextual-spacing="false">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42" style:family="paragraph" style:parent-style-name="_5f_Paragraphe_20_livret_20_réponse_20_élève">
      <style:paragraph-properties fo:line-height="100%">
        <style:tab-stops>
          <style:tab-stop style:position="1cm" style:leader-style="dotted" style:leader-text="."/>
          <style:tab-stop style:position="2cm" style:leader-style="dotted" style:leader-text="."/>
          <style:tab-stop style:position="3cm" style:leader-style="dotted" style:leader-text="."/>
          <style:tab-stop style:position="4.568cm" style:leader-style="dotted" style:leader-text="."/>
          <style:tab-stop style:position="5.316cm" style:leader-style="dotted" style:leader-text="."/>
          <style:tab-stop style:position="5.79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style>
    <style:style style:name="P43" style:family="paragraph" style:parent-style-name="_5f_Paragraphe_20_livret_20_">
      <style:paragraph-properties fo:margin-top="0.298cm" fo:margin-bottom="0cm" style:contextual-spacing="false"/>
    </style:style>
    <style:style style:name="P44" style:family="paragraph" style:parent-style-name="Exo_5f_Num" style:list-style-name="Num_5f_Exo"/>
    <style:style style:name="P45" style:family="paragraph" style:parent-style-name="Exo_5f_Num" style:master-page-name="">
      <style:paragraph-properties fo:line-height="0.43cm" style:page-number="auto"/>
    </style:style>
    <style:style style:name="P46" style:family="paragraph" style:parent-style-name="Exo_5f_Num">
      <style:paragraph-properties fo:margin-top="0.499cm" fo:margin-bottom="0.099cm" style:contextual-spacing="false"/>
    </style:style>
    <style:style style:name="P47" style:family="paragraph" style:parent-style-name="Exo_5f_Num" style:list-style-name="Num_5f_Exo">
      <style:paragraph-properties fo:margin-top="0.499cm" fo:margin-bottom="0.199cm" style:contextual-spacing="false"/>
    </style:style>
    <style:style style:name="P48" style:family="paragraph" style:parent-style-name="FILET_5f_POINTILLES" style:list-style-name="Num_5f_Exo">
      <style:text-properties officeooo:paragraph-rsid="0011d0f8"/>
    </style:style>
    <style:style style:name="P49" style:family="paragraph" style:parent-style-name="FILET_5f_POINTILLES" style:list-style-name="liste_5f_abc">
      <style:paragraph-properties fo:margin-top="0.099cm" fo:margin-bottom="0cm" style:contextual-spacing="false" style:line-height-at-least="0.706cm"/>
    </style:style>
    <style:style style:name="P50" style:family="paragraph" style:parent-style-name="FILET_5f_POINTILLES" style:list-style-name="Numéro_20_dans_20_exercice">
      <style:paragraph-properties fo:margin-top="0.099cm" fo:margin-bottom="0cm" style:contextual-spacing="false" style:line-height-at-least="0.706cm"/>
    </style:style>
    <style:style style:name="P51" style:family="paragraph" style:parent-style-name="FILET_5f_POINTILLES" style:list-style-name="liste_5f_abc">
      <style:paragraph-properties fo:margin-top="0.099cm" fo:margin-bottom="0cm" style:contextual-spacing="false" style:line-height-at-least="0.706cm"/>
      <style:text-properties style:use-window-font-color="true" loext:opacity="0%"/>
    </style:style>
    <style:style style:name="P52" style:family="paragraph" style:parent-style-name="FILET_5f_POINTILLES" style:list-style-name="liste_5f_abc">
      <style:paragraph-properties fo:margin-top="0.049cm" fo:margin-bottom="0cm" style:contextual-spacing="false" style:line-height-at-least="0.706cm"/>
    </style:style>
    <style:style style:name="P53" style:family="paragraph" style:parent-style-name="FILET_5f_POINTILLES" style:list-style-name="Numéro_20_dans_20_exercice">
      <style:paragraph-properties fo:margin-top="0.101cm" fo:margin-bottom="0cm" style:contextual-spacing="false" style:line-height-at-least="0.706cm"/>
    </style:style>
    <style:style style:name="P54" style:family="paragraph" style:parent-style-name="FILET_5f_POINTILLES" style:list-style-name="liste_5f_abc">
      <style:paragraph-properties fo:margin-top="0.101cm" fo:margin-bottom="0cm" style:contextual-spacing="false" fo:line-height="100%"/>
      <style:text-properties officeooo:paragraph-rsid="0011d0f8"/>
    </style:style>
    <style:style style:name="P55" style:family="paragraph" style:parent-style-name="FILET_5f_POINTILLES" style:list-style-name="liste_5f_abc">
      <style:paragraph-properties fo:margin-top="0.3cm" fo:margin-bottom="0cm" style:contextual-spacing="false" style:line-height-at-least="0.706cm"/>
      <style:text-properties style:use-window-font-color="true" loext:opacity="0%"/>
    </style:style>
    <style:style style:name="P56" style:family="paragraph" style:parent-style-name="FILET_5f_POINTILLES" style:list-style-name="liste_5f_abc">
      <style:paragraph-properties fo:margin-top="0.3cm" fo:margin-bottom="0cm" style:contextual-spacing="false" fo:line-height="100%"/>
      <style:text-properties officeooo:paragraph-rsid="0011d0f8"/>
    </style:style>
    <style:style style:name="P57" style:family="paragraph" style:parent-style-name="FILET_5f_POINTILLES" style:list-style-name="liste_5f_abc" style:master-page-name="">
      <style:paragraph-properties fo:margin-top="0.3cm" fo:margin-bottom="0cm" style:contextual-spacing="false" fo:line-height="100%" style:page-number="auto"/>
      <style:text-properties officeooo:paragraph-rsid="0011d0f8"/>
    </style:style>
    <style:style style:name="P58" style:family="paragraph" style:parent-style-name="FILET_5f_POINTILLES" style:list-style-name="Num_5f_Exo">
      <style:paragraph-properties fo:margin-top="0cm" fo:margin-bottom="0cm" style:contextual-spacing="false" fo:line-height="100%"/>
      <style:text-properties officeooo:paragraph-rsid="0011d0f8"/>
    </style:style>
    <style:style style:name="P59" style:family="paragraph" style:parent-style-name="Standard" style:master-page-name="_5f_Fiche_20_éditeur_20_série_20_2_20_une_20_colonne_20_impaire_20__28_G_29_">
      <style:paragraph-properties style:page-number="auto" fo:break-before="column"/>
      <style:text-properties style:font-name="Bitstream Vera Sans" fo:font-size="10pt" fo:font-weight="normal" style:font-size-asian="10pt" style:font-weight-asian="normal" style:font-size-complex="10pt" style:font-weight-complex="normal"/>
    </style:style>
    <style:style style:name="P60" style:family="paragraph" style:parent-style-name="Standard" style:list-style-name="Num_5f_Exo">
      <style:paragraph-properties fo:margin-top="0.3cm" fo:margin-bottom="0.101cm" style:contextual-spacing="false"/>
      <style:text-properties officeooo:paragraph-rsid="0011d0f8"/>
    </style:style>
    <style:style style:name="P61" style:family="paragraph" style:parent-style-name="_5f_Paragraphe_20_livret_20_" style:list-style-name="Num_5f_Exo">
      <style:paragraph-properties fo:text-align="start" style:justify-single-word="false"/>
      <style:text-properties style:font-name="DejaVu Sans Mono" fo:font-size="9pt" officeooo:paragraph-rsid="0011d0f8" style:font-size-asian="9pt" style:font-size-complex="9pt"/>
    </style:style>
    <style:style style:name="P62" style:family="paragraph" style:parent-style-name="_5f_Paragraphe_20_livret_20_" style:list-style-name="Num_5f_Exo">
      <style:paragraph-properties fo:text-align="start" style:justify-single-word="false"/>
      <style:text-properties officeooo:paragraph-rsid="0011d0f8"/>
    </style:style>
    <style:style style:name="P63" style:family="paragraph" style:parent-style-name="_5f_Paragraphe_20_livret_20_" style:list-style-name="Num_5f_Exo">
      <style:text-properties officeooo:paragraph-rsid="0011d0f8"/>
    </style:style>
    <style:style style:name="P64" style:family="paragraph" style:parent-style-name="_5f_Paragraphe_20_livret_20_" style:list-style-name="Numéro_20_dans_20_exercice">
      <style:paragraph-properties fo:margin-top="0.4cm" fo:margin-bottom="0cm" style:contextual-spacing="false"/>
    </style:style>
    <style:style style:name="P65" style:family="paragraph" style:parent-style-name="_5f_Paragraphe_20_livret_20_" style:list-style-name="Numéro_20_dans_20_exercice">
      <style:paragraph-properties fo:margin-top="0.4cm" fo:margin-bottom="0cm" style:contextual-spacing="false"/>
      <style:text-properties officeooo:paragraph-rsid="00102e89"/>
    </style:style>
    <style:style style:name="P66" style:family="paragraph" style:parent-style-name="_5f_Paragraphe_20_livret_20_" style:list-style-name="Numéro_20_dans_20_exercice">
      <style:paragraph-properties fo:margin-top="0.4cm" fo:margin-bottom="0cm" style:contextual-spacing="false"/>
      <style:text-properties fo:background-color="#ffff00"/>
    </style:style>
    <style:style style:name="P67" style:family="paragraph" style:parent-style-name="_5f_Paragraphe_20_livret_20_" style:list-style-name="Numéro_20_dans_20_exercice">
      <style:paragraph-properties fo:margin-top="0.4cm" fo:margin-bottom="0cm" style:contextual-spacing="false" fo:text-align="start" style:justify-single-word="false"/>
      <style:text-properties fo:background-color="#ffff00"/>
    </style:style>
    <style:style style:name="P68" style:family="paragraph" style:parent-style-name="_5f_Paragraphe_20_livret_20_" style:list-style-name="Numéro_20_dans_20_exercice">
      <style:paragraph-properties fo:margin-top="0.199cm" fo:margin-bottom="0cm" style:contextual-spacing="false"/>
    </style:style>
    <style:style style:name="P69" style:family="paragraph" style:parent-style-name="_5f_Paragraphe_20_livret_20_" style:list-style-name="Numéro_20_dans_20_exercice">
      <style:paragraph-properties fo:margin-top="0.199cm" fo:margin-bottom="0cm" style:contextual-spacing="false"/>
      <style:text-properties officeooo:paragraph-rsid="00102e89"/>
    </style:style>
    <style:style style:name="P70" style:family="paragraph" style:parent-style-name="_5f_Paragraphe_20_livret_20_" style:list-style-name="Numéro_20_dans_20_exercice">
      <style:paragraph-properties fo:margin-top="0.199cm" fo:margin-bottom="0cm" style:contextual-spacing="false" style:line-height-at-least="0.706cm"/>
    </style:style>
    <style:style style:name="P71" style:family="paragraph" style:parent-style-name="_5f_Paragraphe_20_livret_20_" style:list-style-name="Numéro_20_dans_20_exercice">
      <style:paragraph-properties fo:margin-top="0.199cm" fo:margin-bottom="0cm" style:contextual-spacing="false" style:line-height-at-least="0.706cm"/>
      <style:text-properties officeooo:paragraph-rsid="00102e89"/>
    </style:style>
    <style:style style:name="P72" style:family="paragraph" style:parent-style-name="_5f_Paragraphe_20_livret_20_" style:list-style-name="Numéro_20_dans_20_exercice">
      <style:paragraph-properties fo:margin-top="0.499cm" fo:margin-bottom="0cm" style:contextual-spacing="false"/>
    </style:style>
    <style:style style:name="P73" style:family="paragraph" style:parent-style-name="_5f_Paragraphe_20_livret_20_" style:list-style-name="Numéro_20_dans_20_exercice">
      <style:paragraph-properties fo:margin-top="0.499cm" fo:margin-bottom="0cm" style:contextual-spacing="false" fo:text-align="start" style:justify-single-word="false"/>
      <style:text-properties officeooo:paragraph-rsid="00102e89"/>
    </style:style>
    <style:style style:name="P74" style:family="paragraph" style:parent-style-name="_5f_Paragraphe_20_livret_20_" style:list-style-name="Numéro_20_dans_20_exercice">
      <style:paragraph-properties fo:margin-top="0.298cm" fo:margin-bottom="0cm" style:contextual-spacing="false" fo:text-align="start" style:justify-single-word="false"/>
    </style:style>
    <style:style style:name="P75" style:family="paragraph" style:parent-style-name="_5f_Paragraphe_20_livret_20_" style:list-style-name="Numéro_20_dans_20_exercice">
      <style:paragraph-properties fo:margin-top="0.099cm" fo:margin-bottom="0cm" style:contextual-spacing="false"/>
    </style:style>
    <style:style style:name="P76" style:family="paragraph" style:parent-style-name="_5f_Paragraphe_20_livret_20_" style:list-style-name="liste_5f_abc">
      <style:paragraph-properties fo:margin-top="0.28cm" fo:margin-bottom="0cm" style:contextual-spacing="false"/>
      <style:text-properties officeooo:paragraph-rsid="0011d0f8"/>
    </style:style>
    <style:style style:name="P77"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style>
    <style:style style:name="P78" style:family="paragraph" style:parent-style-name="_5f_Paragraphe_20_livret_20_réponse_20_élève" style:list-style-name="Num_5f_Exo">
      <style:text-properties officeooo:paragraph-rsid="0011d0f8"/>
    </style:style>
    <style:style style:name="P79" style:family="paragraph" style:parent-style-name="_5f_Paragraphe_20_livret_20_réponse_20_élève" style:list-style-name="liste_5f_abc" style:master-page-name="">
      <style:paragraph-properties style:page-number="auto">
        <style:tab-stops>
          <style:tab-stop style:position="9.2cm" style:type="right" style:leader-style="dotted" style:leader-text="."/>
        </style:tab-stops>
      </style:paragraph-properties>
    </style:style>
    <style:style style:name="P80" style:family="paragraph" style:parent-style-name="_5f_Pied_20_de_20_page" style:list-style-name=""/>
    <style:style style:name="P81" style:family="paragraph" style:parent-style-name="_5f_Pied_20_de_20_page" style:list-style-name="">
      <style:paragraph-properties fo:text-align="end" style:justify-single-word="false"/>
    </style:style>
    <style:style style:name="P82" style:family="paragraph" style:parent-style-name="_5f_Pied_20_de_20_page">
      <style:paragraph-properties fo:text-align="end" style:justify-single-word="false"/>
    </style:style>
    <style:style style:name="P8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Titre_20_d_27_exercices_20_livret_20_sans_20_titre" style:list-style-name="Num_5f_Exo">
      <style:paragraph-properties fo:margin-top="0.399cm" fo:margin-bottom="0cm" style:contextual-spacing="false"/>
    </style:style>
    <style:style style:name="P85" style:family="paragraph">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86" style:family="paragraph">
      <loext:graphic-properties draw:fill-color="#d3802b"/>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87" style:family="paragraph">
      <style:paragraph-properties fo:text-align="center"/>
    </style:style>
    <style:style style:name="P88"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P90"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italic" style:font-size-complex="12pt" style:font-style-complex="italic"/>
    </style:style>
    <style:style style:name="T6" style:family="text">
      <style:text-properties fo:font-size="12pt" style:font-size-asian="12pt" style:font-style-asian="normal" style:font-size-complex="12pt" style:font-style-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9" style:family="text">
      <style:text-properties fo:font-size="12pt" fo:background-color="#ffff00" loext:char-shading-value="0" style:font-size-asian="12pt" style:font-style-asian="normal" style:font-size-complex="12pt" style:font-style-complex="normal"/>
    </style:style>
    <style:style style:name="T10" style:family="text">
      <style:text-properties style:text-position="super 58%"/>
    </style:style>
    <style:style style:name="T11" style:family="text">
      <style:text-properties style:text-position="super 58%" fo:font-size="10pt" style:font-size-asian="10pt" style:font-style-asian="italic" style:font-size-complex="10pt" style:font-style-complex="italic"/>
    </style:style>
    <style:style style:name="T12" style:family="text">
      <style:text-properties style:text-position="super 58%" style:font-name="Bitstream Vera Sans"/>
    </style:style>
    <style:style style:name="T13" style:family="text">
      <style:text-properties fo:color="#000000" loext:opacity="100%"/>
    </style:style>
    <style:style style:name="T14" style:family="text">
      <style:text-properties fo:color="#000000" loext:opacity="100%" style:font-name="OpenSymbol1" fo:font-size="10pt" fo:font-style="normal" style:font-name-asian="OpenSymbol1" style:font-size-asian="10pt" style:font-style-asian="normal" style:font-name-complex="OpenSymbol1" style:font-size-complex="10pt" style:font-style-complex="normal"/>
    </style:style>
    <style:style style:name="T15" style:family="text">
      <style:text-properties fo:color="#000000" loext:opacity="100%" style:font-name="OpenSymbol1" fo:font-style="normal" style:font-size-asian="10pt" style:font-style-asian="normal" style:font-size-complex="10pt" style:font-style-complex="normal"/>
    </style:style>
    <style:style style:name="T16" style:family="text">
      <style:text-properties fo:color="#000000" loext:opacity="100%" style:font-name="OpenSymbol1" fo:font-style="normal" style:font-style-asian="normal" style:font-style-complex="normal"/>
    </style:style>
    <style:style style:name="T17" style:family="text">
      <style:text-properties fo:color="#000000" loext:opacity="100%" style:font-name="OpenSymbol1" fo:font-style="normal" style:font-name-asian="OpenSymbol1" style:font-style-asian="normal" style:font-name-complex="OpenSymbol1" style:font-style-complex="normal"/>
    </style:style>
    <style:style style:name="T18" style:family="text">
      <style:text-properties fo:color="#000000" loext:opacity="100%" style:font-name="Bitstream Vera Sans" fo:font-size="10pt" fo:font-style="normal" style:font-name-asian="OpenSymbol1" style:font-size-asian="10pt" style:font-style-asian="normal" style:font-name-complex="OpenSymbol1" style:font-size-complex="10pt" style:font-style-complex="normal"/>
    </style:style>
    <style:style style:name="T19" style:family="text">
      <style:text-properties fo:color="#000000" loext:opacity="100%" style:font-name="Bitstream Vera Sans" fo:font-size="10pt" fo:font-style="normal" style:font-size-asian="10pt" style:font-style-asian="normal" style:font-size-complex="10pt" style:font-style-complex="normal"/>
    </style:style>
    <style:style style:name="T20" style:family="text">
      <style:text-properties fo:color="#000000" loext:opacity="100%" style:font-name="Bitstream Vera Sans" fo:font-size="10pt" fo:font-style="normal" fo:font-weight="normal" officeooo:rsid="006e9489" fo:background-color="transparent" loext:char-shading-value="0" style:font-size-asian="12pt" style:font-style-asian="italic" style:font-size-complex="12pt" style:font-style-complex="italic"/>
    </style:style>
    <style:style style:name="T21" style:family="text">
      <style:text-properties fo:color="#000000" loext:opacity="100%" style:font-name="Bitstream Vera Sans" fo:font-size="12pt" fo:font-style="normal" style:font-name-asian="OpenSymbol1" style:font-size-asian="12pt" style:font-style-asian="normal" style:font-name-complex="OpenSymbol1" style:font-size-complex="12pt" style:font-style-complex="normal"/>
    </style:style>
    <style:style style:name="T22" style:family="text">
      <style:text-properties fo:color="#000000" loext:opacity="100%" style:font-name="Bitstream Vera Sans" fo:font-size="12pt" fo:font-style="normal" style:font-size-asian="12pt" style:font-style-asian="normal" style:font-size-complex="12pt" style:font-style-complex="normal"/>
    </style:style>
    <style:style style:name="T23" style:family="text">
      <style:text-properties fo:color="#000000" loext:opacity="100%" style:font-name="Bitstream Vera Sans" fo:font-style="normal" style:font-style-asian="normal" style:font-style-complex="normal"/>
    </style:style>
    <style:style style:name="T24" style:family="text">
      <style:text-properties fo:color="#000000" loext:opacity="100%" style:font-name="Bitstream Vera Sans" fo:font-style="normal" style:font-name-asian="OpenSymbol1" style:font-style-asian="normal" style:font-name-complex="OpenSymbol1" style:font-style-complex="normal"/>
    </style:style>
    <style:style style:name="T25" style:family="text">
      <style:text-properties fo:color="#000000" loext:opacity="100%" fo:font-size="10pt" fo:font-style="normal" style:font-name-asian="OpenSymbol1" style:font-size-asian="10pt" style:font-style-asian="italic" style:font-name-complex="OpenSymbol1" style:font-size-complex="10pt" style:font-style-complex="italic"/>
    </style:style>
    <style:style style:name="T26" style:family="text">
      <style:text-properties fo:color="#000000" loext:opacity="100%" fo:font-size="10pt" fo:font-style="normal" style:font-size-asian="10pt" style:font-style-asian="italic" style:font-size-complex="10pt" style:font-style-complex="italic"/>
    </style:style>
    <style:style style:name="T27" style:family="text">
      <style:text-properties fo:color="#000000" loext:opacity="100%" fo:font-size="12pt" style:font-size-asian="12pt" style:font-style-asian="italic" style:font-size-complex="12pt" style:font-style-complex="italic"/>
    </style:style>
    <style:style style:name="T28" style:family="text">
      <style:text-properties fo:color="#000000" loext:opacity="100%" style:text-position="super 58%" fo:font-size="10pt" fo:font-style="normal" style:font-size-asian="10pt" style:font-style-asian="italic" style:font-size-complex="10pt" style:font-style-complex="italic"/>
    </style:style>
    <style:style style:name="T29" style:family="text">
      <style:text-properties fo:color="#000000" loext:opacity="100%" style:text-position="super 58%" fo:font-size="10pt" fo:font-style="normal" style:font-name-asian="OpenSymbol1" style:font-size-asian="10pt" style:font-style-asian="italic" style:font-name-complex="OpenSymbol1" style:font-size-complex="10pt" style:font-style-complex="italic"/>
    </style:style>
    <style:style style:name="T30" style:family="text">
      <style:text-properties fo:color="#000000" loext:opacity="100%" style:text-position="super 58%" fo:font-size="10pt" fo:font-style="normal" fo:background-color="#ffff00" loext:char-shading-value="0" style:font-name-asian="OpenSymbol1" style:font-size-asian="10pt" style:font-style-asian="italic" style:font-name-complex="OpenSymbol1" style:font-size-complex="10pt" style:font-style-complex="italic"/>
    </style:style>
    <style:style style:name="T31" style:family="text">
      <style:text-properties fo:color="#000000" loext:opacity="100%" style:text-outline="false" style:text-line-through-style="none" style:text-line-through-type="none" style:font-name="Times New Roman" fo:font-size="12pt" fo:language="fr" fo:country="FR" fo:font-style="italic" fo:text-shadow="none" style:text-underline-style="none" fo:font-weight="normal" fo:background-color="transparent" loext:char-shading-value="0" style:font-name-asian="Bitstream Vera Sans" style:font-size-asian="12pt" style:language-asian="fr" style:country-asian="FR" style:font-style-asian="italic" style:font-weight-asian="normal" style:font-name-complex="Bitstream Vera Sans" style:font-size-complex="12pt" style:font-style-complex="italic" style:font-weight-complex="normal" style:text-emphasize="none" style:text-scale="100%" style:font-relief="none"/>
    </style:style>
    <style:style style:name="T32" style:family="text">
      <style:text-properties fo:color="#000000" loext:opacity="100%" style:text-outline="false" style:text-line-through-style="none" style:text-line-through-type="none" style:font-name="Times New Roman" fo:font-size="12pt" fo:language="fr" fo:country="FR" fo:font-style="italic" fo:text-shadow="none" style:text-underline-style="none" fo:font-weight="bold" fo:background-color="transparent" loext:char-shading-value="0" style:font-name-asian="Bitstream Vera Sans" style:font-size-asian="12pt" style:language-asian="fr" style:country-asian="FR" style:font-style-asian="italic" style:font-weight-asian="bold" style:font-name-complex="Bitstream Vera Sans" style:font-size-complex="12pt" style:font-style-complex="italic" style:font-weight-complex="bold" style:text-emphasize="none" style:text-scale="100%" style:font-relief="none"/>
    </style:style>
    <style:style style:name="T33" style:family="text">
      <style:text-properties fo:color="#000000" loext:opacity="100%" style:text-outline="false" style:text-line-through-style="none" style:text-line-through-type="none" style:font-name="Times New Roman" fo:font-size="10pt" fo:language="fr" fo:country="FR" fo:font-style="italic" fo:text-shadow="none" style:text-underline-style="none" fo:font-weight="normal" fo:background-color="transparent" loext:char-shading-value="0" style:font-name-asian="Bitstream Vera Sans" style:font-size-asian="10pt" style:language-asian="fr" style:country-asian="FR" style:font-style-asian="italic" style:font-weight-asian="normal" style:font-name-complex="Bitstream Vera Sans" style:font-size-complex="10pt" style:font-style-complex="italic" style:font-weight-complex="normal" style:text-emphasize="none" style:text-scale="100%" style:font-relief="none"/>
    </style:style>
    <style:style style:name="T34" style:family="text">
      <style:text-properties fo:color="#000000" loext:opacity="100%" style:text-outline="false" style:text-line-through-style="none" style:text-line-through-type="none" style:font-name="Bitstream Vera Sans" fo:font-size="10pt" fo:language="fr" fo:country="FR" fo:font-style="normal" fo:text-shadow="none" style:text-underline-style="none" fo:font-weight="normal" fo:background-color="transparent" loext:char-shading-value="0"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text-scale="100%" style:font-relief="none"/>
    </style:style>
    <style:style style:name="T35" style:family="text">
      <style:text-properties fo:color="#000000" loext:opacity="100%" style:font-name="Times New Roman" fo:font-size="12pt" fo:font-style="italic" style:font-size-asian="12pt" style:font-style-asian="italic" style:font-size-complex="12pt" style:font-style-complex="italic"/>
    </style:style>
    <style:style style:name="T36" style:family="text">
      <style:text-properties fo:color="#000000" loext:opacity="100%" style:font-style-asian="normal" style:font-style-complex="normal"/>
    </style:style>
    <style:style style:name="T37" style:family="text">
      <style:text-properties fo:color="#000000" loext:opacity="100%" style:text-position="0% 100%" style:font-name="Bitstream Vera Sans" fo:font-style="normal" style:font-name-asian="OpenSymbol1" style:font-style-asian="normal" style:font-name-complex="OpenSymbol1" style:font-style-complex="normal"/>
    </style:style>
    <style:style style:name="T38" style:family="text">
      <style:text-properties fo:color="#000000" loext:opacity="100%" style:text-position="0% 100%" style:font-name="Bitstream Vera Sans" fo:font-style="normal" fo:background-color="#ffff00" loext:char-shading-value="0" style:font-name-asian="OpenSymbol1" style:font-style-asian="normal" style:font-name-complex="OpenSymbol1" style:font-style-complex="normal"/>
    </style:style>
    <style:style style:name="T39" style:family="text">
      <style:text-properties fo:color="#000000" loext:opacity="100%" style:text-position="0% 100%" style:font-name="Bitstream Vera Sans" fo:font-style="normal" fo:background-color="#ffff00" loext:char-shading-value="0" style:font-name-asian="OpenSymbol1" style:font-size-asian="12pt" style:font-style-asian="normal" style:font-name-complex="OpenSymbol1" style:font-size-complex="12pt" style:font-style-complex="normal"/>
    </style:style>
    <style:style style:name="T40" style:family="text">
      <style:text-properties fo:color="#000000" loext:opacity="100%" style:text-position="0% 100%" style:font-name="Bitstream Vera Sans" fo:font-size="10pt" fo:font-style="normal" style:font-name-asian="OpenSymbol1" style:font-size-asian="10pt" style:font-style-asian="normal" style:font-name-complex="OpenSymbol1" style:font-size-complex="10pt" style:font-style-complex="normal"/>
    </style:style>
    <style:style style:name="T41" style:family="text">
      <style:text-properties fo:color="#000000" loext:opacity="100%" style:text-position="0% 100%" style:font-name="Bitstream Vera Sans" fo:font-size="10pt" fo:font-style="normal" fo:background-color="#ffff00" loext:char-shading-value="0" style:font-name-asian="OpenSymbol1" style:font-size-asian="10pt" style:font-style-asian="normal" style:font-name-complex="OpenSymbol1" style:font-size-complex="10pt" style:font-style-complex="normal"/>
    </style:style>
    <style:style style:name="T42" style:family="text">
      <style:text-properties fo:color="#000000" loext:opacity="100%" style:text-position="0% 100%" style:font-name="Bitstream Vera Sans" fo:font-size="10pt" fo:font-style="normal" style:text-underline-style="none" fo:background-color="#ffff00" loext:char-shading-value="0" style:font-name-asian="OpenSymbol1" style:font-size-asian="10pt" style:font-style-asian="normal" style:font-name-complex="OpenSymbol1" style:font-size-complex="10pt" style:font-style-complex="normal"/>
    </style:style>
    <style:style style:name="T43" style:family="text">
      <style:text-properties fo:color="#000000" loext:opacity="100%" style:text-position="0% 100%" style:font-name="Bitstream Vera Sans" fo:font-size="12pt" fo:font-style="normal" style:font-name-asian="OpenSymbol1" style:font-size-asian="12pt" style:font-style-asian="normal" style:font-name-complex="OpenSymbol1" style:font-size-complex="12pt" style:font-style-complex="normal"/>
    </style:style>
    <style:style style:name="T44" style:family="text">
      <style:text-properties fo:color="#000000" loext:opacity="100%" style:text-position="0% 100%" style:font-name="Bitstream Vera Sans" fo:font-size="12pt" fo:font-style="normal" fo:background-color="#ffff00" loext:char-shading-value="0" style:font-name-asian="OpenSymbol1" style:font-size-asian="12pt" style:font-style-asian="normal" style:font-name-complex="OpenSymbol1" style:font-size-complex="12pt" style:font-style-complex="normal"/>
    </style:style>
    <style:style style:name="T45" style:family="text">
      <style:text-properties fo:color="#000000" loext:opacity="100%" style:text-position="0% 100%" style:font-name="Bitstream Vera Sans" fo:font-size="12pt" fo:font-style="normal" style:text-underline-style="solid" style:text-underline-width="auto" style:text-underline-color="font-color" fo:background-color="#ffff00" loext:char-shading-value="0" style:font-name-asian="OpenSymbol1" style:font-size-asian="12pt" style:font-style-asian="normal" style:font-name-complex="OpenSymbol1" style:font-size-complex="12pt" style:font-style-complex="normal"/>
    </style:style>
    <style:style style:name="T46" style:family="text">
      <style:text-properties fo:color="#000000" loext:opacity="100%" style:text-position="0% 100%" style:font-name="OpenSymbol1" fo:font-style="normal" style:font-name-asian="OpenSymbol1" style:font-style-asian="normal" style:font-name-complex="OpenSymbol1" style:font-style-complex="normal"/>
    </style:style>
    <style:style style:name="T47" style:family="text">
      <style:text-properties fo:color="#000000" loext:opacity="100%" style:text-position="0% 100%" style:font-name="OpenSymbol1" fo:font-style="normal" style:font-name-asian="OpenSymbol1" style:font-size-asian="10pt" style:font-style-asian="normal" style:font-name-complex="OpenSymbol1" style:font-size-complex="10pt" style:font-style-complex="normal"/>
    </style:style>
    <style:style style:name="T48" style:family="text">
      <style:text-properties fo:color="#000000" loext:opacity="100%" style:text-position="0% 100%" style:font-name="OpenSymbol1" fo:font-style="normal" fo:background-color="#ffff00" loext:char-shading-value="0" style:font-name-asian="OpenSymbol1" style:font-style-asian="normal" style:font-name-complex="OpenSymbol1" style:font-style-complex="normal"/>
    </style:style>
    <style:style style:name="T49" style:family="text">
      <style:text-properties fo:color="#000000" loext:opacity="100%" style:text-position="0% 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50" style:family="text">
      <style:text-properties fo:color="#000000" loext:opacity="100%" style:text-position="0% 100%" style:font-name="OpenSymbol1" fo:font-size="10pt" fo:font-style="normal" style:font-name-asian="OpenSymbol1" style:font-size-asian="10pt" style:font-style-asian="normal" style:font-name-complex="OpenSymbol1" style:font-size-complex="10pt" style:font-style-complex="normal"/>
    </style:style>
    <style:style style:name="T51" style:family="text">
      <style:text-properties fo:color="#000000" loext:opacity="10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52" style:family="text">
      <style:text-properties fo:color="#000000" loext:opacity="100%" style:text-position="0% 100%" style:font-name="OpenSymbol1" fo:font-size="10pt" fo:font-style="normal" style:text-underline-style="solid" style:text-underline-width="auto" style:text-underline-color="font-color" fo:background-color="#ffff00" loext:char-shading-value="0" style:font-name-asian="OpenSymbol1" style:font-size-asian="10pt" style:font-style-asian="normal" style:font-name-complex="OpenSymbol1" style:font-size-complex="10pt" style:font-style-complex="normal"/>
    </style:style>
    <style:style style:name="T53" style:family="text">
      <style:text-properties fo:color="#000000" loext:opacity="100%" style:text-position="0% 100%" style:font-name-asian="OpenSymbol1" style:font-style-asian="normal" style:font-name-complex="OpenSymbol1" style:font-style-complex="normal"/>
    </style:style>
    <style:style style:name="T54" style:family="text">
      <style:text-properties fo:color="#000000" loext:opacity="100%" style:text-position="0% 100%" officeooo:rsid="0011d0f8" style:font-name-asian="OpenSymbol1" style:font-size-asian="10pt" style:font-style-asian="normal" style:font-name-complex="OpenSymbol1" style:font-size-complex="10pt" style:font-style-complex="normal"/>
    </style:style>
    <style:style style:name="T55" style:family="text">
      <style:text-properties fo:color="#000000" loext:opacity="100%"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56" style:family="text">
      <style:text-properties fo:color="#000000" loext:opacity="10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57" style:family="text">
      <style:text-properties fo:color="#000000" loext:opacity="100%" style:text-position="0% 100%" fo:font-size="10pt" fo:font-style="normal" style:font-name-asian="OpenSymbol1" style:font-size-asian="10pt" style:font-style-asian="italic" style:font-name-complex="OpenSymbol1" style:font-size-complex="10pt" style:font-style-complex="italic"/>
    </style:style>
    <style:style style:name="T58" style:family="text">
      <style:text-properties fo:color="#000000" loext:opacity="100%" style:text-position="0% 100%" fo:font-size="10pt" fo:font-style="normal" style:text-underline-style="solid" style:text-underline-width="auto" style:text-underline-color="font-color" fo:background-color="#ffff00" loext:char-shading-value="0" style:font-name-asian="OpenSymbol1" style:font-size-asian="10pt" style:font-style-asian="italic" style:font-name-complex="OpenSymbol1" style:font-size-complex="10pt" style:font-style-complex="italic"/>
    </style:style>
    <style:style style:name="T59" style:family="text">
      <style:text-properties fo:color="#000000" loext:opacity="100%" style:text-position="0% 100%" fo:font-size="10pt" fo:font-style="normal" style:text-underline-style="none" fo:background-color="#ffff00" loext:char-shading-value="0" style:font-name-asian="OpenSymbol1" style:font-size-asian="10pt" style:font-style-asian="italic" style:font-name-complex="OpenSymbol1" style:font-size-complex="10pt" style:font-style-complex="italic"/>
    </style:style>
    <style:style style:name="T60" style:family="text">
      <style:text-properties fo:color="#000000" loext:opacity="100%" style:text-position="0% 100%" fo:font-size="10pt" fo:font-style="normal" fo:background-color="#ffff00" loext:char-shading-value="0" style:font-name-asian="OpenSymbol1" style:font-size-asian="10pt" style:font-style-asian="italic" style:font-name-complex="OpenSymbol1" style:font-size-complex="10pt" style:font-style-complex="italic"/>
    </style:style>
    <style:style style:name="T61" style:family="text">
      <style:text-properties fo:color="#000000" loext:opacity="100%" style:text-position="0% 100%" fo:font-size="12pt" style:font-name-asian="OpenSymbol1" style:font-size-asian="12pt" style:font-style-asian="italic" style:font-name-complex="OpenSymbol1" style:font-size-complex="12pt" style:font-style-complex="italic"/>
    </style:style>
    <style:style style:name="T62" style:family="text">
      <style:text-properties fo:color="#000000" loext:opacity="100%" style:text-position="0% 100%" fo:font-size="12pt" style:text-underline-style="solid" style:text-underline-width="auto" style:text-underline-color="font-color" fo:background-color="#ffff00" loext:char-shading-value="0" style:font-name-asian="OpenSymbol1" style:font-size-asian="12pt" style:font-style-asian="italic" style:font-name-complex="OpenSymbol1" style:font-size-complex="12pt" style:font-style-complex="italic"/>
    </style:style>
    <style:style style:name="T63" style:family="text">
      <style:text-properties fo:color="#000000" loext:opacity="100%" style:text-position="0% 100%" fo:font-size="12pt" fo:background-color="#ffff00" loext:char-shading-value="0" style:font-name-asian="OpenSymbol1" style:font-size-asian="12pt" style:font-style-asian="italic" style:font-name-complex="OpenSymbol1" style:font-size-complex="12pt" style:font-style-complex="italic"/>
    </style:style>
    <style:style style:name="T64"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65" style:family="text">
      <style:text-properties fo:color="#000000" loext:opacity="100%" style:text-position="0% 100%" style:font-name="Bitstream Vera Sans1" fo:font-size="10pt" officeooo:rsid="0011d0f8" fo:background-color="#ffff00" loext:char-shading-value="0" style:font-name-asian="OpenSymbol1" style:font-size-asian="10pt" style:font-style-asian="normal" style:font-name-complex="OpenSymbol1" style:font-size-complex="10pt" style:font-style-complex="normal"/>
    </style:style>
    <style:style style:name="T66" style:family="text">
      <style:text-properties fo:color="#000000" loext:opacity="100%" style:text-position="0% 100%" style:font-name="Bitstream Vera Sans1" fo:font-size="10pt" fo:font-style="normal" officeooo:rsid="0011d0f8" fo:background-color="#ffff00" loext:char-shading-value="0" style:font-name-asian="OpenSymbol1" style:font-size-asian="10pt" style:font-style-asian="normal" style:font-name-complex="OpenSymbol1" style:font-size-complex="10pt" style:font-style-complex="normal"/>
    </style:style>
    <style:style style:name="T67" style:family="text">
      <style:text-properties fo:color="#000000" loext:opacity="100%" style:text-position="0% 100%" fo:font-style="normal" officeooo:rsid="0011d0f8" style:font-name-asian="OpenSymbol1" style:font-size-asian="10pt" style:font-style-asian="normal" style:font-name-complex="OpenSymbol1" style:font-size-complex="10pt" style:font-style-complex="normal"/>
    </style:style>
    <style:style style:name="T68" style:family="text">
      <style:text-properties fo:color="#000000" loext:opacity="100%" style:font-name="Bitstream Vera Sans3" fo:font-size="10pt" fo:font-style="normal" fo:font-weight="normal"/>
    </style:style>
    <style:style style:name="T69" style:family="text">
      <style:text-properties fo:color="#000000" loext:opacity="100%" style:font-name="Bitstream Vera Sans3" fo:font-size="10pt" fo:font-style="normal" fo:font-weight="normal" style:font-name-asian="OpenSymbol1" style:font-style-asian="normal" style:font-name-complex="OpenSymbol1" style:font-style-complex="normal"/>
    </style:style>
    <style:style style:name="T70" style:family="text">
      <style:text-properties fo:color="#000000" loext:opacity="100%" officeooo:rsid="005d8454"/>
    </style:style>
    <style:style style:name="T71" style:family="text">
      <style:text-properties fo:color="#000000" loext:opacity="100%" officeooo:rsid="006d1f0a"/>
    </style:style>
    <style:style style:name="T72" style:family="text">
      <style:text-properties fo:color="#000000" loext:opacity="100%" style:font-name="Bitstream Vera Sans1" fo:font-size="9pt" officeooo:rsid="005e5658" style:font-name-asian="SimSun" style:font-size-asian="9pt" style:font-name-complex="Lucida Sans" style:font-size-complex="9pt"/>
    </style:style>
    <style:style style:name="T73" style:family="text">
      <style:text-properties fo:color="#000000" loext:opacity="100%" style:font-name="Bitstream Vera Sans1" fo:font-size="10pt" officeooo:rsid="0011d0f8" fo:background-color="#ffff00" loext:char-shading-value="0"/>
    </style:style>
    <style:style style:name="T74" style:family="text">
      <style:text-properties fo:color="#000000" loext:opacity="100%" style:font-name="DejaVu Sans Mono" fo:font-size="9pt" style:font-size-asian="9pt" style:font-size-complex="9pt"/>
    </style:style>
    <style:style style:name="T75" style:family="text">
      <style:text-properties fo:color="#000000" loext:opacity="100%" style:font-name="DejaVu Sans Mono" fo:font-size="9pt" officeooo:rsid="005e5658" style:font-name-asian="SimSun" style:font-size-asian="9pt" style:font-name-complex="Lucida Sans" style:font-size-complex="9pt"/>
    </style:style>
    <style:style style:name="T76" style:family="text">
      <style:text-properties style:font-name="Times New Roman" fo:font-size="12pt" fo:font-style="italic" style:font-size-asian="12pt" style:font-style-asian="italic" style:font-size-complex="12pt" style:font-style-complex="italic"/>
    </style:style>
    <style:style style:name="T77" style:family="text">
      <style:text-properties style:font-name="Times New Roman" fo:font-size="12pt" fo:font-style="italic" officeooo:rsid="006d1f0a" style:font-size-asian="12pt" style:font-style-asian="italic" style:font-size-complex="12pt" style:font-style-complex="italic"/>
    </style:style>
    <style:style style:name="T78" style:family="text">
      <style:text-properties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79"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80" style:family="text">
      <style:text-properties style:font-name="Times New Roman" fo:font-size="11pt" fo:font-style="normal" style:font-size-asian="11pt" style:font-style-asian="normal" style:font-size-complex="11pt" style:font-style-complex="normal"/>
    </style:style>
    <style:style style:name="T81" style:family="text">
      <style:text-properties style:font-name="OpenSymbol1" fo:font-style="normal" style:font-name-asian="OpenSymbol1" style:font-style-asian="normal" style:font-name-complex="OpenSymbol1" style:font-style-complex="normal"/>
    </style:style>
    <style:style style:name="T82" style:family="text">
      <style:text-properties style:font-name="OpenSymbol1" fo:font-style="normal" style:font-style-asian="normal" style:font-style-complex="normal"/>
    </style:style>
    <style:style style:name="T83" style:family="text">
      <style:text-properties style:font-name="OpenSymbol1" fo:font-style="normal" fo:background-color="#ffff00" loext:char-shading-value="0" style:font-style-asian="normal" style:font-style-complex="normal"/>
    </style:style>
    <style:style style:name="T84"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85" style:family="text">
      <style:text-properties style:font-name="OpenSymbol1" fo:font-size="10pt" fo:font-style="normal" style:font-size-asian="10pt" style:font-style-asian="normal" style:font-size-complex="10pt" style:font-style-complex="normal"/>
    </style:style>
    <style:style style:name="T86" style:family="text">
      <style:text-properties style:font-name="OpenSymbol1"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88" style:family="text">
      <style:text-properties style:font-name="OpenSymbol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font-name="OpenSymbol1"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90" style:family="text">
      <style:text-properties style:font-name="Bitstream Vera Sans"/>
    </style:style>
    <style:style style:name="T91" style:family="text">
      <style:text-properties style:font-name="Bitstream Vera Sans" fo:font-style="normal" style:font-name-asian="OpenSymbol1" style:font-style-asian="normal" style:font-name-complex="OpenSymbol1" style:font-style-complex="normal"/>
    </style:style>
    <style:style style:name="T92" style:family="text">
      <style:text-properties style:font-name="Bitstream Vera Sans" fo:font-style="normal" style:font-style-asian="normal" style:font-style-complex="normal"/>
    </style:style>
    <style:style style:name="T93" style:family="text">
      <style:text-properties style:font-name="Bitstream Vera Sans" fo:font-style="normal" style:font-size-asian="10pt" style:font-style-asian="normal" style:font-size-complex="10pt" style:font-style-complex="normal"/>
    </style:style>
    <style:style style:name="T94" style:family="text">
      <style:text-properties style:font-name="Bitstream Vera Sans" fo:font-style="normal" fo:background-color="#ffff00" loext:char-shading-value="0" style:font-style-asian="normal" style:font-style-complex="normal"/>
    </style:style>
    <style:style style:name="T95" style:family="text">
      <style:text-properties style:font-name="Bitstream Vera Sans" fo:font-size="10pt" fo:font-style="normal" style:font-name-asian="OpenSymbol1" style:font-size-asian="10pt" style:font-style-asian="normal" style:font-name-complex="OpenSymbol1" style:font-size-complex="10pt" style:font-style-complex="normal"/>
    </style:style>
    <style:style style:name="T96" style:family="text">
      <style:text-properties style:font-name="Bitstream Vera Sans" fo:font-size="10pt" fo:font-style="normal" style:font-size-asian="10pt" style:font-style-asian="normal" style:font-size-complex="10pt" style:font-style-complex="normal"/>
    </style:style>
    <style:style style:name="T97" style:family="text">
      <style:text-properties style:font-name="Bitstream Vera Sans"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Bitstream Vera Sans"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99" style:family="text">
      <style:text-properties style:font-name="Bitstream Vera San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01" style:family="text">
      <style:text-properties style:font-name="Bitstream Vera Sans" fo:font-size="10pt" fo:font-weight="normal" style:font-size-asian="10pt" style:font-weight-asian="normal" style:font-size-complex="10pt" style:font-weight-complex="normal"/>
    </style:style>
    <style:style style:name="T102" style:family="text">
      <style:text-properties style:font-name="Bitstream Vera Sans" fo:font-size="11pt" fo:font-style="normal" style:font-name-asian="OpenSymbol1" style:font-size-asian="11pt" style:font-style-asian="normal" style:font-name-complex="OpenSymbol1" style:font-size-complex="11pt" style:font-style-complex="normal"/>
    </style:style>
    <style:style style:name="T103" style:family="text">
      <style:text-properties style:font-name="Bitstream Vera Sans" fo:font-size="11pt" fo:font-style="normal" style:font-size-asian="11pt" style:font-style-asian="normal" style:font-size-complex="11pt" style:font-style-complex="normal"/>
    </style:style>
    <style:style style:name="T104" style:family="text">
      <style:text-properties style:font-name="Bitstream Vera Sans" fo:font-size="12pt" fo:font-style="normal" style:font-name-asian="OpenSymbol1" style:font-size-asian="12pt" style:font-style-asian="normal" style:font-name-complex="OpenSymbol1" style:font-size-complex="12pt" style:font-style-complex="normal"/>
    </style:style>
    <style:style style:name="T105" style:family="text">
      <style:text-properties style:font-name="Bitstream Vera Sans" fo:font-size="12pt" fo:font-style="normal" style:font-size-asian="12pt" style:font-style-asian="normal" style:font-size-complex="12pt" style:font-style-complex="normal"/>
    </style:style>
    <style:style style:name="T106" style:family="text">
      <style:text-properties style:text-position="0% 100%" style:font-name="OpenSymbol1" fo:font-style="normal" style:font-name-asian="OpenSymbol1" style:font-style-asian="normal" style:font-name-complex="OpenSymbol1" style:font-style-complex="normal"/>
    </style:style>
    <style:style style:name="T107" style:family="text">
      <style:text-properties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08" style:family="text">
      <style:text-properties style:text-position="0% 100%" style:font-name="Bitstream Vera Sans"/>
    </style:style>
    <style:style style:name="T109" style:family="text">
      <style:text-properties style:text-position="0% 100%" style:font-name="Bitstream Vera Sans" fo:font-style="normal" style:font-name-asian="OpenSymbol1" style:font-style-asian="normal" style:font-name-complex="OpenSymbol1" style:font-style-complex="normal"/>
    </style:style>
    <style:style style:name="T110" style:family="text">
      <style:text-properties style:text-position="0% 100%" style:font-name="Bitstream Vera Sans" fo:font-style="normal" style:font-name-asian="OpenSymbol1" style:font-size-asian="10pt" style:font-style-asian="normal" style:font-name-complex="OpenSymbol1" style:font-size-complex="10pt" style:font-style-complex="normal"/>
    </style:style>
    <style:style style:name="T111" style:family="text">
      <style:text-properties style:text-position="0% 100%" style:font-name="Bitstream Vera Sans" fo:font-style="normal" style:font-style-asian="normal" style:font-style-complex="normal"/>
    </style:style>
    <style:style style:name="T112" style:family="text">
      <style:text-properties style:text-position="0% 100%" style:font-name="Bitstream Vera Sans" fo:font-style="normal" fo:background-color="#ffff00" loext:char-shading-value="0" style:font-name-asian="OpenSymbol1" style:font-style-asian="normal" style:font-name-complex="OpenSymbol1" style:font-style-complex="normal"/>
    </style:style>
    <style:style style:name="T113" style:family="text">
      <style:text-properties style:text-position="0% 100%" style:font-name="Bitstream Vera Sans" fo:font-size="10pt" fo:font-style="normal" style:font-size-asian="10pt" style:font-style-asian="normal" style:font-size-complex="10pt" style:font-style-complex="normal"/>
    </style:style>
    <style:style style:name="T114" style:family="text">
      <style:text-properties style:text-position="0% 100%" style:font-name="Bitstream Vera Sans" fo:font-size="10pt" fo:font-style="normal" fo:background-color="#ffff00" loext:char-shading-value="0" style:font-name-asian="OpenSymbol1" style:font-size-asian="10pt" style:font-style-asian="normal" style:font-name-complex="OpenSymbol1" style:font-size-complex="10pt" style:font-style-complex="normal"/>
    </style:style>
    <style:style style:name="T115" style:family="text">
      <style:text-properties style:text-position="0% 100%" style:font-name="Bitstream Vera Sans" fo:font-size="12pt" fo:font-style="normal" fo:background-color="#ffff00" loext:char-shading-value="0" style:font-name-asian="OpenSymbol1" style:font-size-asian="12pt" style:font-style-asian="normal" style:font-name-complex="OpenSymbol1" style:font-size-complex="12pt" style:font-style-complex="normal"/>
    </style:style>
    <style:style style:name="T116" style:family="text">
      <style:text-properties style:text-position="0% 100%" style:font-name="Bitstream Vera Sans" fo:background-color="#ffff00" loext:char-shading-value="0" style:font-name-asian="OpenSymbol1" style:font-style-asian="normal" style:font-name-complex="OpenSymbol1" style:font-style-complex="normal"/>
    </style:style>
    <style:style style:name="T117" style:family="text">
      <style:text-properties style:text-position="0% 100%" style:font-name-asian="OpenSymbol1" style:font-size-asian="10pt" style:font-style-asian="normal" style:font-name-complex="OpenSymbol1" style:font-size-complex="10pt" style:font-style-complex="normal"/>
    </style:style>
    <style:style style:name="T118" style:family="text">
      <style:text-properties style:text-position="0% 100%" officeooo:rsid="0011d0f8" style:font-name-asian="OpenSymbol1" style:font-size-asian="10pt" style:font-style-asian="normal" style:font-name-complex="OpenSymbol1" style:font-size-complex="10pt" style:font-style-complex="normal"/>
    </style:style>
    <style:style style:name="T119" style:family="text">
      <style:text-properties style:text-position="0% 100%" style:font-name-asian="OpenSymbol1" style:font-style-asian="normal" style:font-name-complex="OpenSymbol1" style:font-style-complex="normal"/>
    </style:style>
    <style:style style:name="T120" style:family="text">
      <style:text-properties style:text-position="0% 100%" fo:font-size="12pt" style:font-size-asian="12pt" style:font-size-complex="12pt"/>
    </style:style>
    <style:style style:name="T121" style:family="text">
      <style:text-properties style:text-position="0% 100%" fo:font-size="12pt" style:font-size-asian="12pt" style:font-style-asian="normal" style:font-size-complex="12pt" style:font-style-complex="normal"/>
    </style:style>
    <style:style style:name="T122" style:family="text">
      <style:text-properties style:text-position="0% 100%" fo:font-size="12pt" style:text-underline-style="solid" style:text-underline-width="auto" style:text-underline-color="font-color" fo:background-color="#ffff00" loext:char-shading-value="0" style:font-name-asian="OpenSymbol1" style:font-size-asian="12pt" style:font-style-asian="italic" style:font-name-complex="OpenSymbol1" style:font-size-complex="12pt" style:font-style-complex="italic"/>
    </style:style>
    <style:style style:name="T123" style:family="text">
      <style:text-properties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124" style:family="text">
      <style:text-properties style:text-position="0% 100%" fo:font-size="10pt" fo:font-style="normal" style:text-underline-style="solid" style:text-underline-width="auto" style:text-underline-color="font-color" fo:background-color="#ffff00" loext:char-shading-value="0" style:font-name-asian="OpenSymbol1" style:font-size-asian="10pt" style:font-style-asian="italic" style:font-name-complex="OpenSymbol1" style:font-size-complex="10pt" style:font-style-complex="italic"/>
    </style:style>
    <style:style style:name="T125" style:family="text">
      <style:text-properties style:text-position="0% 100%" fo:font-size="10pt" style:text-underline-style="solid" style:text-underline-width="auto" style:text-underline-color="font-color" fo:background-color="#ffff00" loext:char-shading-value="0" style:font-name-asian="OpenSymbol1" style:font-size-asian="10pt" style:font-style-asian="italic" style:font-name-complex="OpenSymbol1" style:font-size-complex="10pt" style:font-style-complex="italic"/>
    </style:style>
    <style:style style:name="T126" style:family="text">
      <style:text-properties style:text-underline-style="solid" style:text-underline-width="auto" style:text-underline-color="font-color"/>
    </style:style>
    <style:style style:name="T127" style:family="text">
      <style:text-properties style:font-name="OpenSymbol3"/>
    </style:style>
    <style:style style:name="T128" style:family="text">
      <style:text-properties style:font-name="OpenSymbol3" fo:font-size="10pt" fo:font-style="normal" style:font-name-asian="OpenSymbol1" style:font-size-asian="10pt" style:font-style-asian="normal" style:font-name-complex="OpenSymbol1" style:font-size-complex="10pt" style:font-style-complex="normal"/>
    </style:style>
    <style:style style:name="T129" style:family="text">
      <style:text-properties style:font-name="OpenSymbol3" fo:font-style="normal" style:font-name-asian="OpenSymbol1" style:font-style-asian="normal" style:font-name-complex="OpenSymbol1" style:font-style-complex="normal"/>
    </style:style>
    <style:style style:name="T130" style:family="text">
      <style:text-properties style:font-name="OpenSymbol3" fo:font-style="normal" style:font-style-asian="normal" style:font-style-complex="normal"/>
    </style:style>
    <style:style style:name="T131" style:family="text">
      <style:text-properties fo:font-style="normal" style:font-style-asian="normal" style:font-style-complex="normal"/>
    </style:style>
    <style:style style:name="T132" style:family="text">
      <style:text-properties fo:font-size="10pt" style:font-size-asian="10pt" style:font-style-asian="italic" style:font-size-complex="10pt" style:font-style-complex="italic"/>
    </style:style>
    <style:style style:name="T13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font-size="11.3999996185303pt" style:font-size-asian="11.3999996185303pt" style:font-size-complex="11.3999996185303pt"/>
    </style:style>
    <style:style style:name="T136" style:family="text">
      <style:text-properties style:use-window-font-color="true" loext:opacity="0%"/>
    </style:style>
    <style:style style:name="T137" style:family="text">
      <style:text-properties style:use-window-font-color="true" loext:opacity="0%" style:text-outline="false" style:text-line-through-style="none" style:text-line-through-type="none" style:font-name="Times New Roman" fo:font-size="10pt" fo:language="fr" fo:country="FR" fo:font-style="normal" style:text-underline-style="none" fo:font-weight="normal"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font-relief="none"/>
    </style:style>
    <style:style style:name="T138" style:family="text">
      <style:text-properties style:use-window-font-color="true" loext:opacity="0%" style:text-outline="false" style:text-line-through-style="none" style:text-line-through-type="none" style:font-name="Times New Roman" fo:font-size="10pt" fo:language="fr" fo:country="FR" fo:font-style="italic" style:text-underline-style="none" fo:font-weight="normal" style:font-name-asian="Bitstream Vera Sans" style:font-size-asian="10pt" style:language-asian="fr" style:country-asian="FR" style:font-style-asian="italic" style:font-weight-asian="normal" style:font-name-complex="Bitstream Vera Sans" style:font-size-complex="10pt" style:font-style-complex="italic" style:font-weight-complex="normal" style:text-emphasize="none" style:font-relief="none"/>
    </style:style>
    <style:style style:name="T139" style:family="text">
      <style:text-properties style:use-window-font-color="true" loext:opacity="0%" style:text-outline="false" style:text-line-through-style="none" style:text-line-through-type="none" style:font-name="Bitstream Vera Sans" fo:font-size="10pt" fo:language="fr" fo:country="FR" fo:font-style="normal" fo:text-shadow="none" style:text-underline-style="none" fo:font-weight="normal" fo:background-color="transparent" loext:char-shading-value="0"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text-scale="100%" style:font-relief="none"/>
    </style:style>
    <style:style style:name="T140" style:family="text">
      <style:text-properties style:use-window-font-color="true" loext:opacity="0%" style:text-outline="false" style:text-line-through-style="none" style:text-line-through-type="none" style:font-name="Bitstream Vera Sans" fo:font-size="10pt" fo:language="fr" fo:country="FR" fo:font-style="normal" style:text-underline-style="none" fo:font-weight="normal"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font-relief="none"/>
    </style:style>
    <style:style style:name="T141" style:family="text">
      <style:text-properties style:use-window-font-color="true" loext:opacity="0%" style:text-outline="false" style:text-line-through-style="none" style:text-line-through-type="none" style:font-name="OpenSymbol1"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text-scale="100%" style:font-relief="none"/>
    </style:style>
    <style:style style:name="T142" style:family="text">
      <style:text-properties style:use-window-font-color="true" loext:opacity="0%" style:text-outline="false" style:text-line-through-style="none" style:text-line-through-type="none" style:font-name="OpenSymbol1" fo:font-size="10pt" fo:language="fr" fo:country="FR" fo:font-style="normal" style:text-underline-style="none" fo:font-weight="normal"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font-relief="none"/>
    </style:style>
    <style:style style:name="T143" style:family="text">
      <style:text-properties style:use-window-font-color="true" loext:opacity="0%"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style:use-window-font-color="true" loext:opacity="0%" style:text-position="0% 100%" style:font-size-asian="10pt" style:font-style-asian="normal" style:font-size-complex="10pt" style:font-style-complex="normal"/>
    </style:style>
    <style:style style:name="T145" style:family="text">
      <style:text-properties style:use-window-font-color="true" loext:opacity="0%" style:text-position="0% 100%" style:font-name="Bitstream Vera Sans" fo:font-style="normal" style:font-size-asian="10pt" style:font-style-asian="normal" style:font-size-complex="10pt" style:font-style-complex="normal"/>
    </style:style>
    <style:style style:name="T146" style:family="text">
      <style:text-properties style:use-window-font-color="true" loext:opacity="0%" style:text-position="0% 100%" style:font-name="Bitstream Vera Sans" fo:font-style="normal" style:font-name-asian="OpenSymbol1" style:font-style-asian="normal" style:font-name-complex="OpenSymbol1" style:font-style-complex="normal"/>
    </style:style>
    <style:style style:name="T147" style:family="text">
      <style:text-properties style:use-window-font-color="true" loext:opacity="0%" style:text-position="0% 100%" style:font-name="Bitstream Vera Sans" fo:font-style="normal" style:font-name-asian="OpenSymbol1" style:font-size-asian="10pt" style:font-style-asian="normal" style:font-name-complex="OpenSymbol1" style:font-size-complex="10pt" style:font-style-complex="normal"/>
    </style:style>
    <style:style style:name="T148" style:family="text">
      <style:text-properties style:use-window-font-color="true" loext:opacity="0%" style:text-position="0% 100%" style:font-name="Bitstream Vera Sans" fo:font-style="normal" officeooo:rsid="005d8454" style:font-name-asian="OpenSymbol1" style:font-size-asian="10pt" style:font-style-asian="normal" style:font-name-complex="OpenSymbol1" style:font-size-complex="10pt" style:font-style-complex="normal"/>
    </style:style>
    <style:style style:name="T149" style:family="text">
      <style:text-properties style:use-window-font-color="true" loext:opacity="0%" style:text-position="0% 100%" style:font-name="Bitstream Vera Sans" fo:font-style="normal" fo:background-color="#ffff00" loext:char-shading-value="0" style:font-name-asian="OpenSymbol1" style:font-size-asian="11pt" style:font-style-asian="normal" style:font-name-complex="OpenSymbol1" style:font-size-complex="11pt" style:font-style-complex="normal"/>
    </style:style>
    <style:style style:name="T150" style:family="text">
      <style:text-properties style:use-window-font-color="true" loext:opacity="0%" style:text-position="0% 100%" style:font-name="Bitstream Vera Sans" fo:font-style="normal" fo:background-color="#ffff00" loext:char-shading-value="0" style:font-name-asian="OpenSymbol1" style:font-size-asian="12pt" style:font-style-asian="normal" style:font-name-complex="OpenSymbol1" style:font-size-complex="12pt" style:font-style-complex="normal"/>
    </style:style>
    <style:style style:name="T151" style:family="text">
      <style:text-properties style:use-window-font-color="true" loext:opacity="0%" style:text-position="0% 100%" style:font-name="Bitstream Vera Sans" fo:font-style="normal" fo:background-color="#ffff00" loext:char-shading-value="0" style:font-name-asian="OpenSymbol1" style:font-size-asian="10pt" style:font-style-asian="normal" style:font-name-complex="OpenSymbol1" style:font-size-complex="10pt" style:font-style-complex="normal"/>
    </style:style>
    <style:style style:name="T152" style:family="text">
      <style:text-properties style:use-window-font-color="true" loext:opacity="0%" style:text-position="0% 100%" style:font-name="Bitstream Vera Sans" fo:font-style="normal" fo:background-color="#ffff00" loext:char-shading-value="0" style:font-name-asian="OpenSymbol1" style:font-style-asian="normal" style:font-name-complex="OpenSymbol1" style:font-style-complex="normal"/>
    </style:style>
    <style:style style:name="T153" style:family="text">
      <style:text-properties style:use-window-font-color="true" loext:opacity="0%" style:text-position="0% 100%" style:font-name="Bitstream Vera Sans" fo:font-style="normal" fo:background-color="#ffff00" loext:char-shading-value="0" style:font-name-asian="OpenSymbol1" style:font-size-asian="11.3999996185303pt" style:font-style-asian="normal" style:font-name-complex="OpenSymbol1" style:font-size-complex="11.3999996185303pt" style:font-style-complex="normal"/>
    </style:style>
    <style:style style:name="T154" style:family="text">
      <style:text-properties style:use-window-font-color="true" loext:opacity="0%" style:text-position="0% 100%" style:font-name="Bitstream Vera Sans" fo:font-style="normal" fo:background-color="#ffff00" loext:char-shading-value="0" style:font-name-asian="OpenSymbol1" style:font-size-asian="8pt" style:font-style-asian="normal" style:font-name-complex="OpenSymbol1" style:font-size-complex="8pt" style:font-style-complex="normal"/>
    </style:style>
    <style:style style:name="T155" style:family="text">
      <style:text-properties style:use-window-font-color="true" loext:opacity="0%" style:text-position="0% 100%" style:font-name="Bitstream Vera Sans" fo:font-style="normal" fo:background-color="#ffff00" loext:char-shading-value="0" style:font-size-asian="10pt" style:font-style-asian="normal" style:font-size-complex="10pt" style:font-style-complex="normal"/>
    </style:style>
    <style:style style:name="T156" style:family="text">
      <style:text-properties style:use-window-font-color="true" loext:opacity="0%" style:text-position="0% 100%" style:font-name="Bitstream Vera Sans" fo:font-style="normal" fo:background-color="#ffff00" loext:char-shading-value="0" style:font-size-asian="11.3999996185303pt" style:font-style-asian="normal" style:font-size-complex="11.3999996185303pt" style:font-style-complex="normal"/>
    </style:style>
    <style:style style:name="T157" style:family="text">
      <style:text-properties style:use-window-font-color="true" loext:opacity="0%" style:text-position="0% 100%" style:font-name="Bitstream Vera Sans" fo:font-style="normal" fo:background-color="transparent" loext:char-shading-value="0" style:font-name-asian="OpenSymbol1" style:font-style-asian="normal" style:font-name-complex="OpenSymbol1" style:font-style-complex="normal"/>
    </style:style>
    <style:style style:name="T158" style:family="text">
      <style:text-properties style:use-window-font-color="true" loext:opacity="0%" style:text-position="0% 100%" style:font-name="Bitstream Vera Sans" fo:font-style="normal" fo:font-weight="bol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59" style:family="text">
      <style:text-properties style:use-window-font-color="true" loext:opacity="0%" style:text-position="0% 100%" style:font-name="Bitstream Vera Sans" fo:font-style="normal" fo:font-weight="bold" fo:background-color="#ffff00" loext:char-shading-value="0" style:font-name-asian="OpenSymbol1" style:font-style-asian="normal" style:font-weight-asian="bold" style:font-name-complex="OpenSymbol1" style:font-style-complex="normal" style:font-weight-complex="bold"/>
    </style:style>
    <style:style style:name="T160" style:family="text">
      <style:text-properties style:use-window-font-color="true" loext:opacity="0%" style:text-position="0% 100%" style:font-name="Bitstream Vera Sans" fo:font-style="normal" fo:background-color="#fff200" loext:char-shading-value="0" style:font-name-asian="OpenSymbol1" style:font-size-asian="10pt" style:font-style-asian="normal" style:font-name-complex="OpenSymbol1" style:font-size-complex="10pt" style:font-style-complex="normal"/>
    </style:style>
    <style:style style:name="T161" style:family="text">
      <style:text-properties style:use-window-font-color="true" loext:opacity="0%" style:text-position="0% 100%" style:font-name="Bitstream Vera Sans" style:font-size-asian="10pt" style:font-style-asian="normal" style:font-size-complex="10pt" style:font-style-complex="normal"/>
    </style:style>
    <style:style style:name="T162" style:family="text">
      <style:text-properties style:use-window-font-color="true" loext:opacity="0%" style:text-position="0% 100%" style:font-name="Bitstream Vera Sans" fo:font-size="12pt" fo:font-style="normal" style:font-name-asian="OpenSymbol1" style:font-size-asian="12pt" style:font-style-asian="normal" style:font-name-complex="OpenSymbol1" style:font-size-complex="12pt" style:font-style-complex="normal"/>
    </style:style>
    <style:style style:name="T163" style:family="text">
      <style:text-properties style:use-window-font-color="true" loext:opacity="0%" style:text-position="0% 100%" style:font-name="Bitstream Vera Sans" fo:font-size="12pt" fo:font-style="normal" fo:background-color="#ffff00" loext:char-shading-value="0" style:font-name-asian="OpenSymbol1" style:font-size-asian="12pt" style:font-style-asian="normal" style:font-name-complex="OpenSymbol1" style:font-size-complex="12pt" style:font-style-complex="normal"/>
    </style:style>
    <style:style style:name="T164" style:family="text">
      <style:text-properties style:use-window-font-color="true" loext:opacity="0%" style:text-position="0% 100%" style:font-name="Bitstream Vera Sans" fo:font-size="10pt" fo:font-style="normal" style:font-size-asian="10pt" style:font-style-asian="normal" style:font-size-complex="10pt" style:font-style-complex="normal"/>
    </style:style>
    <style:style style:name="T165" style:family="text">
      <style:text-properties style:use-window-font-color="true" loext:opacity="0%" style:text-position="0% 100%" style:font-name="Bitstream Vera Sans" fo:font-size="10pt" fo:font-style="normal" style:font-name-asian="OpenSymbol1" style:font-size-asian="10pt" style:font-style-asian="normal" style:font-name-complex="OpenSymbol1" style:font-size-complex="10pt" style:font-style-complex="normal"/>
    </style:style>
    <style:style style:name="T166" style:family="text">
      <style:text-properties style:use-window-font-color="true" loext:opacity="0%" style:text-position="0% 100%" style:font-name="Bitstream Vera Sans" fo:font-size="10pt" fo:font-style="normal" style:text-underline-style="none" fo:background-color="#ffff00" loext:char-shading-value="0" style:font-name-asian="OpenSymbol1" style:font-size-asian="10pt" style:font-style-asian="normal" style:font-name-complex="OpenSymbol1" style:font-size-complex="10pt" style:font-style-complex="normal"/>
    </style:style>
    <style:style style:name="T167" style:family="text">
      <style:text-properties style:use-window-font-color="true" loext:opacity="0%" style:text-position="0% 100%" style:font-name="Bitstream Vera Sans" fo:font-size="10pt" fo:font-style="normal" fo:font-weight="normal" fo:background-color="#ffff00" loext:char-shading-value="0" style:font-name-asian="OpenSymbol1" style:font-style-asian="normal" style:font-name-complex="OpenSymbol1" style:font-style-complex="normal"/>
    </style:style>
    <style:style style:name="T168" style:family="text">
      <style:text-properties style:use-window-font-color="true" loext:opacity="0%" style:text-position="0% 100%" style:font-name="Bitstream Vera Sans" fo:font-size="10pt" fo:font-style="normal" fo:background-color="#ffff00" loext:char-shading-value="0" style:font-size-asian="10pt" style:font-style-asian="normal" style:font-size-complex="10pt" style:font-style-complex="normal"/>
    </style:style>
    <style:style style:name="T169" style:family="text">
      <style:text-properties style:use-window-font-color="true" loext:opacity="0%" style:text-position="0% 100%" style:font-name="Bitstream Vera Sans" fo:font-size="10pt" fo:font-style="normal" fo:background-color="#ffff00" loext:char-shading-value="0" style:font-name-asian="OpenSymbol1" style:font-size-asian="10pt" style:font-style-asian="normal" style:font-name-complex="OpenSymbol1" style:font-size-complex="10pt" style:font-style-complex="normal"/>
    </style:style>
    <style:style style:name="T170" style:family="text">
      <style:text-properties style:use-window-font-color="true" loext:opacity="0%" style:text-position="0% 100%" style:font-name="Bitstream Vera Sans" fo:font-size="11pt" fo:font-style="normal" fo:background-color="#ffff00" loext:char-shading-value="0" style:font-name-asian="OpenSymbol1" style:font-size-asian="11pt" style:font-style-asian="normal" style:font-name-complex="OpenSymbol1" style:font-size-complex="11pt" style:font-style-complex="normal"/>
    </style:style>
    <style:style style:name="T171" style:family="text">
      <style:text-properties style:use-window-font-color="true" loext:opacity="0%" style:text-position="0% 100%" style:font-name="Bitstream Vera Sans" fo:font-size="11pt" fo:font-style="normal" style:text-underline-style="solid" style:text-underline-width="auto" style:text-underline-color="font-color" fo:background-color="#ffff00" loext:char-shading-value="0" style:font-name-asian="OpenSymbol1" style:font-size-asian="11pt" style:font-style-asian="normal" style:font-name-complex="OpenSymbol1" style:font-size-complex="11pt" style:font-style-complex="normal"/>
    </style:style>
    <style:style style:name="T172" style:family="text">
      <style:text-properties style:use-window-font-color="true" loext:opacity="0%" style:text-position="0% 100%" style:font-name="Bitstream Vera Sans" fo:background-color="transparent" loext:char-shading-value="0" style:font-name-asian="OpenSymbol1" style:font-style-asian="normal" style:font-name-complex="OpenSymbol1" style:font-style-complex="normal"/>
    </style:style>
    <style:style style:name="T173" style:family="text">
      <style:text-properties style:use-window-font-color="true" loext:opacity="0%" style:text-position="0% 100%" style:font-name="Bitstream Vera Sans" fo:background-color="#ffff00" loext:char-shading-value="0" style:font-name-asian="OpenSymbol1" style:font-style-asian="normal" style:font-name-complex="OpenSymbol1" style:font-style-complex="normal"/>
    </style:style>
    <style:style style:name="T174" style:family="text">
      <style:text-properties style:use-window-font-color="true" loext:opacity="0%" style:text-position="0% 100%" style:font-name="Bitstream Vera Sans" fo:background-color="#ffff00" loext:char-shading-value="0" style:font-name-asian="OpenSymbol1" style:font-size-asian="10pt" style:font-style-asian="normal" style:font-name-complex="OpenSymbol1" style:font-size-complex="10pt" style:font-style-complex="normal"/>
    </style:style>
    <style:style style:name="T175" style:family="text">
      <style:text-properties style:use-window-font-color="true" loext:opacity="0%" style:text-position="0% 100%" style:font-name="Bitstream Vera Sans" fo:background-color="#ffff00" loext:char-shading-value="0" style:font-size-asian="10pt" style:font-style-asian="normal" style:font-size-complex="10pt" style:font-style-complex="normal"/>
    </style:style>
    <style:style style:name="T176" style:family="text">
      <style:text-properties style:use-window-font-color="true" loext:opacity="0%" style:text-position="0% 100%" style:font-name="Bitstream Vera Sans" fo:font-style="italic" fo:background-color="#fff200" loext:char-shading-value="0" style:font-name-asian="OpenSymbol1" style:font-size-asian="10pt" style:font-style-asian="italic" style:font-name-complex="OpenSymbol1" style:font-size-complex="10pt" style:font-style-complex="italic"/>
    </style:style>
    <style:style style:name="T177" style:family="text">
      <style:text-properties style:use-window-font-color="true" loext:opacity="0%" style:text-position="0% 100%" fo:font-size="12pt" style:font-size-asian="12pt" style:font-style-asian="normal" style:font-size-complex="12pt" style:font-style-complex="normal"/>
    </style:style>
    <style:style style:name="T178" style:family="text">
      <style:text-properties style:use-window-font-color="true" loext:opacity="0%" style:text-position="0% 100%" fo:font-size="12pt" style:font-name-asian="OpenSymbol1" style:font-size-asian="12pt" style:font-style-asian="normal" style:font-name-complex="OpenSymbol1" style:font-size-complex="12pt" style:font-style-complex="normal"/>
    </style:style>
    <style:style style:name="T179" style:family="text">
      <style:text-properties style:use-window-font-color="true" loext:opacity="0%" style:text-position="0% 100%" fo:font-size="12pt" style:text-underline-style="solid" style:text-underline-width="auto" style:text-underline-color="font-color" fo:background-color="#ffff00" loext:char-shading-value="0" style:font-name-asian="OpenSymbol1" style:font-size-asian="12pt" style:font-style-asian="italic" style:font-name-complex="OpenSymbol1" style:font-size-complex="12pt" style:font-style-complex="italic"/>
    </style:style>
    <style:style style:name="T180" style:family="text">
      <style:text-properties style:use-window-font-color="true" loext:opacity="0%" style:text-position="0% 100%" fo:font-size="12pt" fo:background-color="#ffff00" loext:char-shading-value="0" style:font-size-asian="12pt" style:font-style-asian="normal" style:font-size-complex="12pt" style:font-style-complex="normal"/>
    </style:style>
    <style:style style:name="T181" style:family="text">
      <style:text-properties style:use-window-font-color="true" loext:opacity="0%"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182" style:family="text">
      <style:text-properties style:use-window-font-color="true" loext:opacity="0%" style:text-position="0% 100%" fo:font-size="12pt" officeooo:rsid="0011d0f8" fo:background-color="#ffff00" loext:char-shading-value="0" style:font-name-asian="OpenSymbol1" style:font-size-asian="12pt" style:font-style-asian="normal" style:font-name-complex="OpenSymbol1" style:font-size-complex="12pt" style:font-style-complex="normal"/>
    </style:style>
    <style:style style:name="T183" style:family="text">
      <style:text-properties style:use-window-font-color="true" loext:opacity="0%" style:text-position="0% 100%" style:font-name="OpenSymbol1" fo:font-style="normal" style:font-name-asian="OpenSymbol1" style:font-size-asian="10pt" style:font-style-asian="normal" style:font-name-complex="OpenSymbol1" style:font-size-complex="10pt" style:font-style-complex="normal"/>
    </style:style>
    <style:style style:name="T184" style:family="text">
      <style:text-properties style:use-window-font-color="true" loext:opacity="0%" style:text-position="0% 100%" style:font-name="OpenSymbol1" fo:font-style="normal" officeooo:rsid="005d8454" style:font-name-asian="OpenSymbol1" style:font-size-asian="10pt" style:font-style-asian="normal" style:font-name-complex="OpenSymbol1" style:font-size-complex="10pt" style:font-style-complex="normal"/>
    </style:style>
    <style:style style:name="T185" style:family="text">
      <style:text-properties style:use-window-font-color="true" loext:opacity="0%" style:text-position="0% 100%" style:font-name="OpenSymbol1" fo:font-style="normal" style:font-name-asian="OpenSymbol1" style:font-style-asian="normal" style:font-name-complex="OpenSymbol1" style:font-style-complex="normal"/>
    </style:style>
    <style:style style:name="T186" style:family="text">
      <style:text-properties style:use-window-font-color="true" loext:opacity="0%" style:text-position="0% 100%" style:font-name="OpenSymbol1" fo:font-style="normal" fo:background-color="#ffff00" loext:char-shading-value="0" style:font-name-asian="OpenSymbol1" style:font-size-asian="11pt" style:font-style-asian="normal" style:font-name-complex="OpenSymbol1" style:font-size-complex="11pt" style:font-style-complex="normal"/>
    </style:style>
    <style:style style:name="T187" style:family="text">
      <style:text-properties style:use-window-font-color="true" loext:opacity="0%" style:text-position="0% 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188" style:family="text">
      <style:text-properties style:use-window-font-color="true" loext:opacity="0%" style:text-position="0% 100%" style:font-name="OpenSymbol1" fo:font-style="normal" fo:background-color="#ffff00" loext:char-shading-value="0" style:font-name-asian="OpenSymbol1" style:font-size-asian="10pt" style:font-style-asian="normal" style:font-name-complex="OpenSymbol1" style:font-size-complex="10pt" style:font-style-complex="normal"/>
    </style:style>
    <style:style style:name="T189" style:family="text">
      <style:text-properties style:use-window-font-color="true" loext:opacity="0%" style:text-position="0% 100%" style:font-name="OpenSymbol1" fo:font-style="normal" fo:background-color="#ffff00" loext:char-shading-value="0" style:font-name-asian="OpenSymbol1" style:font-style-asian="normal" style:font-name-complex="OpenSymbol1" style:font-style-complex="normal"/>
    </style:style>
    <style:style style:name="T190" style:family="text">
      <style:text-properties style:use-window-font-color="true" loext:opacity="0%" style:text-position="0% 100%" style:font-name="OpenSymbol1" fo:font-style="normal" fo:background-color="#ffff00" loext:char-shading-value="0" style:font-name-asian="OpenSymbol1" style:font-size-asian="8pt" style:font-style-asian="normal" style:font-name-complex="OpenSymbol1" style:font-size-complex="8pt" style:font-style-complex="normal"/>
    </style:style>
    <style:style style:name="T191" style:family="text">
      <style:text-properties style:use-window-font-color="true" loext:opacity="0%" style:text-position="0% 100%" style:font-name="OpenSymbol1" fo:font-style="normal" fo:background-color="#ffff00" loext:char-shading-value="0" style:font-size-asian="10pt" style:font-style-asian="normal" style:font-size-complex="10pt" style:font-style-complex="normal"/>
    </style:style>
    <style:style style:name="T192" style:family="text">
      <style:text-properties style:use-window-font-color="true" loext:opacity="0%" style:text-position="0% 100%" style:font-name="OpenSymbol1" fo:font-style="normal" fo:font-weight="normal" fo:background-color="#ffff00" loext:char-shading-value="0" style:font-name-asian="OpenSymbol1" style:font-style-asian="normal" style:font-name-complex="OpenSymbol1" style:font-style-complex="normal"/>
    </style:style>
    <style:style style:name="T193" style:family="text">
      <style:text-properties style:use-window-font-color="true" loext:opacity="0%" style:text-position="0% 100%" style:font-name="OpenSymbol1" fo:font-style="normal" fo:font-weight="bol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94" style:family="text">
      <style:text-properties style:use-window-font-color="true" loext:opacity="0%" style:text-position="0% 100%" style:font-name="OpenSymbol1" fo:font-style="normal" fo:font-weight="bold" fo:background-color="#ffff00" loext:char-shading-value="0" style:font-name-asian="OpenSymbol1" style:font-style-asian="normal" style:font-weight-asian="bold" style:font-name-complex="OpenSymbol1" style:font-style-complex="normal" style:font-weight-complex="bold"/>
    </style:style>
    <style:style style:name="T195" style:family="text">
      <style:text-properties style:use-window-font-color="true" loext:opacity="0%" style:text-position="0% 100%" style:font-name="OpenSymbol1" fo:font-style="normal" fo:background-color="#fff200" loext:char-shading-value="0" style:font-name-asian="OpenSymbol1" style:font-size-asian="10pt" style:font-style-asian="normal" style:font-name-complex="OpenSymbol1" style:font-size-complex="10pt" style:font-style-complex="normal"/>
    </style:style>
    <style:style style:name="T196" style:family="text">
      <style:text-properties style:use-window-font-color="true" loext:opacity="0%" style:text-position="0% 100%" style:font-name="OpenSymbol1" fo:font-size="10pt" fo:font-style="normal" style:font-name-asian="OpenSymbol1" style:font-size-asian="10pt" style:font-style-asian="normal" style:font-name-complex="OpenSymbol1" style:font-size-complex="10pt" style:font-style-complex="normal"/>
    </style:style>
    <style:style style:name="T197" style:family="text">
      <style:text-properties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98" style:family="text">
      <style:text-properties style:use-window-font-color="true" loext:opacity="0%" style:text-position="0% 100%" style:font-name="OpenSymbol1" fo:font-size="10pt" fo:font-style="normal" fo:background-color="transparent" loext:char-shading-value="0" style:font-name-asian="OpenSymbol1" style:font-size-asian="10pt" style:font-style-asian="normal" style:font-name-complex="OpenSymbol1" style:font-size-complex="10pt" style:font-style-complex="normal"/>
    </style:style>
    <style:style style:name="T199" style:family="text">
      <style:text-properties style:use-window-font-color="true" loext:opacity="0%" style:text-position="0% 100%" style:font-name="OpenSymbol1" fo:font-size="10pt" fo:font-style="normal" fo:font-weight="normal" officeooo:rsid="00102e89" fo:background-color="#ffff00" loext:char-shading-value="0" style:font-name-asian="OpenSymbol1" style:font-size-asian="10pt" style:font-style-asian="normal" style:font-name-complex="OpenSymbol1" style:font-size-complex="10pt" style:font-style-complex="normal"/>
    </style:style>
    <style:style style:name="T200" style:family="text">
      <style:text-properties style:use-window-font-color="true" loext:opacity="0%" style:text-position="0% 100%" style:font-name-asian="OpenSymbol1" style:font-style-asian="normal" style:font-name-complex="OpenSymbol1" style:font-style-complex="normal"/>
    </style:style>
    <style:style style:name="T201" style:family="text">
      <style:text-properties style:use-window-font-color="true" loext:opacity="0%" style:text-position="0% 100%" style:font-name-asian="OpenSymbol1" style:font-size-asian="10pt" style:font-style-asian="normal" style:font-name-complex="OpenSymbol1" style:font-size-complex="10pt" style:font-style-complex="normal"/>
    </style:style>
    <style:style style:name="T202" style:family="text">
      <style:text-properties style:use-window-font-color="true" loext:opacity="0%" style:text-position="0% 100%" officeooo:rsid="006d1f0a" style:font-name-asian="OpenSymbol1" style:font-size-asian="10pt" style:font-style-asian="normal" style:font-name-complex="OpenSymbol1" style:font-size-complex="10pt" style:font-style-complex="normal"/>
    </style:style>
    <style:style style:name="T203" style:family="text">
      <style:text-properties style:use-window-font-color="true" loext:opacity="0%" style:text-position="0% 100%" officeooo:rsid="005d8454" style:font-name-asian="OpenSymbol1" style:font-size-asian="10pt" style:font-style-asian="normal" style:font-name-complex="OpenSymbol1" style:font-size-complex="10pt" style:font-style-complex="normal"/>
    </style:style>
    <style:style style:name="T204" style:family="text">
      <style:text-properties style:use-window-font-color="true" loext:opacity="0%" style:text-position="0% 100%" officeooo:rsid="0011d0f8" style:font-name-asian="OpenSymbol1" style:font-size-asian="10pt" style:font-style-asian="normal" style:font-name-complex="OpenSymbol1" style:font-size-complex="10pt" style:font-style-complex="normal"/>
    </style:style>
    <style:style style:name="T205" style:family="text">
      <style:text-properties style:use-window-font-color="true" loext:opacity="0%" style:text-position="0% 100%" officeooo:rsid="0011d0f8" style:font-name-asian="OpenSymbol1" style:font-size-asian="12pt" style:font-style-asian="normal" style:font-name-complex="OpenSymbol1" style:font-size-complex="12pt" style:font-style-complex="normal"/>
    </style:style>
    <style:style style:name="T206" style:family="text">
      <style:text-properties style:use-window-font-color="true" loext:opacity="0%"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207" style:family="text">
      <style:text-properties style:use-window-font-color="true" loext:opacity="0%" style:text-position="0% 100%" style:font-name="Times New Roman" fo:font-size="12pt" fo:font-style="italic" officeooo:rsid="005d8454" style:font-name-asian="OpenSymbol1" style:font-size-asian="12pt" style:font-style-asian="italic" style:font-name-complex="OpenSymbol1" style:font-size-complex="12pt" style:font-style-complex="italic"/>
    </style:style>
    <style:style style:name="T208" style:family="text">
      <style:text-properties style:use-window-font-color="true" loext:opacity="0%" style:text-position="0% 100%" style:font-name="Times New Roman" fo:font-size="12pt" fo:font-style="italic" style:text-underline-style="none" fo:background-color="#ffff00" loext:char-shading-value="0" style:font-name-asian="OpenSymbol1" style:font-size-asian="12pt" style:font-style-asian="italic" style:font-name-complex="OpenSymbol1" style:font-size-complex="12pt" style:font-style-complex="italic"/>
    </style:style>
    <style:style style:name="T209"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210" style:family="text">
      <style:text-properties style:use-window-font-color="true" loext:opacity="0%" style:text-position="0% 100%" style:font-name="Times New Roman" fo:font-size="12pt" fo:font-style="italic" style:text-underline-style="solid" style:text-underline-width="auto" style:text-underline-color="font-color" fo:background-color="#ffff00" loext:char-shading-value="0" style:font-name-asian="OpenSymbol1" style:font-size-asian="12pt" style:font-style-asian="italic" style:font-name-complex="OpenSymbol1" style:font-size-complex="12pt" style:font-style-complex="italic"/>
    </style:style>
    <style:style style:name="T211" style:family="text">
      <style:text-properties style:use-window-font-color="true" loext:opacity="0%" style:text-position="0% 100%" style:font-name="Times New Roman" fo:font-size="12pt" fo:font-style="italic" fo:font-weight="bold"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212" style:family="text">
      <style:text-properties style:use-window-font-color="true" loext:opacity="0%" style:text-position="0% 100%" style:font-name="Times New Roman" fo:font-size="12pt" fo:font-style="italic" fo:background-color="#fff200" loext:char-shading-value="0" style:font-name-asian="OpenSymbol1" style:font-size-asian="12pt" style:font-style-asian="italic" style:font-name-complex="OpenSymbol1" style:font-size-complex="12pt" style:font-style-complex="italic"/>
    </style:style>
    <style:style style:name="T213" style:family="text">
      <style:text-properties style:use-window-font-color="true" loext:opacity="0%" style:text-position="0% 100%" style:font-name="OpenSymbol3" fo:font-style="normal" style:text-underline-style="none" fo:background-color="#ffff00" loext:char-shading-value="0" style:font-name-asian="OpenSymbol1" style:font-size-asian="11pt" style:font-style-asian="normal" style:font-name-complex="OpenSymbol1" style:font-size-complex="11pt" style:font-style-complex="normal"/>
    </style:style>
    <style:style style:name="T214" style:family="text">
      <style:text-properties style:use-window-font-color="true" loext:opacity="0%" style:text-position="0% 100%" style:font-name="OpenSymbol3" fo:font-style="normal" fo:background-color="#ffff00" loext:char-shading-value="0" style:font-name-asian="OpenSymbol1" style:font-size-asian="11pt" style:font-style-asian="normal" style:font-name-complex="OpenSymbol1" style:font-size-complex="11pt" style:font-style-complex="normal"/>
    </style:style>
    <style:style style:name="T215" style:family="text">
      <style:text-properties style:use-window-font-color="true" loext:opacity="0%" style:text-position="0% 100%" style:font-name="OpenSymbol3" fo:font-style="normal" fo:background-color="#ffff00" loext:char-shading-value="0" style:font-name-asian="OpenSymbol1" style:font-size-asian="11.3999996185303pt" style:font-style-asian="normal" style:font-name-complex="OpenSymbol1" style:font-size-complex="11.3999996185303pt" style:font-style-complex="normal"/>
    </style:style>
    <style:style style:name="T216" style:family="text">
      <style:text-properties style:use-window-font-color="true" loext:opacity="0%" style:text-position="0% 100%" style:font-name="OpenSymbol3" fo:font-style="normal" fo:background-color="#ffff00" loext:char-shading-value="0" style:font-name-asian="OpenSymbol1" style:font-size-asian="10pt" style:font-style-asian="normal" style:font-name-complex="OpenSymbol1" style:font-size-complex="10pt" style:font-style-complex="normal"/>
    </style:style>
    <style:style style:name="T217" style:family="text">
      <style:text-properties style:use-window-font-color="true" loext:opacity="0%" style:text-position="0% 100%" style:font-name="OpenSymbol3" fo:font-style="normal" officeooo:rsid="0011d0f8" fo:background-color="#ffff00" loext:char-shading-value="0" style:font-name-asian="OpenSymbol1" style:font-size-asian="10pt" style:font-style-asian="normal" style:font-name-complex="OpenSymbol1" style:font-size-complex="10pt" style:font-style-complex="normal"/>
    </style:style>
    <style:style style:name="T218" style:family="text">
      <style:text-properties style:use-window-font-color="true" loext:opacity="0%" style:text-position="0% 100%" style:font-name="OpenSymbol3" fo:font-style="normal" fo:background-color="#ffff00" loext:char-shading-value="0" style:font-size-asian="11.3999996185303pt" style:font-style-asian="normal" style:font-size-complex="11.3999996185303pt" style:font-style-complex="normal"/>
    </style:style>
    <style:style style:name="T219" style:family="text">
      <style:text-properties style:use-window-font-color="true" loext:opacity="0%" style:text-position="0% 100%" style:font-name="OpenSymbol3" fo:background-color="#ffff00" loext:char-shading-value="0" style:font-name-asian="OpenSymbol1" style:font-style-asian="normal" style:font-name-complex="OpenSymbol1" style:font-style-complex="normal"/>
    </style:style>
    <style:style style:name="T220" style:family="text">
      <style:text-properties style:use-window-font-color="true" loext:opacity="0%" style:text-position="0% 100%" fo:font-style="normal" style:text-underline-style="none" fo:background-color="#ffff00" loext:char-shading-value="0" style:font-name-asian="OpenSymbol1" style:font-size-asian="11pt" style:font-style-asian="normal" style:font-name-complex="OpenSymbol1" style:font-size-complex="11pt" style:font-style-complex="normal"/>
    </style:style>
    <style:style style:name="T221" style:family="text">
      <style:text-properties style:use-window-font-color="true" loext:opacity="0%" style:text-position="0% 100%" fo:font-style="normal" fo:background-color="#ffff00" loext:char-shading-value="0" style:font-name-asian="OpenSymbol1" style:font-size-asian="11pt" style:font-style-asian="normal" style:font-name-complex="OpenSymbol1" style:font-size-complex="11pt" style:font-style-complex="normal"/>
    </style:style>
    <style:style style:name="T222" style:family="text">
      <style:text-properties style:use-window-font-color="true" loext:opacity="0%" style:text-position="0% 100%" fo:background-color="#ffff00" loext:char-shading-value="0" style:font-name-asian="OpenSymbol1" style:font-size-asian="11pt" style:font-style-asian="normal" style:font-name-complex="OpenSymbol1" style:font-size-complex="11pt" style:font-style-complex="normal"/>
    </style:style>
    <style:style style:name="T223" style:family="text">
      <style:text-properties style:use-window-font-color="true" loext:opacity="0%" style:text-position="0% 100%" fo:background-color="#ffff00" loext:char-shading-value="0" style:font-name-asian="OpenSymbol1" style:font-size-asian="12pt" style:font-style-asian="normal" style:font-name-complex="OpenSymbol1" style:font-size-complex="12pt" style:font-style-complex="normal"/>
    </style:style>
    <style:style style:name="T224" style:family="text">
      <style:text-properties style:use-window-font-color="true" loext:opacity="0%" style:text-position="0% 100%" fo:background-color="#ffff00" loext:char-shading-value="0" style:font-name-asian="OpenSymbol1" style:font-size-asian="10pt" style:font-style-asian="normal" style:font-name-complex="OpenSymbol1" style:font-size-complex="10pt" style:font-style-complex="normal"/>
    </style:style>
    <style:style style:name="T225"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226" style:family="text">
      <style:text-properties style:use-window-font-color="true" loext:opacity="0%" style:text-position="0% 100%" fo:background-color="#ffff00" loext:char-shading-value="0" style:font-name-asian="OpenSymbol1" style:font-size-asian="8pt" style:font-style-asian="normal" style:font-name-complex="OpenSymbol1" style:font-size-complex="8pt" style:font-style-complex="normal"/>
    </style:style>
    <style:style style:name="T227" style:family="text">
      <style:text-properties style:use-window-font-color="true" loext:opacity="0%" style:text-position="0% 100%" fo:background-color="#ffff00" loext:char-shading-value="0" style:font-size-asian="10pt" style:font-style-asian="normal" style:font-size-complex="10pt" style:font-style-complex="normal"/>
    </style:style>
    <style:style style:name="T228" style:family="text">
      <style:text-properties style:use-window-font-color="true" loext:opacity="0%" style:text-position="0% 100%" style:text-underline-style="solid" style:text-underline-width="auto" style:text-underline-color="font-color" fo:background-color="#ffff00" loext:char-shading-value="0" style:font-name-asian="OpenSymbol1" style:font-size-asian="11pt" style:font-style-asian="normal" style:font-name-complex="OpenSymbol1" style:font-size-complex="11pt" style:font-style-complex="normal"/>
    </style:style>
    <style:style style:name="T229" style:family="text">
      <style:text-properties style:use-window-font-color="true" loext:opacity="0%" style:text-position="0% 100%" style:text-underline-style="solid" style:text-underline-width="auto" style:text-underline-color="font-color" fo:background-color="#ffff00" loext:char-shading-value="0" style:font-name-asian="OpenSymbol1" style:font-size-asian="10pt" style:font-style-asian="normal" style:font-name-complex="OpenSymbol1" style:font-size-complex="10pt" style:font-style-complex="normal"/>
    </style:style>
    <style:style style:name="T230" style:family="text">
      <style:text-properties style:use-window-font-color="true" loext:opacity="0%" style:text-position="0% 100%" fo:font-size="10pt" fo:font-style="normal" style:text-underline-style="none" fo:background-color="#ffff00" loext:char-shading-value="0" style:font-name-asian="OpenSymbol1" style:font-size-asian="10pt" style:font-style-asian="italic" style:font-name-complex="OpenSymbol1" style:font-size-complex="10pt" style:font-style-complex="italic"/>
    </style:style>
    <style:style style:name="T231" style:family="text">
      <style:text-properties style:use-window-font-color="true" loext:opacity="0%" style:text-position="0% 100%" style:font-name="Bitstream Vera Sans3" fo:font-size="10pt" fo:font-style="normal" fo:font-weight="normal" fo:background-color="#ffff00" loext:char-shading-value="0" style:font-name-asian="OpenSymbol1" style:font-style-asian="normal" style:font-name-complex="OpenSymbol1" style:font-style-complex="normal"/>
    </style:style>
    <style:style style:name="T232" style:family="text">
      <style:text-properties style:use-window-font-color="true" loext:opacity="0%" style:text-position="0% 100%" style:font-name="Bitstream Vera Sans3" fo:font-size="10pt" fo:font-style="normal" officeooo:rsid="006d1f0a" fo:background-color="transparent" loext:char-shading-value="0" style:font-name-asian="OpenSymbol1" style:font-size-asian="10pt" style:font-style-asian="normal" style:font-name-complex="OpenSymbol1" style:font-size-complex="10pt" style:font-style-complex="normal"/>
    </style:style>
    <style:style style:name="T233" style:family="text">
      <style:text-properties style:use-window-font-color="true" loext:opacity="0%" style:text-position="0% 100%" fo:font-size="8pt" fo:font-style="italic" fo:background-color="#ffff00" loext:char-shading-value="0" style:font-name-asian="OpenSymbol1" style:font-size-asian="8pt" style:font-style-asian="italic" style:font-name-complex="OpenSymbol1" style:font-size-complex="8pt" style:font-style-complex="italic"/>
    </style:style>
    <style:style style:name="T234" style:family="text">
      <style:text-properties style:use-window-font-color="true" loext:opacity="0%" style:text-position="0% 100%" fo:font-weight="bol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35" style:family="text">
      <style:text-properties style:use-window-font-color="true" loext:opacity="0%" style:text-position="0% 100%" fo:font-weight="bold" fo:background-color="#ffff00" loext:char-shading-value="0" style:font-name-asian="OpenSymbol1" style:font-style-asian="normal" style:font-weight-asian="bold" style:font-name-complex="OpenSymbol1" style:font-style-complex="normal" style:font-weight-complex="bold"/>
    </style:style>
    <style:style style:name="T236" style:family="text">
      <style:text-properties style:use-window-font-color="true" loext:opacity="0%" style:text-position="0% 100%" fo:background-color="#fff200" loext:char-shading-value="0" style:font-name-asian="OpenSymbol1" style:font-size-asian="10pt" style:font-style-asian="normal" style:font-name-complex="OpenSymbol1" style:font-size-complex="10pt" style:font-style-complex="normal"/>
    </style:style>
    <style:style style:name="T237" style:family="text">
      <style:text-properties style:use-window-font-color="true" loext:opacity="0%" style:text-position="0% 100%" style:font-name="OpenSymbol2" officeooo:rsid="00102e89" fo:background-color="#fff200" loext:char-shading-value="0" style:font-name-asian="OpenSymbol1" style:font-size-asian="10pt" style:font-style-asian="normal" style:font-name-complex="OpenSymbol1" style:font-size-complex="10pt" style:font-style-complex="normal"/>
    </style:style>
    <style:style style:name="T238" style:family="text">
      <style:text-properties style:use-window-font-color="true" loext:opacity="0%" style:text-position="0% 100%" style:font-name="OpenSymbol2" fo:font-weight="normal" officeooo:rsid="00102e89" fo:background-color="#fff200" loext:char-shading-value="0" style:font-name-asian="OpenSymbol1" style:font-size-asian="10pt" style:font-style-asian="normal" style:font-name-complex="OpenSymbol1" style:font-size-complex="10pt" style:font-style-complex="normal"/>
    </style:style>
    <style:style style:name="T239" style:family="text">
      <style:text-properties style:use-window-font-color="true" loext:opacity="0%" style:text-position="0% 100%" fo:font-size="2pt" officeooo:rsid="006d1f0a" style:font-name-asian="OpenSymbol1" style:font-size-asian="1.75pt" style:font-style-asian="normal" style:font-name-complex="OpenSymbol1" style:font-size-complex="2pt" style:font-style-complex="normal"/>
    </style:style>
    <style:style style:name="T240" style:family="text">
      <style:text-properties style:use-window-font-color="true" loext:opacity="0%" style:text-position="0% 100%" style:font-name="Bitstream Vera Sans1" fo:font-size="10pt" officeooo:rsid="0011d0f8" fo:background-color="#ffff00" loext:char-shading-value="0" style:font-name-asian="OpenSymbol1" style:font-size-asian="10pt" style:font-style-asian="normal" style:font-name-complex="OpenSymbol1" style:font-size-complex="10pt" style:font-style-complex="normal"/>
    </style:style>
    <style:style style:name="T241" style:family="text">
      <style:text-properties style:use-window-font-color="true" loext:opacity="0%" style:text-position="super 58%" style:font-size-asian="10pt" style:font-style-asian="normal" style:font-size-complex="10pt" style:font-style-complex="normal"/>
    </style:style>
    <style:style style:name="T242" style:family="text">
      <style:text-properties style:use-window-font-color="true" loext:opacity="0%" style:text-position="super 58%" fo:font-size="12pt" style:font-name-asian="OpenSymbol1" style:font-size-asian="10pt" style:font-style-asian="normal" style:font-name-complex="OpenSymbol1" style:font-size-complex="10pt" style:font-style-complex="normal"/>
    </style:style>
    <style:style style:name="T243" style:family="text">
      <style:text-properties style:use-window-font-color="true" loext:opacity="0%" style:text-position="super 58%" fo:background-color="#ffff00" loext:char-shading-value="0" style:font-name-asian="OpenSymbol1" style:font-size-asian="10pt" style:font-style-asian="normal" style:font-name-complex="OpenSymbol1" style:font-size-complex="10pt" style:font-style-complex="normal"/>
    </style:style>
    <style:style style:name="T244" style:family="text">
      <style:text-properties style:use-window-font-color="true" loext:opacity="0%" style:font-name="Bitstream Vera Sans" fo:font-size="11pt" fo:font-style="normal" fo:background-color="#ffff00" loext:char-shading-value="0" style:font-size-asian="11pt" style:font-style-asian="normal" style:font-size-complex="11pt" style:font-style-complex="normal"/>
    </style:style>
    <style:style style:name="T245" style:family="text">
      <style:text-properties style:use-window-font-color="true" loext:opacity="0%" style:font-name="Bitstream Vera Sans" fo:font-size="11pt" fo:font-style="normal" style:font-size-asian="11pt" style:font-style-asian="normal" style:font-size-complex="11pt" style:font-style-complex="normal"/>
    </style:style>
    <style:style style:name="T246" style:family="text">
      <style:text-properties style:use-window-font-color="true" loext:opacity="0%" style:font-name="Bitstream Vera Sans" fo:font-style="normal" fo:background-color="#ffff00" loext:char-shading-value="0" style:font-style-asian="normal" style:font-style-complex="normal"/>
    </style:style>
    <style:style style:name="T247" style:family="text">
      <style:text-properties style:use-window-font-color="true" loext:opacity="0%" style:font-name="Bitstream Vera Sans" fo:font-style="normal" fo:background-color="#ffff00" loext:char-shading-value="0" style:font-size-asian="11.3999996185303pt" style:font-style-asian="normal" style:font-size-complex="11.3999996185303pt" style:font-style-complex="normal"/>
    </style:style>
    <style:style style:name="T248" style:family="text">
      <style:text-properties style:use-window-font-color="true" loext:opacity="0%" style:font-name="Bitstream Vera Sans" fo:font-style="normal" fo:background-color="#ffff00" loext:char-shading-value="0" style:font-name-asian="OpenSymbol1" style:font-style-asian="normal" style:font-name-complex="OpenSymbol1" style:font-style-complex="normal"/>
    </style:style>
    <style:style style:name="T249" style:family="text">
      <style:text-properties style:use-window-font-color="true" loext:opacity="0%" style:font-name="Bitstream Vera Sans" fo:font-style="normal" fo:background-color="#ffff00" loext:char-shading-value="0" style:font-name-asian="OpenSymbol1" style:font-size-asian="12pt" style:font-style-asian="normal" style:font-name-complex="OpenSymbol1" style:font-size-complex="12pt" style:font-style-complex="normal"/>
    </style:style>
    <style:style style:name="T250" style:family="text">
      <style:text-properties style:use-window-font-color="true" loext:opacity="0%" style:font-name="Bitstream Vera Sans" fo:font-style="normal" fo:background-color="transparent" loext:char-shading-value="0" style:font-style-asian="normal" style:font-style-complex="normal"/>
    </style:style>
    <style:style style:name="T251" style:family="text">
      <style:text-properties style:use-window-font-color="true" loext:opacity="0%" style:font-name="Bitstream Vera Sans" fo:font-size="12pt" fo:font-style="normal" fo:background-color="#ffff00" loext:char-shading-value="0" style:font-name-asian="OpenSymbol1" style:font-size-asian="12pt" style:font-style-asian="normal" style:font-name-complex="OpenSymbol1" style:font-size-complex="12pt" style:font-style-complex="normal"/>
    </style:style>
    <style:style style:name="T252" style:family="text">
      <style:text-properties style:use-window-font-color="true" loext:opacity="0%" style:font-name="Bitstream Vera Sans" fo:background-color="#ffff00" loext:char-shading-value="0"/>
    </style:style>
    <style:style style:name="T253" style:family="text">
      <style:text-properties style:use-window-font-color="true" loext:opacity="0%" style:font-name="Bitstream Vera Sans" fo:background-color="#ffff00" loext:char-shading-value="0" style:font-name-asian="OpenSymbol1" style:font-size-asian="12pt" style:font-style-asian="normal" style:font-name-complex="OpenSymbol1" style:font-size-complex="12pt" style:font-style-complex="normal"/>
    </style:style>
    <style:style style:name="T254" style:family="text">
      <style:text-properties style:use-window-font-color="true" loext:opacity="0%" style:font-name="Bitstream Vera Sans" fo:background-color="#ffff00" loext:char-shading-value="0" style:font-name-asian="OpenSymbol1" style:font-size-asian="10pt" style:font-style-asian="normal" style:font-name-complex="OpenSymbol1" style:font-size-complex="10pt" style:font-style-complex="normal"/>
    </style:style>
    <style:style style:name="T255" style:family="text">
      <style:text-properties style:use-window-font-color="true" loext:opacity="0%" style:font-name="Bitstream Vera Sans" fo:background-color="#ffff00" loext:char-shading-value="0" style:font-style-asian="normal" style:font-style-complex="normal"/>
    </style:style>
    <style:style style:name="T256" style:family="text">
      <style:text-properties style:use-window-font-color="true" loext:opacity="0%" style:font-name="Bitstream Vera Sans" fo:font-size="10pt" fo:font-style="normal" fo:background-color="#ffff00" loext:char-shading-value="0" style:font-name-asian="OpenSymbol1" style:font-size-asian="10pt" style:font-style-asian="normal" style:font-name-complex="OpenSymbol1" style:font-size-complex="10pt" style:font-style-complex="normal"/>
    </style:style>
    <style:style style:name="T257" style:family="text">
      <style:text-properties style:use-window-font-color="true" loext:opacity="0%" style:font-name="Bitstream Vera Sans" fo:font-weight="normal" fo:background-color="#ffff00" loext:char-shading-value="0" style:font-style-asian="normal" style:font-style-complex="normal"/>
    </style:style>
    <style:style style:name="T258" style:family="text">
      <style:text-properties style:use-window-font-color="true" loext:opacity="0%" style:font-name="OpenSymbol1" fo:font-style="normal" fo:background-color="#ffff00" loext:char-shading-value="0" style:font-style-asian="normal" style:font-style-complex="normal"/>
    </style:style>
    <style:style style:name="T259" style:family="text">
      <style:text-properties style:use-window-font-color="true" loext:opacity="0%" style:font-name="OpenSymbol1" fo:font-style="normal" fo:background-color="#ffff00" loext:char-shading-value="0" style:font-size-asian="11.3999996185303pt" style:font-style-asian="normal" style:font-size-complex="11.3999996185303pt" style:font-style-complex="normal"/>
    </style:style>
    <style:style style:name="T260" style:family="text">
      <style:text-properties style:use-window-font-color="true" loext:opacity="0%" style:font-name="OpenSymbol1" fo:font-style="normal" fo:background-color="#ffff00" loext:char-shading-value="0" style:font-name-asian="OpenSymbol1" style:font-style-asian="normal" style:font-name-complex="OpenSymbol1" style:font-style-complex="normal"/>
    </style:style>
    <style:style style:name="T261" style:family="text">
      <style:text-properties style:use-window-font-color="true" loext:opacity="0%" style:font-name="OpenSymbol1" fo:font-style="normal" fo:background-color="transparent" loext:char-shading-value="0" style:font-style-asian="normal" style:font-style-complex="normal"/>
    </style:style>
    <style:style style:name="T262" style:family="text">
      <style:text-properties style:use-window-font-color="true" loext:opacity="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263" style:family="text">
      <style:text-properties style:use-window-font-color="true" loext:opacity="0%" style:font-name="OpenSymbol3" fo:font-style="normal" fo:background-color="#ffff00" loext:char-shading-value="0" style:font-style-asian="normal" style:font-style-complex="normal"/>
    </style:style>
    <style:style style:name="T264" style:family="text">
      <style:text-properties style:use-window-font-color="true" loext:opacity="0%" style:font-name="OpenSymbol3" fo:font-style="normal" fo:background-color="#ffff00" loext:char-shading-value="0" style:font-size-asian="11.3999996185303pt" style:font-style-asian="normal" style:font-size-complex="11.3999996185303pt" style:font-style-complex="normal"/>
    </style:style>
    <style:style style:name="T265" style:family="text">
      <style:text-properties style:use-window-font-color="true" loext:opacity="0%" style:font-name="OpenSymbol3" fo:font-style="normal" fo:background-color="#ffff00" loext:char-shading-value="0" style:font-name-asian="OpenSymbol1" style:font-size-asian="12pt" style:font-style-asian="normal" style:font-name-complex="OpenSymbol1" style:font-size-complex="12pt" style:font-style-complex="normal"/>
    </style:style>
    <style:style style:name="T266" style:family="text">
      <style:text-properties style:use-window-font-color="true" loext:opacity="0%" style:font-name="OpenSymbol3" fo:font-style="normal" fo:background-color="#ffff00" loext:char-shading-value="0" style:font-name-asian="OpenSymbol1" style:font-size-asian="10pt" style:font-style-asian="normal" style:font-name-complex="OpenSymbol1" style:font-size-complex="10pt" style:font-style-complex="normal"/>
    </style:style>
    <style:style style:name="T267" style:family="text">
      <style:text-properties style:use-window-font-color="true" loext:opacity="0%" style:font-name="OpenSymbol3" fo:font-style="normal" fo:background-color="#ffff00" loext:char-shading-value="0" style:font-size-asian="12pt" style:font-style-asian="normal" style:font-size-complex="12pt" style:font-style-complex="normal"/>
    </style:style>
    <style:style style:name="T268" style:family="text">
      <style:text-properties style:use-window-font-color="true" loext:opacity="0%" style:font-name="OpenSymbol3" fo:background-color="#ffff00" loext:char-shading-value="0"/>
    </style:style>
    <style:style style:name="T269" style:family="text">
      <style:text-properties style:use-window-font-color="true" loext:opacity="0%" style:font-name="OpenSymbol3" fo:background-color="#ffff00" loext:char-shading-value="0" style:font-style-asian="normal" style:font-style-complex="normal"/>
    </style:style>
    <style:style style:name="T270" style:family="text">
      <style:text-properties style:use-window-font-color="true" loext:opacity="0%" style:font-name="OpenSymbol3" fo:background-color="#ffff00" loext:char-shading-value="0" style:font-name-asian="OpenSymbol1" style:font-size-asian="10pt" style:font-style-asian="normal" style:font-name-complex="OpenSymbol1" style:font-size-complex="10pt" style:font-style-complex="normal"/>
    </style:style>
    <style:style style:name="T271" style:family="text">
      <style:text-properties style:use-window-font-color="true" loext:opacity="0%" fo:background-color="#ffff00" loext:char-shading-value="0"/>
    </style:style>
    <style:style style:name="T272" style:family="text">
      <style:text-properties style:use-window-font-color="true" loext:opacity="0%" fo:background-color="#ffff00" loext:char-shading-value="0" style:font-style-asian="normal" style:font-style-complex="normal"/>
    </style:style>
    <style:style style:name="T273" style:family="text">
      <style:text-properties style:use-window-font-color="true" loext:opacity="0%" fo:background-color="#ffff00" loext:char-shading-value="0" style:font-size-asian="11.3999996185303pt" style:font-style-asian="normal" style:font-size-complex="11.3999996185303pt" style:font-style-complex="normal"/>
    </style:style>
    <style:style style:name="T274" style:family="text">
      <style:text-properties style:use-window-font-color="true" loext:opacity="0%" fo:background-color="#ffff00" loext:char-shading-value="0" style:font-name-asian="OpenSymbol1" style:font-size-asian="10pt" style:font-style-asian="normal" style:font-name-complex="OpenSymbol1" style:font-size-complex="10pt" style:font-style-complex="normal"/>
    </style:style>
    <style:style style:name="T275" style:family="text">
      <style:text-properties style:use-window-font-color="true" loext:opacity="0%" officeooo:rsid="00102e89" fo:background-color="#ffff00" loext:char-shading-value="0" style:font-name-asian="OpenSymbol1" style:font-size-asian="10pt" style:font-style-asian="normal" style:font-name-complex="OpenSymbol1" style:font-size-complex="10pt" style:font-style-complex="normal"/>
    </style:style>
    <style:style style:name="T276" style:family="text">
      <style:text-properties style:use-window-font-color="true" loext:opacity="0%" fo:font-size="12pt" fo:background-color="#ffff00" loext:char-shading-value="0" style:font-size-asian="12pt" style:font-style-asian="normal" style:font-size-complex="12pt" style:font-style-complex="normal"/>
    </style:style>
    <style:style style:name="T277" style:family="text">
      <style:text-properties style:use-window-font-color="true" loext:opacity="0%" fo:font-size="12pt" officeooo:rsid="0011d0f8" fo:background-color="#ffff00" loext:char-shading-value="0" style:font-size-asian="12pt" style:font-style-asian="normal" style:font-size-complex="12pt" style:font-style-complex="normal"/>
    </style:style>
    <style:style style:name="T278" style:family="text">
      <style:text-properties style:use-window-font-color="true" loext:opacity="0%" fo:font-size="12pt" fo:background-color="#ffff00" loext:char-shading-value="0" style:font-size-asian="12pt" style:font-size-complex="12pt"/>
    </style:style>
    <style:style style:name="T279" style:family="text">
      <style:text-properties style:use-window-font-color="true" loext:opacity="0%" fo:font-size="12pt" fo:background-color="transparent" loext:char-shading-value="0" style:font-size-asian="12pt" style:font-style-asian="normal" style:font-size-complex="12pt" style:font-style-complex="normal"/>
    </style:style>
    <style:style style:name="T280" style:family="text">
      <style:text-properties style:use-window-font-color="true" loext:opacity="0%" fo:font-size="11.3999996185303pt" fo:background-color="#ffff00" loext:char-shading-value="0" style:font-size-asian="11.3999996185303pt" style:font-size-complex="11.3999996185303pt"/>
    </style:style>
    <style:style style:name="T281" style:family="text">
      <style:text-properties style:use-window-font-color="true" loext:opacity="0%" officeooo:rsid="005d8454"/>
    </style:style>
    <style:style style:name="T282" style:family="text">
      <style:text-properties style:use-window-font-color="true" loext:opacity="0%" officeooo:rsid="006d1f0a"/>
    </style:style>
    <style:style style:name="T283" style:family="text">
      <style:text-properties style:use-window-font-color="true" loext:opacity="0%" officeooo:rsid="0062ff47"/>
    </style:style>
    <style:style style:name="T284" style:family="text">
      <style:text-properties style:use-window-font-color="true" loext:opacity="0%" style:font-name="Bitstream Vera Sans1" fo:font-size="10pt" officeooo:rsid="006d1f0a"/>
    </style:style>
    <style:style style:name="T285" style:family="text">
      <style:text-properties style:use-window-font-color="true" loext:opacity="0%" style:font-name="Bitstream Vera Sans1" fo:font-size="10pt" officeooo:rsid="005eee99"/>
    </style:style>
    <style:style style:name="T286" style:family="text">
      <style:text-properties style:use-window-font-color="true" loext:opacity="0%" style:font-name="Times New Roman" fo:font-size="12pt" fo:font-style="italic" officeooo:rsid="006d1f0a" style:font-size-asian="12pt" style:font-style-asian="italic" style:font-size-complex="12pt" style:font-style-complex="italic"/>
    </style:style>
    <style:style style:name="T287" style:family="text">
      <style:text-properties style:text-outline="false" style:text-line-through-style="none" style:text-line-through-type="none" style:font-name="Times New Roman" fo:font-size="10pt" fo:language="fr" fo:country="FR" fo:font-style="italic" fo:text-shadow="none" style:text-underline-style="none" fo:font-weight="normal" fo:background-color="transparent" loext:char-shading-value="0" style:font-name-asian="Bitstream Vera Sans" style:font-size-asian="10pt" style:language-asian="fr" style:country-asian="FR" style:font-style-asian="italic" style:font-weight-asian="normal" style:font-name-complex="Bitstream Vera Sans" style:font-size-complex="10pt" style:font-style-complex="italic" style:font-weight-complex="normal" style:text-emphasize="none" style:text-scale="100%" style:font-relief="none"/>
    </style:style>
    <style:style style:name="T288" style:family="text">
      <style:text-properties style:text-outline="false" style:text-line-through-style="none" style:text-line-through-type="none" style:font-name="OpenSymbol1"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text-scale="100%" style:font-relief="none"/>
    </style:style>
    <style:style style:name="T289" style:family="text">
      <style:text-properties fo:color="#6fb544" loext:opacity="100%" style:text-outline="false" style:text-line-through-style="none" style:text-line-through-type="none" style:font-name="Times New Roman" fo:font-size="10pt" fo:language="fr" fo:country="FR" fo:font-style="italic" style:text-underline-style="none" fo:font-weight="normal" style:font-name-asian="Bitstream Vera Sans" style:font-size-asian="10pt" style:language-asian="fr" style:country-asian="FR" style:font-style-asian="italic" style:font-weight-asian="bold" style:font-name-complex="Bitstream Vera Sans" style:font-size-complex="10pt" style:font-style-complex="italic" style:font-weight-complex="bold" style:text-emphasize="none" style:font-relief="none"/>
    </style:style>
    <style:style style:name="T290" style:family="text">
      <style:text-properties fo:font-weight="normal" style:font-weight-asian="normal" style:font-weight-complex="normal"/>
    </style:style>
    <style:style style:name="T291" style:family="text">
      <style:text-properties fo:color="#1259bc" loext:opacity="100%"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92" style:family="text">
      <style:text-properties fo:color="#1259bc" loext:opacity="100%"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293" style:family="text">
      <style:text-properties fo:color="#9d0f89" loext:opacity="100%"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94" style:family="text">
      <style:text-properties fo:color="#9d0f89" loext:opacity="100%" style:font-name="Bitstream Vera San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95" style:family="text">
      <style:text-properties fo:color="#9d0f89" loext:opacity="100%" style:font-name="OpenSymbol1"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96" style:family="text">
      <style:text-properties fo:color="#9d0f89" loext:opacity="100%"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97" style:family="text">
      <style:text-properties fo:color="#9d0f89" loext:opacity="100%"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298" style:family="text">
      <style:text-properties fo:color="#a43486" loext:opacity="100%"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99" style:family="text">
      <style:text-properties fo:text-transform="uppercase" style:use-window-font-color="true" loext:opacity="0%" style:font-name="Bitstream Vera Sans" fo:font-size="10pt" fo:letter-spacing="-0.004cm"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300" style:family="text">
      <style:text-properties fo:font-variant="normal" fo:text-transform="none" style:use-window-font-color="true" loext:opacity="0%" style:font-name="OpenSymbol1" fo:font-size="10pt" fo:letter-spacing="-0.004cm"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301" style:family="text">
      <style:text-properties fo:font-variant="normal" fo:text-transform="none" style:use-window-font-color="true" loext:opacity="0%" style:font-name="OpenSymbol1" fo:font-size="10pt" fo:letter-spacing="-0.004cm" fo:font-style="normal"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302" style:family="text">
      <style:text-properties fo:font-variant="normal" fo:text-transform="none" style:use-window-font-color="true" loext:opacity="0%" style:font-name="Bitstream Vera Sans" fo:font-size="10pt" fo:letter-spacing="-0.004cm"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303" style:family="text">
      <style:text-properties fo:font-variant="normal" fo:text-transform="none" style:use-window-font-color="true" loext:opacity="0%" style:font-name="Bitstream Vera Sans" fo:font-size="10pt" fo:letter-spacing="-0.004cm" fo:font-style="normal" fo:font-weight="bold"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304" style:family="text">
      <style:text-properties fo:font-variant="normal" fo:text-transform="none" style:use-window-font-color="true" loext:opacity="0%" style:font-name="Bitstream Vera Sans" fo:font-size="10pt" fo:letter-spacing="-0.004cm" fo:font-style="normal"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305" style:family="text">
      <style:text-properties fo:font-variant="normal" fo:text-transform="none" style:use-window-font-color="true" loext:opacity="0%" fo:font-size="12pt" fo:letter-spacing="-0.004cm" fo:font-style="italic" fo:font-weight="bold" fo:background-color="transparent" loext:char-shading-value="0" style:font-name-asian="Times New Roman" style:font-size-asian="12pt" style:font-style-asian="italic" style:font-weight-asian="bold" style:font-name-complex="Times New Roman" style:font-size-complex="12pt" style:font-style-complex="italic" style:font-weight-complex="bold"/>
    </style:style>
    <style:style style:name="T306" style:family="text">
      <style:text-properties fo:font-variant="normal" fo:text-transform="none" style:font-name="Bitstream Vera Sans" fo:font-size="10pt" fo:letter-spacing="-0.004cm"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07" style:family="text">
      <style:text-properties fo:font-variant="normal" fo:text-transform="none" style:font-name="OpenSymbol1" fo:font-size="10pt" fo:letter-spacing="-0.004cm"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08" style:family="text">
      <style:text-properties fo:font-variant="normal" fo:text-transform="none" fo:font-size="12pt" fo:letter-spacing="-0.004cm" fo:font-style="italic" fo:font-weight="normal" fo:background-color="transparent" loext:char-shading-value="0" style:font-name-asian="Times New Roman" style:font-size-asian="12pt" style:font-style-asian="italic" style:font-weight-asian="normal" style:font-name-complex="Times New Roman" style:font-size-complex="12pt" style:font-style-complex="italic" style:font-weight-complex="normal"/>
    </style:style>
    <style:style style:name="T309" style:family="text">
      <style:text-properties fo:color="#1ca2b8" loext:opacity="100%"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310" style:family="text">
      <style:text-properties fo:color="#1ca2b8" loext:opacity="100%"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311" style:family="text">
      <style:text-properties fo:color="#1ca2b8" loext:opacity="100%" style:font-name="Bitstream Vera Sans" fo:font-size="10pt" fo:font-style="normal"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312" style:family="text">
      <style:text-properties fo:color="#1ca2b8" loext:opacity="100%" style:font-name="Bitstream Vera Sans"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313" style:family="text">
      <style:text-properties fo:color="#1ca2b8" loext:opacity="100%"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14" style:family="text">
      <style:text-properties fo:color="#1ca2b8" loext:opacity="100%" style:font-name="OpenSymbol1"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15" style:family="text">
      <style:text-properties fo:color="#1ca2b8" loext:opacity="100%" style:font-name="OpenSymbol1" fo:font-size="10pt" fo:font-style="normal"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316" style:family="text">
      <style:text-properties fo:color="#ffa76c" loext:opacity="100%"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17" style:family="text">
      <style:text-properties fo:color="#ffa76c" loext:opacity="100%"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318" style:family="text">
      <style:text-properties fo:color="#ffa76c" loext:opacity="100%" style:font-name="Bitstream Vera Sans"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19" style:family="text">
      <style:text-properties fo:color="#ffa76c" loext:opacity="100%" style:font-name="Bitstream Vera San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20" style:family="text">
      <style:text-properties fo:color="#ffa76c" loext:opacity="100%" style:font-name="OpenSymbol1"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321" style:family="text">
      <style:text-properties fo:color="#ffa76c" loext:opacity="100%" style:text-outline="false" style:text-line-through-style="none" style:text-line-through-type="none" style:font-name="OpenSymbol1" fo:font-size="10pt" fo:language="fr" fo:country="FR" fo:font-style="normal" style:text-underline-style="none" fo:font-weight="normal" style:font-name-asian="Bitstream Vera Sans" style:font-size-asian="10pt" style:language-asian="fr" style:country-asian="FR" style:font-style-asian="normal" style:font-weight-asian="bold" style:font-name-complex="Bitstream Vera Sans" style:font-size-complex="10pt" style:font-style-complex="normal" style:font-weight-complex="bold" style:text-emphasize="none" style:font-relief="none"/>
    </style:style>
    <style:style style:name="T322" style:family="text">
      <style:text-properties fo:color="#ffa76c" loext:opacity="100%" style:text-outline="false" style:text-line-through-style="none" style:text-line-through-type="none" style:font-name="Times New Roman" fo:font-size="10pt" fo:language="fr" fo:country="FR" fo:font-style="normal" style:text-underline-style="none" fo:font-weight="normal"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font-relief="none"/>
    </style:style>
    <style:style style:name="T323" style:family="text">
      <style:text-properties fo:color="#ffa76c" loext:opacity="100%" style:text-outline="false" style:text-line-through-style="none" style:text-line-through-type="none" style:font-name="Times New Roman" fo:font-size="10pt" fo:language="fr" fo:country="FR" fo:font-style="italic" style:text-underline-style="none" fo:font-weight="normal" style:font-name-asian="Bitstream Vera Sans" style:font-size-asian="10pt" style:language-asian="fr" style:country-asian="FR" style:font-style-asian="italic" style:font-weight-asian="bold" style:font-name-complex="Bitstream Vera Sans" style:font-size-complex="10pt" style:font-style-complex="italic" style:font-weight-complex="bold" style:text-emphasize="none" style:font-relief="none"/>
    </style:style>
    <style:style style:name="T324" style:family="text">
      <style:text-properties fo:color="#ffa76c" loext:opacity="100%" style:text-outline="false" style:text-line-through-style="none" style:text-line-through-type="none" style:font-name="Times New Roman" fo:font-size="12pt" fo:language="fr" fo:country="FR" fo:font-style="italic" style:text-underline-style="none" fo:font-weight="bold" style:font-name-asian="Bitstream Vera Sans" style:font-size-asian="12pt" style:language-asian="fr" style:country-asian="FR" style:font-style-asian="italic" style:font-weight-asian="bold" style:font-name-complex="Bitstream Vera Sans" style:font-size-complex="12pt" style:font-style-complex="italic" style:font-weight-complex="bold" style:text-emphasize="none" style:font-relief="none"/>
    </style:style>
    <style:style style:name="T325" style:family="text">
      <style:text-properties style:font-size-complex="10pt"/>
    </style:style>
    <style:style style:name="T326" style:family="text">
      <style:text-properties fo:font-weight="bold" style:font-weight-asian="bold" style:font-weight-complex="bold"/>
    </style:style>
    <style:style style:name="T327" style:family="text">
      <style:text-properties fo:font-weight="bold" officeooo:rsid="00612b52" style:font-weight-asian="bold" style:font-weight-complex="bold"/>
    </style:style>
    <style:style style:name="T328" style:family="text">
      <style:text-properties style:font-name="Bitstream Vera Sans1" fo:letter-spacing="-0.004cm" officeooo:rsid="005e5658" style:font-name-asian="SimSun" style:font-name-complex="Lucida Sans"/>
    </style:style>
    <style:style style:name="T329" style:family="text">
      <style:text-properties style:font-name="Bitstream Vera Sans1" officeooo:rsid="005e5658" style:font-name-asian="SimSun" style:font-name-complex="Lucida Sans"/>
    </style:style>
    <style:style style:name="T330" style:family="text">
      <style:text-properties fo:letter-spacing="-0.004cm"/>
    </style:style>
    <style:style style:name="T331" style:family="text">
      <style:text-properties fo:letter-spacing="-0.004cm" officeooo:rsid="005e5658" style:font-name-asian="SimSun" style:font-name-complex="Lucida Sans"/>
    </style:style>
    <style:style style:name="T332" style:family="text">
      <style:text-properties style:font-name="DejaVu Sans Mono" fo:font-size="9pt" style:font-size-asian="9pt" style:font-size-complex="9pt"/>
    </style:style>
    <style:style style:name="T333" style:family="text">
      <style:text-properties officeooo:rsid="006d1f0a"/>
    </style:style>
    <style:style style:name="T334" style:family="text">
      <style:text-properties officeooo:rsid="006e9489"/>
    </style:style>
    <style:style style:name="T335" style:family="text">
      <style:text-properties officeooo:rsid="0011d0f8"/>
    </style:style>
    <style:style style:name="T336" style:family="text">
      <style:text-properties style:font-size-asian="12pt" style:font-style-asian="normal" style:font-size-complex="12pt" style:font-style-complex="normal"/>
    </style:style>
    <style:style style:name="T337" style:family="text">
      <style:text-properties fo:color="#ffffff" loext:opacity="100%" style:font-name="Bitstream Vera Sans" fo:font-size="11pt" fo:font-weight="bold" style:font-size-asian="11pt" style:font-weight-asian="bold" style:font-size-complex="11pt" style:font-weight-complex="bold"/>
    </style:style>
    <style:style style:name="T338" style:family="text">
      <style:text-properties fo:color="#ffffff" loext:opacity="100%"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Sect1" style:family="section">
      <style:section-properties text:dont-balance-text-columns="false" style:editable="false">
        <style:columns fo:column-count="1" fo:column-gap="0cm">
          <style:column-sep style:width="0.035cm" style:color="#ff9900" style:height="100%" style:style="solid"/>
        </style:columns>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style:editable="false">
        <style:columns fo:column-count="2" fo:column-gap="0.55cm">
          <style:column style:rel-width="32767*" fo:start-indent="0cm" fo:end-indent="0.275cm"/>
          <style:column style:rel-width="32768*" fo:start-indent="0.27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g text:anchor-type="paragraph" draw:z-index="7" draw:name="Forme5" draw:style-name="gr1"><draw:custom-shape draw:style-name="gr2" draw:text-style-name="P86" svg:width="3.964cm" svg:height="0.641cm" draw:transform="skewX (0.00279252680319092) rotate (0.0872664625997165) translate (-31.4663055555556cm -28.1006527777778cm)"><text:p text:style-name="P85"><text:span text:style-name="T33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draw:frame draw:style-name="fr1" draw:name="Cadre3" text:anchor-type="as-char" svg:width="9.135cm" draw:z-index="5"><draw:text-box fo:min-height="2.743cm"><text:section text:style-name="Sect1" text:name="Section8"><text:p text:style-name="P21"/><text:p text:style-name="P29"><text:span text:style-name="T101">Factorise : <text:s/>F =</text:span><text:span text:style-name="T139"> </text:span><text:span text:style-name="T141">−</text:span><text:span text:style-name="_5f_correction"><text:span text:style-name="T31">x</text:span></text:span><text:span text:style-name="T34">²</text:span><text:span text:style-name="T287"> </text:span><text:span text:style-name="T288"></text:span><text:span text:style-name="T34"> 3</text:span><text:span text:style-name="_5f_correction"><text:span text:style-name="T31">x</text:span></text:span><text:span text:style-name="T33">.</text:span></text:p><text:p text:style-name="P26"><text:span text:style-name="Bold_5f_niv2">Correction</text:span></text:p><text:p text:style-name="Standard"><text:span text:style-name="_5f_correction"><text:span text:style-name="T101">F =</text:span></text:span><text:span text:style-name="_5f_correction"><text:span text:style-name="T139"> </text:span></text:span><text:span text:style-name="_5f_correction"><text:span text:style-name="T141">−</text:span></text:span><text:span text:style-name="_5f_correction"><text:span text:style-name="T31">x</text:span></text:span><text:span text:style-name="_5f_correction"><text:span text:style-name="T34">²</text:span></text:span><text:span text:style-name="_5f_correction"><text:span text:style-name="T287"> </text:span></text:span><text:span text:style-name="_5f_correction"><text:span text:style-name="T288"></text:span></text:span><text:span text:style-name="_5f_correction"><text:span text:style-name="T34"> 3</text:span></text:span><text:span text:style-name="_5f_correction"><text:span text:style-name="T31">x</text:span></text:span><text:span text:style-name="_5f_correction"><text:span text:style-name="T33">.</text:span></text:span></text:p><text:p text:style-name="Standard"><text:span text:style-name="_5f_correction"><text:span text:style-name="T140">F</text:span></text:span><text:span text:style-name="_5f_correction"><text:span text:style-name="T137"> = (</text:span></text:span><text:span text:style-name="_5f_correction"><text:span text:style-name="T142">−</text:span></text:span><text:span text:style-name="_5f_correction"><text:span text:style-name="T31">x</text:span></text:span><text:span text:style-name="_5f_correction"><text:span text:style-name="T137">)</text:span></text:span><text:span text:style-name="_5f_correction"><text:span text:style-name="T138"> </text:span></text:span><text:span text:style-name="_5f_correction"><text:span text:style-name="T321">×</text:span></text:span><text:span text:style-name="_5f_correction"><text:span text:style-name="T322"> </text:span></text:span><text:span text:style-name="_5f_correction"><text:span text:style-name="T324">x</text:span></text:span><text:span text:style-name="_5f_correction"><text:span text:style-name="T289"> </text:span></text:span><text:span text:style-name="_5f_correction"><text:span text:style-name="T141"></text:span></text:span><text:span text:style-name="_5f_correction"><text:span text:style-name="T137"> </text:span></text:span><text:span text:style-name="_5f_correction"><text:span text:style-name="T140">3</text:span></text:span><text:span text:style-name="_5f_correction"><text:span text:style-name="T137"> </text:span></text:span><text:span text:style-name="_5f_correction"><text:span text:style-name="T321">×</text:span></text:span><text:span text:style-name="_5f_correction"><text:span text:style-name="T322"> </text:span></text:span><text:span text:style-name="_5f_correction"><text:span text:style-name="T323"> </text:span></text:span><text:span text:style-name="_5f_correction"><text:span text:style-name="T324">x</text:span></text:span></text:p><text:p text:style-name="Standard"><text:span text:style-name="_5f_correction"><text:span text:style-name="T140">F =</text:span></text:span><text:span text:style-name="_5f_correction"><text:span text:style-name="T32">x</text:span></text:span><text:span text:style-name="_5f_correction"><text:span text:style-name="T140">(</text:span></text:span><text:span text:style-name="_5f_correction"><text:span text:style-name="T142">−</text:span></text:span><text:span text:style-name="_5f_correction"><text:span text:style-name="T31">x</text:span></text:span><text:span text:style-name="_5f_correction"><text:span text:style-name="T138"> </text:span></text:span><text:span text:style-name="_5f_correction"><text:span text:style-name="T141"></text:span></text:span><text:span text:style-name="_5f_correction"><text:span text:style-name="T140"> 3)</text:span></text:span></text:p><text:p text:style-name="Standard"/><text:p text:style-name="P31"><text:span text:style-name="T290">Factorise :</text:span> <text:line-break/><text:span text:style-name="T133">D</text:span><text:span text:style-name="T97"> </text:span><text:span text:style-name="T86">=</text:span><text:span text:style-name="T97"> </text:span><text:span text:style-name="T133">(9</text:span><text:span text:style-name="_5f_variables"><text:span text:style-name="T7">x</text:span></text:span><text:span text:style-name="_5f_variables"><text:span text:style-name="T98"> </text:span></text:span><text:span text:style-name="_5f_variables"><text:span text:style-name="T87">−</text:span></text:span><text:span text:style-name="_5f_variables"><text:span text:style-name="T98"> 4</text:span></text:span><text:span text:style-name="T133">)(5</text:span><text:span text:style-name="_5f_variables"><text:span text:style-name="T7">x</text:span></text:span><text:span text:style-name="T98"> </text:span><text:span text:style-name="T87"></text:span><text:span text:style-name="T97"> 6</text:span><text:span text:style-name="T133">)</text:span><text:span text:style-name="T98"> </text:span><text:span text:style-name="T87"></text:span><text:span text:style-name="T98"> </text:span><text:span text:style-name="T133">(9</text:span><text:span text:style-name="_5f_variables"><text:span text:style-name="T7">x</text:span></text:span><text:span text:style-name="_5f_variables"><text:span text:style-name="T98"> </text:span></text:span><text:span text:style-name="_5f_variables"><text:span text:style-name="T87">−</text:span></text:span><text:span text:style-name="_5f_variables"><text:span text:style-name="T98"> </text:span></text:span><text:span text:style-name="T97">4</text:span><text:span text:style-name="T133">)(3</text:span><text:span text:style-name="_5f_variables"><text:span text:style-name="T7">x</text:span></text:span><text:span text:style-name="T98"> </text:span><text:span text:style-name="T87"></text:span><text:span text:style-name="T97"> 11</text:span><text:span text:style-name="T133">).</text:span></text:p><text:p text:style-name="P26"><text:span text:style-name="Bold_5f_niv2"><text:span text:style-name="T325">Correction</text:span></text:span></text:p><text:p text:style-name="Standard"><text:span text:style-name="T99">D </text:span><text:span text:style-name="T88">=</text:span><text:span text:style-name="T99"> </text:span><text:span text:style-name="T309">(9</text:span><text:span text:style-name="_5f_variables"><text:span text:style-name="T310">x</text:span></text:span><text:span text:style-name="_5f_variables"><text:span text:style-name="T291"> </text:span></text:span><text:span text:style-name="_5f_variables"><text:span text:style-name="T314">−</text:span></text:span><text:span text:style-name="_5f_variables"><text:span text:style-name="T313"> </text:span></text:span><text:span text:style-name="_5f_variables"><text:span text:style-name="T311">4</text:span></text:span><text:span text:style-name="T309">)</text:span><text:span text:style-name="T296">(5</text:span><text:span text:style-name="_5f_variables"><text:span text:style-name="T297">x</text:span></text:span><text:span text:style-name="T293"> </text:span><text:span text:style-name="T295"></text:span><text:span text:style-name="T294"> 6</text:span><text:span text:style-name="T296">)</text:span><text:span text:style-name="T100"> </text:span><text:span text:style-name="_5f_correction"><text:span text:style-name="T89"></text:span></text:span><text:span text:style-name="T100"> </text:span><text:span text:style-name="T315">(</text:span><text:span text:style-name="T309">9</text:span><text:span text:style-name="_5f_variables"><text:span text:style-name="T310">x</text:span></text:span><text:span text:style-name="_5f_variables"><text:span text:style-name="T313"> </text:span></text:span><text:span text:style-name="_5f_variables"><text:span text:style-name="T314">−</text:span></text:span><text:span text:style-name="_5f_variables"><text:span text:style-name="T313"> </text:span></text:span><text:span text:style-name="T312">4</text:span><text:span text:style-name="T309">)</text:span><text:span text:style-name="T316">(3</text:span><text:span text:style-name="_5f_variables"><text:span text:style-name="T317">x</text:span></text:span><text:span text:style-name="T318"> </text:span><text:span text:style-name="T320"></text:span><text:span text:style-name="T319"> 11</text:span><text:span text:style-name="T316">)</text:span></text:p><text:p text:style-name="Standard"><text:span text:style-name="T99">D </text:span><text:span text:style-name="T88">=</text:span><text:span text:style-name="T99"> </text:span><text:span text:style-name="T309">(9</text:span><text:span text:style-name="_5f_variables"><text:span text:style-name="T310">x</text:span></text:span><text:span text:style-name="_5f_variables"><text:span text:style-name="T311"> </text:span></text:span><text:span text:style-name="_5f_variables"><text:span text:style-name="T314">−</text:span></text:span><text:span text:style-name="_5f_variables"><text:span text:style-name="T311"> 4</text:span></text:span><text:span text:style-name="T292">)</text:span><text:span text:style-name="T143">[</text:span><text:span text:style-name="T296">(5</text:span><text:span text:style-name="_5f_variables"><text:span text:style-name="T297">x</text:span></text:span><text:span text:style-name="T293"> </text:span><text:span text:style-name="T295"></text:span><text:span text:style-name="T294"> 6</text:span><text:span text:style-name="T296">)</text:span><text:span text:style-name="T293"> </text:span><text:span text:style-name="_5f_correction"><text:span text:style-name="T295"></text:span></text:span><text:span text:style-name="T100"> </text:span><text:span text:style-name="T316">(3</text:span><text:span text:style-name="_5f_variables"><text:span text:style-name="T317">x</text:span></text:span><text:span text:style-name="T318"> </text:span><text:span text:style-name="T320"></text:span><text:span text:style-name="T319"> 11</text:span><text:span text:style-name="T316">)</text:span><text:span text:style-name="T134">]</text:span></text:p><text:p text:style-name="Standard"><text:span text:style-name="T99">D </text:span><text:span text:style-name="T88">=</text:span><text:span text:style-name="T99"> </text:span><text:span text:style-name="T309">(9</text:span><text:span text:style-name="_5f_variables"><text:span text:style-name="T310">x</text:span></text:span><text:span text:style-name="_5f_variables"><text:span text:style-name="T311"> </text:span></text:span><text:span text:style-name="_5f_variables"><text:span text:style-name="T314">−</text:span></text:span><text:span text:style-name="_5f_variables"><text:span text:style-name="T311"> 4</text:span></text:span><text:span text:style-name="T309">)</text:span><text:span text:style-name="T143">[</text:span><text:span text:style-name="T134">5</text:span><text:span text:style-name="_5f_variables"><text:span text:style-name="T8">x</text:span></text:span><text:span text:style-name="T100"> </text:span><text:span text:style-name="T89"></text:span><text:span text:style-name="T99"> 6</text:span><text:span text:style-name="T298"> </text:span><text:span text:style-name="_5f_correction"><text:span text:style-name="T295"></text:span></text:span><text:span text:style-name="T100"> </text:span><text:span text:style-name="T134">3</text:span><text:span text:style-name="_5f_variables"><text:span text:style-name="T8">x</text:span></text:span><text:span text:style-name="_5f_variables"><text:span text:style-name="T100"> </text:span></text:span><text:span text:style-name="_5f_correction"><text:span text:style-name="T295"></text:span></text:span><text:span text:style-name="_5f_variables"><text:span text:style-name="T100"> </text:span></text:span><text:span text:style-name="T99">11]</text:span></text:p><text:p text:style-name="Standard"><text:span text:style-name="Police_20_par_20_défaut"><text:span text:style-name="T299">D </text:span></text:span><text:span text:style-name="Police_20_par_20_défaut"><text:span text:style-name="T300">=</text:span></text:span><text:span text:style-name="Police_20_par_20_défaut"><text:span text:style-name="T302"> </text:span></text:span><text:span text:style-name="Police_20_par_20_défaut"><text:span text:style-name="T303">(9</text:span></text:span><text:span text:style-name="_5f_variables"><text:span text:style-name="T305">x</text:span></text:span><text:span text:style-name="_5f_variables"><text:span text:style-name="T304"> </text:span></text:span><text:span text:style-name="_5f_variables"><text:span text:style-name="T301">−</text:span></text:span><text:span text:style-name="_5f_variables"><text:span text:style-name="T304"> 4</text:span></text:span><text:span text:style-name="Police_20_par_20_défaut"><text:span text:style-name="T303">)</text:span></text:span><text:span text:style-name="Police_20_par_20_défaut"><text:span text:style-name="T302">(8</text:span></text:span><text:span text:style-name="_5f_variables"><text:span text:style-name="T308">x</text:span></text:span><text:span text:style-name="_5f_variables"><text:span text:style-name="T306"> </text:span></text:span><text:span text:style-name="_5f_variables"><text:span text:style-name="T307"></text:span></text:span><text:span text:style-name="_5f_variables"><text:span text:style-name="T306"> 17</text:span></text:span><text:span text:style-name="Police_20_par_20_défaut"><text:span text:style-name="T302">)</text:span></text:span></text:p></text:section></draw:text-box></draw:frame></text:p>
      <text:list xml:id="list1717537470" text:style-name="Num_5f_Exo">
        <text:list-item>
          <text:list>
            <text:list-item>
              <text:list>
                <text:list-item>
                  <text:list>
                    <text:list-item>
                      <text:h text:style-name="P45" text:outline-level="1"> Recopie chaque expression en faisant apparaître un facteur commun comme dans l'exemple : 6<text:span text:style-name="T76">x</text:span><text:span text:style-name="T10">2</text:span><text:span text:style-name="T91"> </text:span><text:span text:style-name="T81"></text:span><text:span text:style-name="T92"> </text:span>4<text:span text:style-name="T76">x</text:span><text:span text:style-name="T103"> </text:span><text:span text:style-name="T85">=</text:span><text:span text:style-name="T103"> </text:span><text:span text:style-name="T126">2</text:span><text:span text:style-name="T78">x</text:span><text:span text:style-name="T102"> </text:span><text:span text:style-name="T128">×</text:span><text:span text:style-name="T80"> </text:span>3<text:span text:style-name="T76">x</text:span><text:span text:style-name="T102"> </text:span><text:span text:style-name="T95"></text:span><text:span text:style-name="T103"> </text:span><text:span text:style-name="T126">2</text:span><text:span text:style-name="T78">x</text:span><text:span text:style-name="T102"> </text:span><text:span text:style-name="T128">×</text:span><text:span text:style-name="T80"> </text:span>2.</text:h>
                    </text:list-item>
                  </text:list>
                </text:list-item>
              </text:list>
            </text:list-item>
          </text:list>
        </text:list-item>
      </text:list>
      <text:list xml:id="list4021259410" text:style-name="liste_5f_abc">
        <text:list-item>
          <text:p text:style-name="P79">13<text:span text:style-name="T91"> </text:span><text:span text:style-name="T129">×</text:span><text:span text:style-name="T131"> </text:span>4,5<text:span text:style-name="T91"> </text:span><text:span text:style-name="T81"></text:span><text:span text:style-name="T92"> </text:span>4,5<text:span text:style-name="T91"> </text:span><text:span text:style-name="T129">×</text:span><text:span text:style-name="T131"> </text:span><text:span text:style-name="T76">x</text:span><text:span text:style-name="T103"> </text:span><text:span text:style-name="T85">=</text:span><text:span text:style-name="T244"> </text:span><text:span text:style-name="_5f_pointillés_20_gris"><text:span text:style-name="T222">13</text:span></text:span><text:span text:style-name="_5f_pointillés_20_gris"><text:span text:style-name="T149"> </text:span></text:span><text:span text:style-name="_5f_pointillés_20_gris"><text:span text:style-name="T214">×</text:span></text:span><text:span text:style-name="_5f_pointillés_20_gris"><text:span text:style-name="T221"> </text:span></text:span><text:span text:style-name="_5f_pointillés_20_gris"><text:span text:style-name="T228">4,5</text:span></text:span><text:span text:style-name="_5f_pointillés_20_gris"><text:span text:style-name="T149"> </text:span></text:span><text:span text:style-name="_5f_pointillés_20_gris"><text:span text:style-name="T186"></text:span></text:span><text:span text:style-name="_5f_pointillés_20_gris"><text:span text:style-name="T149"> </text:span></text:span><text:span text:style-name="_5f_pointillés_20_gris"><text:span text:style-name="T228">4,5</text:span></text:span><text:span text:style-name="_5f_pointillés_20_gris"><text:span text:style-name="T149"> </text:span></text:span><text:span text:style-name="_5f_pointillés_20_gris"><text:span text:style-name="T214">×</text:span></text:span><text:span text:style-name="_5f_pointillés_20_gris"><text:span text:style-name="T221"> </text:span></text:span><text:span text:style-name="_5f_pointillés_20_gris"><text:span text:style-name="T209">x</text:span></text:span><text:span text:style-name="_5f_pointillés_20_gris"><text:span text:style-name="T170"> </text:span></text:span></text:p>
        </text:list-item>
        <text:list-item>
          <text:p text:style-name="P77">5<text:span text:style-name="T76">x</text:span><text:span text:style-name="T102"> </text:span><text:span text:style-name="T84">−</text:span><text:span text:style-name="T102"> </text:span>4<text:span text:style-name="T76">x</text:span><text:span text:style-name="T102"> </text:span><text:span text:style-name="T84"></text:span><text:span text:style-name="T103"> </text:span>3<text:span text:style-name="T76">x</text:span><text:span text:style-name="T103"> </text:span><text:span text:style-name="T85">=</text:span><text:span text:style-name="T245"> </text:span><text:span text:style-name="_5f_pointillés_20_gris"><text:span text:style-name="T222">5</text:span></text:span><text:span text:style-name="_5f_pointillés_20_gris"><text:span text:style-name="T210">x</text:span></text:span><text:span text:style-name="_5f_pointillés_20_gris"><text:span text:style-name="T170"> </text:span></text:span><text:span text:style-name="_5f_pointillés_20_gris"><text:span text:style-name="T197">−</text:span></text:span><text:span text:style-name="_5f_pointillés_20_gris"><text:span text:style-name="T170"> </text:span></text:span><text:span text:style-name="_5f_pointillés_20_gris"><text:span text:style-name="T222">4</text:span></text:span><text:span text:style-name="_5f_pointillés_20_gris"><text:span text:style-name="T210">x</text:span></text:span><text:span text:style-name="_5f_pointillés_20_gris"><text:span text:style-name="T171"> </text:span></text:span><text:span text:style-name="_5f_pointillés_20_gris"><text:span text:style-name="T197"></text:span></text:span><text:span text:style-name="_5f_pointillés_20_gris"><text:span text:style-name="T170"> </text:span></text:span><text:span text:style-name="_5f_pointillés_20_gris"><text:span text:style-name="T222">3</text:span></text:span><text:span text:style-name="_5f_pointillés_20_gris"><text:span text:style-name="T210">x</text:span></text:span><text:span text:style-name="_5f_pointillés_20_gris"><text:span text:style-name="T170"> </text:span></text:span></text:p>
        </text:list-item>
        <text:list-item>
          <text:p text:style-name="P77">7<text:span text:style-name="_5f_variable"><text:span text:style-name="T5">a</text:span></text:span><text:span text:style-name="_5f_variable"><text:span text:style-name="T104"> </text:span></text:span><text:span text:style-name="_5f_variable"><text:span text:style-name="T84"></text:span></text:span><text:span text:style-name="_5f_variable"><text:span text:style-name="T105"> </text:span></text:span><text:span text:style-name="_5f_variable"><text:span text:style-name="T5">a</text:span></text:span><text:span text:style-name="T10">2</text:span><text:span text:style-name="T109"> </text:span><text:span text:style-name="T106">−</text:span><text:span text:style-name="T109"> </text:span>6<text:span text:style-name="_5f_variable"><text:span text:style-name="T5">a</text:span></text:span><text:span text:style-name="_5f_variable"><text:span text:style-name="T105"> </text:span></text:span><text:span text:style-name="_5f_variable"><text:span text:style-name="T85">=</text:span></text:span><text:span text:style-name="_5f_variable"><text:span text:style-name="T105"> </text:span></text:span><text:span text:style-name="_5f_pointillés_20_gris"><text:span text:style-name="T223">7</text:span></text:span><text:span text:style-name="_5f_variable"><text:span text:style-name="T179">a</text:span></text:span><text:span text:style-name="_5f_variable"><text:span text:style-name="T163"> </text:span></text:span><text:span text:style-name="_5f_variable"><text:span text:style-name="T197"></text:span></text:span><text:span text:style-name="_5f_variable"><text:span text:style-name="T163"> </text:span></text:span><text:span text:style-name="_5f_variable"><text:span text:style-name="T179">a</text:span></text:span><text:span text:style-name="_5f_pointillés_20_gris"><text:span text:style-name="T213">×</text:span></text:span><text:span text:style-name="_5f_pointillés_20_gris"><text:span text:style-name="T220"> </text:span></text:span><text:span text:style-name="_5f_pointillés_20_gris"><text:span text:style-name="T208">a</text:span></text:span><text:span text:style-name="_5f_pointillés_20_gris"><text:span text:style-name="T187">−</text:span></text:span><text:span text:style-name="_5f_pointillés_20_gris"><text:span text:style-name="T150"> </text:span></text:span><text:span text:style-name="_5f_pointillés_20_gris"><text:span text:style-name="T223">6</text:span></text:span><text:span text:style-name="_5f_variable"><text:span text:style-name="T179">a</text:span></text:span><text:span text:style-name="_5f_variable"><text:span text:style-name="T163"> </text:span></text:span></text:p>
        </text:list-item>
        <text:list-item>
          <text:p text:style-name="P77"><text:span text:style-name="corps"><text:span text:style-name="T132">9</text:span></text:span><text:span text:style-name="_5f_variable"><text:span text:style-name="T5">y</text:span></text:span><text:span text:style-name="corps"><text:span text:style-name="T11">2</text:span></text:span><text:span text:style-name="corps"><text:span text:style-name="T95"> </text:span></text:span><text:span text:style-name="corps"><text:span text:style-name="T84">−</text:span></text:span><text:span text:style-name="corps"><text:span text:style-name="T95"> </text:span></text:span><text:span text:style-name="corps"><text:span text:style-name="T132">6</text:span></text:span><text:span text:style-name="_5f_variable"><text:span text:style-name="T5">y</text:span></text:span><text:span text:style-name="_5f_variable"><text:span text:style-name="T104"> </text:span></text:span><text:span text:style-name="_5f_variable"><text:span text:style-name="T84"></text:span></text:span><text:span text:style-name="_5f_variable"><text:span text:style-name="T105"> </text:span></text:span><text:span text:style-name="corps"><text:span text:style-name="T132">3</text:span></text:span><text:span text:style-name="_5f_variable"><text:span text:style-name="T5">y</text:span></text:span><text:span text:style-name="corps"><text:span text:style-name="T96"> </text:span></text:span><text:span text:style-name="corps"><text:span text:style-name="T85">=</text:span></text:span><text:span text:style-name="corps"><text:span text:style-name="T96"> </text:span></text:span><text:span text:style-name="corps"><text:span text:style-name="T124">3</text:span></text:span><text:span text:style-name="_5f_variable"><text:span text:style-name="T122">y</text:span></text:span><text:span text:style-name="_5f_pointillés_20_gris"><text:span text:style-name="T213">×</text:span></text:span><text:span text:style-name="_5f_pointillés_20_gris"><text:span text:style-name="T220"> 3</text:span></text:span><text:span text:style-name="_5f_pointillés_20_gris"><text:span text:style-name="T208">y</text:span></text:span><text:span text:style-name="corps"><text:span text:style-name="T114"> </text:span></text:span><text:span text:style-name="corps"><text:span text:style-name="T107">−</text:span></text:span><text:span text:style-name="corps"><text:span text:style-name="T114"> </text:span></text:span><text:span text:style-name="corps"><text:span text:style-name="T124">3</text:span></text:span><text:span text:style-name="_5f_variable"><text:span text:style-name="T122">y</text:span></text:span><text:span text:style-name="_5f_pointillés_20_gris"><text:span text:style-name="T213">×</text:span></text:span><text:span text:style-name="_5f_pointillés_20_gris"><text:span text:style-name="T220"> 2</text:span></text:span><text:span text:style-name="_5f_variable"><text:span text:style-name="T107"></text:span></text:span><text:span text:style-name="_5f_variable"><text:span text:style-name="T115"> </text:span></text:span><text:span text:style-name="corps"><text:span text:style-name="T125">3</text:span></text:span><text:span text:style-name="_5f_variable"><text:span text:style-name="T122">y</text:span></text:span><text:span text:style-name="_5f_pointillés_20_gris"><text:span text:style-name="T213">×</text:span></text:span><text:span text:style-name="_5f_pointillés_20_gris"><text:span text:style-name="T220"> </text:span></text:span><text:span text:style-name="corps"><text:span text:style-name="T166">1</text:span></text:span></text:p>
        </text:list-item>
        <text:list-item>
          <text:p text:style-name="P77">12<text:span text:style-name="T76">x</text:span><text:span text:style-name="T10">2</text:span><text:span text:style-name="T91"> </text:span><text:span text:style-name="T81"></text:span><text:span text:style-name="T92"> </text:span>6<text:span text:style-name="T76">x</text:span><text:span text:style-name="T102"> </text:span><text:span text:style-name="T84"></text:span><text:span text:style-name="T103"> </text:span><text:span text:style-name="T96">18</text:span><text:span text:style-name="T92"> </text:span><text:span text:style-name="T82">=</text:span><text:span text:style-name="T92"> </text:span><text:span text:style-name="_5f_pointillés_20_gris"><text:span text:style-name="T229">6</text:span></text:span><text:span text:style-name="_5f_pointillés_20_gris"><text:span text:style-name="T213">×</text:span></text:span><text:span text:style-name="_5f_pointillés_20_gris"><text:span text:style-name="T220">2 </text:span></text:span><text:span text:style-name="_5f_pointillés_20_gris"><text:span text:style-name="T209">x</text:span></text:span><text:span text:style-name="_5f_pointillés_20_gris"><text:span text:style-name="T243">2</text:span></text:span><text:span text:style-name="_5f_pointillés_20_gris"><text:span text:style-name="T151"> </text:span></text:span><text:span text:style-name="_5f_pointillés_20_gris"><text:span text:style-name="T188"></text:span></text:span><text:span text:style-name="_5f_pointillés_20_gris"><text:span text:style-name="T151"> </text:span></text:span><text:span text:style-name="_5f_pointillés_20_gris"><text:span text:style-name="T229">6</text:span></text:span><text:span text:style-name="_5f_pointillés_20_gris"><text:span text:style-name="T213">×</text:span></text:span><text:span text:style-name="_5f_pointillés_20_gris"><text:span text:style-name="T209">x</text:span></text:span><text:span text:style-name="_5f_pointillés_20_gris"><text:span text:style-name="T170"> </text:span></text:span><text:span text:style-name="_5f_pointillés_20_gris"><text:span text:style-name="T197"></text:span></text:span><text:span text:style-name="_5f_pointillés_20_gris"><text:span text:style-name="T170"> </text:span></text:span><text:span text:style-name="_5f_pointillés_20_gris"><text:span text:style-name="T229">6</text:span></text:span><text:span text:style-name="_5f_pointillés_20_gris"><text:span text:style-name="T213">×</text:span></text:span><text:span text:style-name="corps"><text:span text:style-name="T230">3</text:span></text:span><text:span text:style-name="_5f_pointillés_20_gris"><text:span text:style-name="T151"> </text:span></text:span></text:p>
        </text:list-item>
        <text:list-item>
          <text:p text:style-name="P77"><text:span text:style-name="corps"><text:span text:style-name="T14">−</text:span></text:span><text:span text:style-name="corps"><text:span text:style-name="T25">2</text:span></text:span><text:span text:style-name="_5f_variable"><text:span text:style-name="T27">n</text:span></text:span><text:span text:style-name="corps"><text:span text:style-name="T28">2</text:span></text:span><text:span text:style-name="corps"><text:span text:style-name="T18"> </text:span></text:span><text:span text:style-name="corps"><text:span text:style-name="T14">−</text:span></text:span><text:span text:style-name="corps"><text:span text:style-name="T18"> </text:span></text:span><text:span text:style-name="corps"><text:span text:style-name="T25">4</text:span></text:span><text:span text:style-name="_5f_variable"><text:span text:style-name="T27">n</text:span></text:span><text:span text:style-name="_5f_variable"><text:span text:style-name="T21"> </text:span></text:span><text:span text:style-name="corps"><text:span text:style-name="T14">−</text:span></text:span><text:span text:style-name="_5f_variable"><text:span text:style-name="T22"> </text:span></text:span><text:span text:style-name="corps"><text:span text:style-name="T26">6</text:span></text:span><text:span text:style-name="corps"><text:span text:style-name="T19"> </text:span></text:span><text:span text:style-name="_5f_pointillés_20_gris"><text:span text:style-name="T15">=</text:span></text:span><text:span text:style-name="_5f_pointillés_20_gris"><text:span text:style-name="T93"> </text:span></text:span><text:span text:style-name="corps"><text:span text:style-name="T52">−</text:span></text:span><text:span text:style-name="corps"><text:span text:style-name="T58">2</text:span></text:span><text:span text:style-name="_5f_pointillés_20_gris"><text:span text:style-name="T213">×</text:span></text:span><text:span text:style-name="_5f_variable"><text:span text:style-name="T63">n</text:span></text:span><text:span text:style-name="corps"><text:span text:style-name="T30">2</text:span></text:span><text:span text:style-name="corps"><text:span text:style-name="T41"> </text:span></text:span><text:span text:style-name="corps"><text:span text:style-name="T52">−</text:span></text:span><text:span text:style-name="corps"><text:span text:style-name="T58">2</text:span></text:span><text:span text:style-name="_5f_pointillés_20_gris"><text:span text:style-name="T213">×</text:span></text:span><text:span text:style-name="corps"><text:span text:style-name="T59">2 </text:span></text:span><text:span text:style-name="_5f_variable"><text:span text:style-name="T63">n</text:span></text:span><text:span text:style-name="_5f_variable"><text:span text:style-name="T44"> </text:span></text:span><text:span text:style-name="corps"><text:span text:style-name="T52">−</text:span></text:span><text:span text:style-name="_5f_variable"><text:span text:style-name="T45"> </text:span></text:span><text:span text:style-name="corps"><text:span text:style-name="T58">2</text:span></text:span><text:span text:style-name="corps"><text:span text:style-name="T60"> </text:span></text:span><text:span text:style-name="_5f_pointillés_20_gris"><text:span text:style-name="T213">×</text:span></text:span><text:span text:style-name="corps"><text:span text:style-name="T42">3</text:span></text:span></text:p>
        </text:list-item>
        <text:list-item>
          <text:p text:style-name="P77"><text:span text:style-name="corps"><text:span text:style-name="T57">1,7</text:span></text:span><text:span text:style-name="_5f_variable"><text:span text:style-name="T61">y</text:span></text:span><text:span text:style-name="corps"><text:span text:style-name="T29">2</text:span></text:span><text:span text:style-name="corps"><text:span text:style-name="T40"> </text:span></text:span><text:span text:style-name="corps"><text:span text:style-name="T50">−</text:span></text:span><text:span text:style-name="corps"><text:span text:style-name="T40"> </text:span></text:span><text:span text:style-name="corps"><text:span text:style-name="T57">3,4</text:span></text:span><text:span text:style-name="_5f_variable"><text:span text:style-name="T61">y</text:span></text:span><text:span text:style-name="_5f_variable"><text:span text:style-name="T43"> </text:span></text:span><text:span text:style-name="_5f_pointillés_20_gris"><text:span text:style-name="T47">=</text:span></text:span><text:span text:style-name="_5f_pointillés_20_gris"><text:span text:style-name="T110"> </text:span></text:span><text:span text:style-name="corps"><text:span text:style-name="T58">1,7</text:span></text:span><text:span text:style-name="_5f_variable"><text:span text:style-name="T62">y</text:span></text:span><text:span text:style-name="_5f_pointillés_20_gris"><text:span text:style-name="T213">×</text:span></text:span><text:span text:style-name="_5f_pointillés_20_gris"><text:span text:style-name="T208">y</text:span></text:span><text:span text:style-name="corps"><text:span text:style-name="T41"> </text:span></text:span><text:span text:style-name="corps"><text:span text:style-name="T51">−</text:span></text:span><text:span text:style-name="corps"><text:span text:style-name="T41"> </text:span></text:span><text:span text:style-name="corps"><text:span text:style-name="T58">1,7</text:span></text:span><text:span text:style-name="_5f_variable"><text:span text:style-name="T62">y</text:span></text:span><text:span text:style-name="_5f_pointillés_20_gris"><text:span text:style-name="T213">×</text:span></text:span><text:span text:style-name="_5f_pointillés_20_gris"><text:span text:style-name="T220">2 </text:span></text:span><text:span text:style-name="_5f_variable"><text:span text:style-name="T44"> </text:span></text:span></text:p>
        </text:list-item>
      </text:list>
      <text:list xml:id="list101314754874764" text:continue-list="list1717537470" text:style-name="Num_5f_Exo">
        <text:list-item>
          <text:list>
            <text:list-item>
              <text:list>
                <text:list-item>
                  <text:list>
                    <text:list-item>
                      <text:h text:style-name="P46" text:outline-level="1"> Factorise chaque expression suivante.</text:h>
                    </text:list-item>
                  </text:list>
                </text:list-item>
              </text:list>
            </text:list-item>
          </text:list>
        </text:list-item>
      </text:list>
      <text:section text:style-name="Sect2" text:name="Section1">
        <text:p text:style-name="P22">A <text:span text:style-name="T82">=</text:span> 16 <text:span text:style-name="T127">×</text:span> 4,7<text:span text:style-name="T91"> </text:span><text:span text:style-name="T81">+</text:span><text:span text:style-name="T91"> 4</text:span> <text:span text:style-name="T127">×</text:span> 4,7<text:span text:style-name="T135"> </text:span></text:p>
        <text:p text:style-name="P40"><text:span text:style-name="_5f_pointillés_20_gris"><text:span text:style-name="T271">A </text:span></text:span><text:span text:style-name="_5f_pointillés_20_gris"><text:span text:style-name="T258">=</text:span></text:span><text:span text:style-name="_5f_pointillés_20_gris"><text:span text:style-name="T271"> (16 </text:span></text:span><text:span text:style-name="_5f_pointillés_20_gris"><text:span text:style-name="T248"> </text:span></text:span><text:span text:style-name="_5f_pointillés_20_gris"><text:span text:style-name="T260">+</text:span></text:span><text:span text:style-name="_5f_pointillés_20_gris"><text:span text:style-name="T248"> 4</text:span></text:span><text:span text:style-name="_5f_pointillés_20_gris"><text:span text:style-name="T271"> )</text:span></text:span><text:span text:style-name="_5f_pointillés_20_gris"><text:span text:style-name="T268">×</text:span></text:span><text:span text:style-name="_5f_pointillés_20_gris"><text:span text:style-name="T271"> 4,7</text:span></text:span><text:span text:style-name="_5f_pointillés_20_gris"><text:span text:style-name="T280"> </text:span></text:span></text:p>
        <text:p text:style-name="P40"><text:span text:style-name="_5f_pointillés_20_gris"><text:span text:style-name="T271">A </text:span></text:span><text:span text:style-name="_5f_pointillés_20_gris"><text:span text:style-name="T258">=</text:span></text:span><text:span text:style-name="_5f_pointillés_20_gris"><text:span text:style-name="T271"> 20</text:span></text:span><text:span text:style-name="_5f_pointillés_20_gris"><text:span text:style-name="T268">×</text:span></text:span><text:span text:style-name="_5f_pointillés_20_gris"><text:span text:style-name="T271"> 4,7</text:span></text:span><text:span text:style-name="_5f_pointillés_20_gris"><text:span text:style-name="T280"> </text:span></text:span></text:p>
        <text:p text:style-name="P40"><text:span text:style-name="_5f_pointillés_20_gris"><text:span text:style-name="T280"/></text:span></text:p>
        <text:p text:style-name="P24"><text:span text:style-name="T92">B </text:span><text:span text:style-name="T82">=</text:span><text:span text:style-name="T92"> 3 </text:span><text:span text:style-name="T130">×</text:span><text:span text:style-name="T92"> </text:span><text:span text:style-name="_5f_variable"><text:span text:style-name="T6">x</text:span></text:span><text:span text:style-name="T92"> </text:span><text:span text:style-name="T81">+</text:span><text:span text:style-name="T92"> 3 </text:span><text:span text:style-name="T130">×</text:span><text:span text:style-name="T92"> 2 </text:span></text:p>
        <text:p text:style-name="P25"><text:span text:style-name="_5f_pointillés_20_gris"><text:span text:style-name="T246">B </text:span></text:span><text:span text:style-name="_5f_pointillés_20_gris"><text:span text:style-name="T258">=</text:span></text:span><text:span text:style-name="_5f_pointillés_20_gris"><text:span text:style-name="T246"> 3 </text:span></text:span><text:span text:style-name="_5f_pointillés_20_gris"><text:span text:style-name="T263">×</text:span></text:span><text:span text:style-name="_5f_pointillés_20_gris"><text:span text:style-name="T246"> </text:span></text:span><text:span text:style-name="_5f_pointillés_20_gris"><text:span text:style-name="T272">(</text:span></text:span><text:span text:style-name="_5f_variable"><text:span text:style-name="T276">x</text:span></text:span><text:span text:style-name="_5f_pointillés_20_gris"><text:span text:style-name="T246"> </text:span></text:span><text:span text:style-name="_5f_pointillés_20_gris"><text:span text:style-name="T263">+ </text:span></text:span><text:span text:style-name="_5f_pointillés_20_gris"><text:span text:style-name="T246">2 </text:span></text:span><text:span text:style-name="_5f_pointillés_20_gris"><text:span text:style-name="T272">)</text:span></text:span></text:p>
        <text:p text:style-name="P25"><text:span text:style-name="_5f_pointillés_20_gris"><text:span text:style-name="T272"/></text:span></text:p>
        <text:p text:style-name="P24"><text:span text:style-name="T92">C </text:span><text:span text:style-name="T82">=</text:span><text:span text:style-name="T92"> </text:span><text:span text:style-name="T90">25</text:span><text:span text:style-name="_5f_variable"><text:span text:style-name="T4">m</text:span></text:span><text:span text:style-name="_5f_variable"><text:span text:style-name="T104"> </text:span></text:span><text:span text:style-name="_5f_variable"><text:span text:style-name="T84">+</text:span></text:span><text:span text:style-name="_5f_variable"><text:span text:style-name="T104"> </text:span></text:span><text:span text:style-name="T90">15</text:span></text:p>
        <text:p text:style-name="P25"><text:span text:style-name="_5f_pointillés_20_gris"><text:span text:style-name="T246">C </text:span></text:span><text:span text:style-name="_5f_pointillés_20_gris"><text:span text:style-name="T258">=</text:span></text:span><text:span text:style-name="_5f_pointillés_20_gris"><text:span text:style-name="T246"> 5 </text:span></text:span><text:span text:style-name="_5f_pointillés_20_gris"><text:span text:style-name="T263">×</text:span></text:span><text:span text:style-name="_5f_pointillés_20_gris"><text:span text:style-name="T252">5</text:span></text:span><text:span text:style-name="_5f_variable"><text:span text:style-name="T278">m</text:span></text:span><text:span text:style-name="_5f_variable"><text:span text:style-name="T251"> </text:span></text:span><text:span text:style-name="_5f_variable"><text:span text:style-name="T262">+</text:span></text:span><text:span text:style-name="_5f_variable"><text:span text:style-name="T251"> </text:span></text:span><text:span text:style-name="_5f_variable"><text:span text:style-name="T256">5</text:span></text:span><text:span text:style-name="_5f_pointillés_20_gris"><text:span text:style-name="T249"> </text:span></text:span><text:span text:style-name="_5f_pointillés_20_gris"><text:span text:style-name="T265">×</text:span></text:span><text:span text:style-name="_5f_pointillés_20_gris"><text:span text:style-name="T253">3</text:span></text:span></text:p>
        <text:p text:style-name="P25"><text:span text:style-name="_5f_pointillés_20_gris"><text:span text:style-name="T246">C </text:span></text:span><text:span text:style-name="_5f_pointillés_20_gris"><text:span text:style-name="T258">=</text:span></text:span><text:span text:style-name="_5f_pointillés_20_gris"><text:span text:style-name="T246"> 5 </text:span></text:span><text:span text:style-name="_5f_pointillés_20_gris"><text:span text:style-name="T263">×</text:span></text:span><text:span text:style-name="_5f_pointillés_20_gris"><text:span text:style-name="T272"> ( </text:span></text:span><text:span text:style-name="_5f_pointillés_20_gris"><text:span text:style-name="T252">5</text:span></text:span><text:span text:style-name="_5f_variable"><text:span text:style-name="T278">m</text:span></text:span><text:span text:style-name="_5f_variable"><text:span text:style-name="T251"> </text:span></text:span><text:span text:style-name="_5f_variable"><text:span text:style-name="T262">+</text:span></text:span><text:span text:style-name="_5f_variable"><text:span text:style-name="T251"> </text:span></text:span><text:span text:style-name="_5f_pointillés_20_gris"><text:span text:style-name="T253">3 )</text:span></text:span></text:p>
        <text:p text:style-name="P34"><text:span text:style-name="T92">D </text:span><text:span text:style-name="T82">=</text:span><text:span text:style-name="T92">6</text:span><text:span text:style-name="_5f_variable"><text:span text:style-name="T6">y</text:span></text:span><text:span text:style-name="_5f_variable"><text:span text:style-name="T104"> </text:span></text:span><text:span text:style-name="_5f_variable"><text:span text:style-name="T84">+</text:span></text:span><text:span text:style-name="_5f_variable"><text:span text:style-name="T104"> </text:span></text:span><text:span text:style-name="_5f_variable"><text:span text:style-name="T95">6</text:span></text:span></text:p>
        <text:p text:style-name="P35"><text:span text:style-name="_5f_pointillés_20_gris"><text:span text:style-name="T246">D </text:span></text:span><text:span text:style-name="_5f_pointillés_20_gris"><text:span text:style-name="T258">=</text:span></text:span><text:span text:style-name="_5f_pointillés_20_gris"><text:span text:style-name="T246">6</text:span></text:span><text:span text:style-name="_5f_pointillés_20_gris"><text:span text:style-name="T263">×</text:span></text:span><text:span text:style-name="_5f_variable"><text:span text:style-name="T276">y</text:span></text:span><text:span text:style-name="_5f_variable"><text:span text:style-name="T251"> </text:span></text:span><text:span text:style-name="_5f_variable"><text:span text:style-name="T262">+</text:span></text:span><text:span text:style-name="_5f_variable"><text:span text:style-name="T251"> </text:span></text:span><text:span text:style-name="_5f_variable"><text:span text:style-name="T256">6</text:span></text:span><text:span text:style-name="_5f_pointillés_20_gris"><text:span text:style-name="T266">×</text:span></text:span><text:span text:style-name="_5f_pointillés_20_gris"><text:span text:style-name="T274">1</text:span></text:span></text:p>
        <text:p text:style-name="P23"><text:span text:style-name="_5f_pointillés_20_gris"><text:span text:style-name="T247">D </text:span></text:span><text:span text:style-name="_5f_pointillés_20_gris"><text:span text:style-name="T259">=</text:span></text:span><text:span text:style-name="_5f_pointillés_20_gris"><text:span text:style-name="T247">6</text:span></text:span><text:span text:style-name="_5f_pointillés_20_gris"><text:span text:style-name="T264">×</text:span></text:span><text:span text:style-name="_5f_pointillés_20_gris"><text:span text:style-name="T273">(</text:span></text:span><text:span text:style-name="_5f_variable"><text:span text:style-name="T276">y</text:span></text:span><text:span text:style-name="_5f_variable"><text:span text:style-name="T251"> </text:span></text:span><text:span text:style-name="_5f_variable"><text:span text:style-name="T262">+</text:span></text:span><text:span text:style-name="_5f_variable"><text:span text:style-name="T251"> </text:span></text:span><text:span text:style-name="_5f_pointillés_20_gris"><text:span text:style-name="T274">1</text:span></text:span><text:span text:style-name="_5f_pointillés_20_gris"><text:span text:style-name="T275">)</text:span></text:span></text:p>
      </text:section>
      <text:list xml:id="list101314607247674" text:continue-numbering="true" text:style-name="Num_5f_Exo">
        <text:list-item>
          <text:list>
            <text:list-item>
              <text:list>
                <text:list-item>
                  <text:list>
                    <text:list-item>
                      <text:h text:style-name="P84" text:outline-level="1"> Factorise chaque expression suivante.</text:h>
                    </text:list-item>
                  </text:list>
                </text:list-item>
              </text:list>
            </text:list-item>
          </text:list>
        </text:list-item>
      </text:list>
      <text:section text:style-name="Sect2" text:name="Section3">
        <text:p text:style-name="P22">E <text:span text:style-name="T82">=</text:span> 16 <text:span text:style-name="T127">×</text:span> 4,9<text:span text:style-name="T91"> </text:span><text:span text:style-name="_5f_variable"><text:span text:style-name="T196">−</text:span></text:span><text:span text:style-name="T91"> </text:span>6 <text:span text:style-name="T127">×</text:span> 4,9<text:span text:style-name="T135"> </text:span></text:p>
        <text:p text:style-name="P41"><text:span text:style-name="_5f_pointillés_20_gris"><text:span text:style-name="T271">E </text:span></text:span><text:span text:style-name="_5f_pointillés_20_gris"><text:span text:style-name="T258">=</text:span></text:span><text:span text:style-name="_5f_pointillés_20_gris"><text:span text:style-name="T271"> (16 </text:span></text:span><text:span text:style-name="_5f_variable"><text:span text:style-name="T197">−</text:span></text:span><text:span text:style-name="_5f_pointillés_20_gris"><text:span text:style-name="T248"> </text:span></text:span><text:span text:style-name="_5f_pointillés_20_gris"><text:span text:style-name="T271">6) </text:span></text:span><text:span text:style-name="_5f_pointillés_20_gris"><text:span text:style-name="T268">×</text:span></text:span><text:span text:style-name="_5f_pointillés_20_gris"><text:span text:style-name="T271"> 4,9</text:span></text:span></text:p>
        <text:p text:style-name="P41"><text:span text:style-name="_5f_pointillés_20_gris"><text:span text:style-name="T271">E </text:span></text:span><text:span text:style-name="_5f_pointillés_20_gris"><text:span text:style-name="T258">= </text:span></text:span><text:span text:style-name="_5f_pointillés_20_gris"><text:span text:style-name="T272">10</text:span></text:span><text:span text:style-name="_5f_pointillés_20_gris"><text:span text:style-name="T271"> </text:span></text:span><text:span text:style-name="_5f_pointillés_20_gris"><text:span text:style-name="T268">×</text:span></text:span><text:span text:style-name="_5f_pointillés_20_gris"><text:span text:style-name="T271"> 4,9</text:span></text:span></text:p>
        <text:p text:style-name="P25"><text:span text:style-name="_5f_pointillés_20_gris"><text:span text:style-name="T250">F </text:span></text:span><text:span text:style-name="_5f_pointillés_20_gris"><text:span text:style-name="T261">=</text:span></text:span><text:span text:style-name="_5f_pointillés_20_gris"><text:span text:style-name="T250"> 3</text:span></text:span><text:span text:style-name="_5f_variable"><text:span text:style-name="T279">x</text:span></text:span><text:span text:style-name="_5f_pointillés_20_gris"><text:span text:style-name="T250"> </text:span></text:span><text:span text:style-name="_5f_variable"><text:span text:style-name="T198">−</text:span></text:span><text:span text:style-name="_5f_variable"><text:span text:style-name="T172"> </text:span></text:span><text:span text:style-name="_5f_variable"><text:span text:style-name="T157">9</text:span></text:span><text:span text:style-name="_5f_pointillés_20_gris"><text:span text:style-name="T250"> </text:span></text:span></text:p>
        <text:p text:style-name="P24"><text:span text:style-name="T94">F </text:span><text:span text:style-name="T83">=</text:span><text:span text:style-name="T94"> 3</text:span><text:span text:style-name="_5f_pointillés_20_gris"><text:span text:style-name="T269">×</text:span></text:span><text:span text:style-name="_5f_variable"><text:span text:style-name="T9">x</text:span></text:span><text:span text:style-name="T94"> </text:span><text:span text:style-name="_5f_variable"><text:span text:style-name="T197">−</text:span></text:span><text:span text:style-name="_5f_variable"><text:span text:style-name="T116"> </text:span></text:span><text:span text:style-name="_5f_variable"><text:span text:style-name="T112">3</text:span></text:span><text:span text:style-name="_5f_pointillés_20_gris"><text:span text:style-name="T219">×</text:span></text:span><text:span text:style-name="_5f_pointillés_20_gris"><text:span text:style-name="T152"> </text:span></text:span><text:span text:style-name="_5f_variable"><text:span text:style-name="T152">3</text:span></text:span></text:p>
        <text:p text:style-name="P25"><text:span text:style-name="_5f_pointillés_20_gris"><text:span text:style-name="T246">F </text:span></text:span><text:span text:style-name="_5f_pointillés_20_gris"><text:span text:style-name="T258">=</text:span></text:span><text:span text:style-name="_5f_pointillés_20_gris"><text:span text:style-name="T246"> 3</text:span></text:span><text:span text:style-name="_5f_variable"><text:span text:style-name="T167">(</text:span></text:span><text:span text:style-name="_5f_variable"><text:span text:style-name="T276">x</text:span></text:span><text:span text:style-name="_5f_pointillés_20_gris"><text:span text:style-name="T246"> </text:span></text:span><text:span text:style-name="_5f_variable"><text:span text:style-name="T197">−</text:span></text:span><text:span text:style-name="_5f_variable"><text:span text:style-name="T173"> </text:span></text:span><text:span text:style-name="_5f_variable"><text:span text:style-name="T152">3)</text:span></text:span></text:p>
        <text:p text:style-name="P24"><text:span text:style-name="T92">G </text:span><text:span text:style-name="T82">=</text:span><text:span text:style-name="T92"> 4</text:span><text:span text:style-name="T90">5</text:span><text:span text:style-name="_5f_variable"><text:span text:style-name="T4">y</text:span></text:span><text:span text:style-name="_5f_variable"><text:span text:style-name="T104"> </text:span></text:span><text:span text:style-name="_5f_variable"><text:span text:style-name="T196">−</text:span></text:span><text:span text:style-name="_5f_variable"><text:span text:style-name="T104"> </text:span></text:span><text:span text:style-name="T90">15</text:span></text:p>
        <text:p text:style-name="P25"><text:span text:style-name="_5f_pointillés_20_gris"><text:span text:style-name="T246">G </text:span></text:span><text:span text:style-name="_5f_pointillés_20_gris"><text:span text:style-name="T258">=</text:span></text:span><text:span text:style-name="_5f_pointillés_20_gris"><text:span text:style-name="T246"> </text:span></text:span><text:span text:style-name="_5f_pointillés_20_gris"><text:span text:style-name="T255">15</text:span></text:span><text:span text:style-name="_5f_pointillés_20_gris"><text:span text:style-name="T269">×</text:span></text:span><text:span text:style-name="_5f_pointillés_20_gris"><text:span text:style-name="T255">3</text:span></text:span><text:span text:style-name="_5f_variable"><text:span text:style-name="T278">y</text:span></text:span><text:span text:style-name="_5f_variable"><text:span text:style-name="T251"> </text:span></text:span><text:span text:style-name="_5f_variable"><text:span text:style-name="T197">−</text:span></text:span><text:span text:style-name="_5f_variable"><text:span text:style-name="T251"> </text:span></text:span><text:span text:style-name="_5f_pointillés_20_gris"><text:span text:style-name="T252">15</text:span></text:span><text:span text:style-name="_5f_pointillés_20_gris"><text:span text:style-name="T269">×</text:span></text:span><text:span text:style-name="_5f_pointillés_20_gris"><text:span text:style-name="T252">1</text:span></text:span></text:p>
        <text:p text:style-name="P25"><text:span text:style-name="_5f_pointillés_20_gris"><text:span text:style-name="T246">G </text:span></text:span><text:span text:style-name="_5f_pointillés_20_gris"><text:span text:style-name="T258">=</text:span></text:span><text:span text:style-name="_5f_pointillés_20_gris"><text:span text:style-name="T246"> </text:span></text:span><text:span text:style-name="_5f_pointillés_20_gris"><text:span text:style-name="T255">15</text:span></text:span><text:span text:style-name="_5f_pointillés_20_gris"><text:span text:style-name="T257">(</text:span></text:span><text:span text:style-name="_5f_pointillés_20_gris"><text:span text:style-name="T255">3</text:span></text:span><text:span text:style-name="_5f_variable"><text:span text:style-name="T278">y</text:span></text:span><text:span text:style-name="_5f_variable"><text:span text:style-name="T251"> </text:span></text:span><text:span text:style-name="_5f_variable"><text:span text:style-name="T197">−</text:span></text:span><text:span text:style-name="_5f_variable"><text:span text:style-name="T251"> </text:span></text:span><text:span text:style-name="_5f_pointillés_20_gris"><text:span text:style-name="T252">1)</text:span></text:span></text:p>
        <text:p text:style-name="P34"><text:span text:style-name="T92">H </text:span><text:span text:style-name="T82">=</text:span><text:span text:style-name="T92">31</text:span><text:span text:style-name="_5f_variable"><text:span text:style-name="T6">z</text:span></text:span><text:span text:style-name="_5f_variable"><text:span text:style-name="T104"> </text:span></text:span><text:span text:style-name="_5f_variable"><text:span text:style-name="T196">−</text:span></text:span><text:span text:style-name="_5f_variable"><text:span text:style-name="T104"> </text:span></text:span><text:span text:style-name="_5f_variable"><text:span text:style-name="T95">31</text:span></text:span></text:p>
        <text:p text:style-name="P35"><text:span text:style-name="_5f_pointillés_20_gris"><text:span text:style-name="T246">H </text:span></text:span><text:span text:style-name="_5f_pointillés_20_gris"><text:span text:style-name="T258">=</text:span></text:span><text:span text:style-name="_5f_pointillés_20_gris"><text:span text:style-name="T246">31</text:span></text:span><text:span text:style-name="_5f_variable"><text:span text:style-name="T276">z</text:span></text:span><text:span text:style-name="_5f_variable"><text:span text:style-name="T251"> </text:span></text:span><text:span text:style-name="_5f_variable"><text:span text:style-name="T197">−</text:span></text:span><text:span text:style-name="_5f_variable"><text:span text:style-name="T251"> </text:span></text:span><text:span text:style-name="_5f_variable"><text:span text:style-name="T256">31</text:span></text:span><text:span text:style-name="_5f_pointillés_20_gris"><text:span text:style-name="T270">×</text:span></text:span><text:span text:style-name="_5f_pointillés_20_gris"><text:span text:style-name="T254">1</text:span></text:span></text:p>
        <text:p text:style-name="P35"><text:span text:style-name="_5f_pointillés_20_gris"><text:span text:style-name="T246">H </text:span></text:span><text:span text:style-name="_5f_pointillés_20_gris"><text:span text:style-name="T258">=</text:span></text:span><text:span text:style-name="_5f_pointillés_20_gris"><text:span text:style-name="T246">31(</text:span></text:span><text:span text:style-name="_5f_variable"><text:span text:style-name="T276">z</text:span></text:span><text:span text:style-name="_5f_variable"><text:span text:style-name="T251"> </text:span></text:span><text:span text:style-name="_5f_variable"><text:span text:style-name="T197">−</text:span></text:span><text:span text:style-name="_5f_variable"><text:span text:style-name="T251"> </text:span></text:span><text:span text:style-name="_5f_pointillés_20_gris"><text:span text:style-name="T254">1)</text:span></text:span></text:p>
      </text:section>
      <text:list xml:id="list101314333776771" text:continue-numbering="true" text:style-name="Num_5f_Exo">
        <text:list-item>
          <text:h text:style-name="P47" text:outline-level="1"> Factorise chaque expression suivante.</text:h>
        </text:list-item>
      </text:list>
      <text:section text:style-name="Sect2" text:name="Section4">
        <text:p text:style-name="P24"><text:span text:style-name="T92">A </text:span><text:span text:style-name="T82">=</text:span><text:span text:style-name="T92"> </text:span><text:span text:style-name="T90">4</text:span><text:span text:style-name="_5f_variable"><text:span text:style-name="T4">a</text:span></text:span><text:span text:style-name="T12">2</text:span><text:span text:style-name="T108"> </text:span><text:span text:style-name="_5f_variable"><text:span text:style-name="T196"></text:span></text:span><text:span text:style-name="T108"> 3</text:span><text:span text:style-name="_5f_variable"><text:span text:style-name="T120">a</text:span></text:span><text:span text:style-name="_5f_variable"><text:span text:style-name="T113"> </text:span></text:span></text:p>
        <text:p text:style-name="P25"><text:span text:style-name="_5f_pointillés_20_gris"><text:span text:style-name="T155">A </text:span></text:span><text:span text:style-name="_5f_pointillés_20_gris"><text:span text:style-name="T191">=</text:span></text:span><text:span text:style-name="_5f_pointillés_20_gris"><text:span text:style-name="T155"> </text:span></text:span><text:span text:style-name="_5f_pointillés_20_gris"><text:span text:style-name="T175">4</text:span></text:span><text:span text:style-name="_5f_variable"><text:span text:style-name="T180">a</text:span></text:span><text:span text:style-name="_5f_pointillés_20_gris"><text:span text:style-name="T218">×</text:span></text:span><text:span text:style-name="_5f_variable"><text:span text:style-name="T180">a</text:span></text:span><text:span text:style-name="_5f_pointillés_20_gris"><text:span text:style-name="T175"> </text:span></text:span><text:span text:style-name="_5f_variable"><text:span text:style-name="T197"></text:span></text:span><text:span text:style-name="_5f_pointillés_20_gris"><text:span text:style-name="T175"> 3</text:span></text:span><text:span text:style-name="_5f_pointillés_20_gris"><text:span text:style-name="T218">×</text:span></text:span><text:span text:style-name="_5f_variable"><text:span text:style-name="T180">a</text:span></text:span><text:span text:style-name="_5f_variable"><text:span text:style-name="T168"> </text:span></text:span></text:p>
        <text:p text:style-name="P25"><text:span text:style-name="_5f_pointillés_20_gris"><text:span text:style-name="T155">A </text:span></text:span><text:span text:style-name="_5f_pointillés_20_gris"><text:span text:style-name="T191">=</text:span></text:span><text:span text:style-name="_5f_pointillés_20_gris"><text:span text:style-name="T155"> </text:span></text:span><text:span text:style-name="_5f_variable"><text:span text:style-name="T180">a</text:span></text:span><text:span text:style-name="_5f_pointillés_20_gris"><text:span text:style-name="T175"> (4</text:span></text:span><text:span text:style-name="_5f_variable"><text:span text:style-name="T180">a </text:span></text:span><text:span text:style-name="_5f_variable"><text:span text:style-name="T197"></text:span></text:span><text:span text:style-name="_5f_pointillés_20_gris"><text:span text:style-name="T175"> 3)</text:span></text:span><text:span text:style-name="_5f_variable"><text:span text:style-name="T168"> </text:span></text:span></text:p>
        <text:p text:style-name="P24"><text:span text:style-name="T92">B </text:span><text:span text:style-name="T82">=</text:span><text:span text:style-name="T92"> </text:span><text:span text:style-name="_5f_variable"><text:span text:style-name="T111">2</text:span></text:span><text:span text:style-name="_5f_variable"><text:span text:style-name="T120">t</text:span></text:span><text:span text:style-name="_5f_variable"><text:span text:style-name="T10">2</text:span></text:span><text:span text:style-name="_5f_variable"><text:span text:style-name="T108"> </text:span></text:span><text:span text:style-name="_5f_variable"><text:span text:style-name="T196"></text:span></text:span><text:span text:style-name="_5f_variable"><text:span text:style-name="T108"> </text:span></text:span><text:span text:style-name="_5f_variable"><text:span text:style-name="T120">t</text:span></text:span></text:p>
        <text:p text:style-name="P25"><text:span text:style-name="_5f_pointillés_20_gris"><text:span text:style-name="T155">B </text:span></text:span><text:span text:style-name="_5f_pointillés_20_gris"><text:span text:style-name="T191">=</text:span></text:span><text:span text:style-name="_5f_pointillés_20_gris"><text:span text:style-name="T155"> </text:span></text:span><text:span text:style-name="_5f_variable"><text:span text:style-name="T155">2</text:span></text:span><text:span text:style-name="_5f_variable"><text:span text:style-name="T180">t</text:span></text:span><text:span text:style-name="_5f_pointillés_20_gris"><text:span text:style-name="T218">×</text:span></text:span><text:span text:style-name="_5f_variable"><text:span text:style-name="T180">t</text:span></text:span><text:span text:style-name="_5f_variable"><text:span text:style-name="T175"> </text:span></text:span><text:span text:style-name="_5f_variable"><text:span text:style-name="T197"></text:span></text:span><text:span text:style-name="_5f_variable"><text:span text:style-name="T175"> </text:span></text:span><text:span text:style-name="_5f_variable"><text:span text:style-name="T180">t</text:span></text:span><text:span text:style-name="_5f_pointillés_20_gris"><text:span text:style-name="T218">×</text:span></text:span><text:span text:style-name="_5f_pointillés_20_gris"><text:span text:style-name="T222">1</text:span></text:span></text:p>
        <text:p text:style-name="P25"><text:span text:style-name="_5f_pointillés_20_gris"><text:span text:style-name="T151">B </text:span></text:span><text:span text:style-name="_5f_pointillés_20_gris"><text:span text:style-name="T188">=</text:span></text:span><text:span text:style-name="_5f_pointillés_20_gris"><text:span text:style-name="T151"> </text:span></text:span><text:span text:style-name="_5f_variable"><text:span text:style-name="T181">t </text:span></text:span><text:span text:style-name="_5f_pointillés_20_gris"><text:span text:style-name="T215">(</text:span></text:span><text:span text:style-name="_5f_variable"><text:span text:style-name="T151">2</text:span></text:span><text:span text:style-name="_5f_variable"><text:span text:style-name="T181">t </text:span></text:span><text:span text:style-name="_5f_variable"><text:span text:style-name="T197"></text:span></text:span><text:span text:style-name="_5f_variable"><text:span text:style-name="T174"> </text:span></text:span><text:span text:style-name="_5f_pointillés_20_gris"><text:span text:style-name="T222">1)</text:span></text:span></text:p>
        <text:p text:style-name="P30"><text:span text:style-name="_5f_pointillés_20_gris"><text:span text:style-name="T144">C= </text:span></text:span><text:span text:style-name="_5f_pointillés_20_gris"><text:span text:style-name="T145"> </text:span></text:span><text:span text:style-name="_5f_variable"><text:span text:style-name="T145">5</text:span></text:span><text:span text:style-name="_5f_variable"><text:span text:style-name="T177">z</text:span></text:span><text:span text:style-name="_5f_variable"><text:span text:style-name="T241">2</text:span></text:span><text:span text:style-name="_5f_variable"><text:span text:style-name="T161"> </text:span></text:span><text:span text:style-name="_5f_variable"><text:span text:style-name="T183"></text:span></text:span><text:span text:style-name="_5f_variable"><text:span text:style-name="T161"> </text:span></text:span><text:span text:style-name="_5f_variable"><text:span text:style-name="T145">25</text:span></text:span><text:span text:style-name="_5f_variable"><text:span text:style-name="T177">z</text:span></text:span><text:span text:style-name="_5f_variable"><text:span text:style-name="T162"> </text:span></text:span><text:span text:style-name="_5f_variable"><text:span text:style-name="T196"></text:span></text:span><text:span text:style-name="_5f_variable"><text:span text:style-name="T165"> </text:span></text:span><text:span text:style-name="_5f_variable"><text:span text:style-name="T164">5</text:span></text:span></text:p>
        <text:p text:style-name="P30"><text:span text:style-name="_5f_pointillés_20_gris"><text:span text:style-name="T227">C= </text:span></text:span><text:span text:style-name="_5f_pointillés_20_gris"><text:span text:style-name="T155"> </text:span></text:span><text:span text:style-name="_5f_variable"><text:span text:style-name="T155">5</text:span></text:span><text:span text:style-name="_5f_pointillés_20_gris"><text:span text:style-name="T218">×</text:span></text:span><text:span text:style-name="_5f_variable"><text:span text:style-name="T180">z²</text:span></text:span><text:span text:style-name="_5f_variable"><text:span text:style-name="T175"> </text:span></text:span><text:span text:style-name="_5f_variable"><text:span text:style-name="T188"></text:span></text:span><text:span text:style-name="_5f_variable"><text:span text:style-name="T175"> </text:span></text:span><text:span text:style-name="_5f_variable"><text:span text:style-name="T155">5</text:span></text:span><text:span text:style-name="_5f_pointillés_20_gris"><text:span text:style-name="T218">×</text:span></text:span><text:span text:style-name="_5f_variable"><text:span text:style-name="T155">5</text:span></text:span><text:span text:style-name="_5f_variable"><text:span text:style-name="T180">z</text:span></text:span><text:span text:style-name="_5f_variable"><text:span text:style-name="T163"> </text:span></text:span><text:span text:style-name="_5f_variable"><text:span text:style-name="T197"></text:span></text:span><text:span text:style-name="_5f_variable"><text:span text:style-name="T169"> </text:span></text:span><text:span text:style-name="_5f_variable"><text:span text:style-name="T168">5</text:span></text:span><text:span text:style-name="_5f_pointillés_20_gris"><text:span text:style-name="T218">×</text:span></text:span><text:span text:style-name="_5f_pointillés_20_gris"><text:span text:style-name="T222">1</text:span></text:span></text:p>
        <text:p text:style-name="P30"><text:span text:style-name="_5f_pointillés_20_gris"><text:span text:style-name="T227">C= </text:span></text:span><text:span text:style-name="_5f_pointillés_20_gris"><text:span text:style-name="T155"> 5</text:span></text:span><text:span text:style-name="_5f_variable"><text:span text:style-name="T155">( </text:span></text:span><text:span text:style-name="_5f_variable"><text:span text:style-name="T180">z²</text:span></text:span><text:span text:style-name="_5f_variable"><text:span text:style-name="T175"> </text:span></text:span><text:span text:style-name="_5f_variable"><text:span text:style-name="T188"></text:span></text:span><text:span text:style-name="_5f_variable"><text:span text:style-name="T175"> </text:span></text:span><text:span text:style-name="_5f_variable"><text:span text:style-name="T155">5</text:span></text:span><text:span text:style-name="_5f_variable"><text:span text:style-name="T180">z</text:span></text:span><text:span text:style-name="_5f_variable"><text:span text:style-name="T163"> </text:span></text:span><text:span text:style-name="_5f_variable"><text:span text:style-name="T197"></text:span></text:span><text:span text:style-name="_5f_variable"><text:span text:style-name="T169"> </text:span></text:span><text:span text:style-name="_5f_pointillés_20_gris"><text:span text:style-name="T215">1)</text:span></text:span></text:p>
        <text:p text:style-name="P33"><text:span text:style-name="_5f_pointillés_20_gris"><text:span text:style-name="T144">D= </text:span></text:span><text:span text:style-name="_5f_variable"><text:span text:style-name="T164">18</text:span></text:span><text:span text:style-name="_5f_variable"><text:span text:style-name="T177">b</text:span></text:span><text:span text:style-name="_5f_variable"><text:span text:style-name="T162"> </text:span></text:span><text:span text:style-name="_5f_variable"><text:span text:style-name="T196"></text:span></text:span><text:span text:style-name="_5f_variable"><text:span text:style-name="T162"> </text:span></text:span><text:span text:style-name="_5f_variable"><text:span text:style-name="T165">24</text:span></text:span><text:span text:style-name="_5f_variable"><text:span text:style-name="T178">b</text:span></text:span><text:span text:style-name="_5f_variable"><text:span text:style-name="T242">2</text:span></text:span></text:p>
        <text:p text:style-name="P33"><text:span text:style-name="_5f_pointillés_20_gris"><text:span text:style-name="T224">D= </text:span></text:span><text:span text:style-name="_5f_variable"><text:span text:style-name="T151">6</text:span></text:span><text:span text:style-name="_5f_variable"><text:span text:style-name="T181">b</text:span></text:span><text:span text:style-name="_5f_pointillés_20_gris"><text:span text:style-name="T215">×</text:span></text:span><text:span text:style-name="_5f_variable"><text:span text:style-name="T169">3</text:span></text:span><text:span text:style-name="_5f_variable"><text:span text:style-name="T163"> </text:span></text:span><text:span text:style-name="_5f_variable"><text:span text:style-name="T197"></text:span></text:span><text:span text:style-name="_5f_variable"><text:span text:style-name="T163"> </text:span></text:span><text:span text:style-name="_5f_variable"><text:span text:style-name="T151">6b</text:span></text:span><text:span text:style-name="_5f_pointillés_20_gris"><text:span text:style-name="T215">×</text:span></text:span><text:span text:style-name="_5f_variable"><text:span text:style-name="T169">4</text:span></text:span><text:span text:style-name="_5f_variable"><text:span text:style-name="T181">b</text:span></text:span></text:p>
        <text:p text:style-name="P33"><text:span text:style-name="_5f_pointillés_20_gris"><text:span text:style-name="T224">D= </text:span></text:span><text:span text:style-name="_5f_variable"><text:span text:style-name="T151">6</text:span></text:span><text:span text:style-name="_5f_variable"><text:span text:style-name="T181">b </text:span></text:span><text:span text:style-name="_5f_pointillés_20_gris"><text:span text:style-name="T174">(</text:span></text:span><text:span text:style-name="_5f_variable"><text:span text:style-name="T169">3</text:span></text:span><text:span text:style-name="_5f_variable"><text:span text:style-name="T163"> </text:span></text:span><text:span text:style-name="_5f_variable"><text:span text:style-name="T197"> </text:span></text:span><text:span text:style-name="_5f_variable"><text:span text:style-name="T169">4</text:span></text:span><text:span text:style-name="_5f_variable"><text:span text:style-name="T181">b</text:span></text:span><text:span text:style-name="_5f_pointillés_20_gris"><text:span text:style-name="T174">)</text:span></text:span></text:p>
      </text:section>
      <text:list xml:id="list101313547451492" text:continue-numbering="true" text:style-name="Num_5f_Exo">
        <text:list-item>
          <text:h text:style-name="P47" text:outline-level="1"> Factorise chaque expression suivante.</text:h>
        </text:list-item>
      </text:list>
      <text:section text:style-name="Sect2" text:name="Section2">
        <text:p text:style-name="P24"><text:span text:style-name="T92">E </text:span><text:span text:style-name="T82">=</text:span><text:span text:style-name="T92"> </text:span><text:span text:style-name="_5f_variable"><text:span text:style-name="T4">a</text:span></text:span><text:span text:style-name="T12">2</text:span><text:span text:style-name="T108"> </text:span><text:span text:style-name="_5f_variable"><text:span text:style-name="T196">−</text:span></text:span><text:span text:style-name="T108"> 3</text:span><text:span text:style-name="_5f_variable"><text:span text:style-name="T120">a</text:span></text:span><text:span text:style-name="_5f_variable"><text:span text:style-name="T113"> </text:span></text:span></text:p>
        <text:p text:style-name="P25"><text:span text:style-name="_5f_pointillés_20_gris"><text:span text:style-name="T155">E </text:span></text:span><text:span text:style-name="_5f_pointillés_20_gris"><text:span text:style-name="T191">=</text:span></text:span><text:span text:style-name="_5f_pointillés_20_gris"><text:span text:style-name="T155"> </text:span></text:span><text:span text:style-name="_5f_variable"><text:span text:style-name="T180">a</text:span></text:span><text:span text:style-name="_5f_pointillés_20_gris"><text:span text:style-name="T218">×</text:span></text:span><text:span text:style-name="_5f_variable"><text:span text:style-name="T180">a</text:span></text:span><text:span text:style-name="_5f_pointillés_20_gris"><text:span text:style-name="T175"> </text:span></text:span><text:span text:style-name="_5f_variable"><text:span text:style-name="T197">–</text:span></text:span><text:span text:style-name="_5f_pointillés_20_gris"><text:span text:style-name="T175"> 3</text:span></text:span><text:span text:style-name="_5f_pointillés_20_gris"><text:span text:style-name="T218">×</text:span></text:span><text:span text:style-name="_5f_variable"><text:span text:style-name="T180">a</text:span></text:span><text:span text:style-name="_5f_variable"><text:span text:style-name="T168"> </text:span></text:span></text:p>
        <text:p text:style-name="P25"><text:span text:style-name="_5f_pointillés_20_gris"><text:span text:style-name="T155">E </text:span></text:span><text:span text:style-name="_5f_pointillés_20_gris"><text:span text:style-name="T191">=</text:span></text:span><text:span text:style-name="_5f_pointillés_20_gris"><text:span text:style-name="T155"> </text:span></text:span><text:span text:style-name="_5f_variable"><text:span text:style-name="T180">a</text:span></text:span><text:span text:style-name="_5f_pointillés_20_gris"><text:span text:style-name="T175"> (</text:span></text:span><text:span text:style-name="_5f_variable"><text:span text:style-name="T180">a </text:span></text:span><text:span text:style-name="_5f_variable"><text:span text:style-name="T197">–</text:span></text:span><text:span text:style-name="_5f_pointillés_20_gris"><text:span text:style-name="T175"> 3)</text:span></text:span><text:span text:style-name="_5f_variable"><text:span text:style-name="T168"> </text:span></text:span></text:p>
        <text:p text:style-name="P24">F<text:span text:style-name="T92"> </text:span><text:span text:style-name="T82">=</text:span><text:span text:style-name="T92"> </text:span><text:span text:style-name="_5f_variable"><text:span text:style-name="T111">5</text:span></text:span><text:span text:style-name="_5f_variable"><text:span text:style-name="T121">z</text:span></text:span><text:span text:style-name="_5f_variable"><text:span text:style-name="T10">2</text:span></text:span><text:span text:style-name="_5f_variable"><text:span text:style-name="T108"> </text:span></text:span><text:span text:style-name="_5f_variable"><text:span text:style-name="T196">−</text:span></text:span><text:span text:style-name="_5f_variable"><text:span text:style-name="T108"> </text:span></text:span><text:span text:style-name="_5f_variable"><text:span text:style-name="T120">z</text:span></text:span></text:p>
        <text:p text:style-name="P25"><text:span text:style-name="_5f_pointillés_20_gris"><text:span text:style-name="T155">F </text:span></text:span><text:span text:style-name="_5f_pointillés_20_gris"><text:span text:style-name="T191">=</text:span></text:span><text:span text:style-name="_5f_pointillés_20_gris"><text:span text:style-name="T155"> </text:span></text:span><text:span text:style-name="_5f_variable"><text:span text:style-name="T180">z</text:span></text:span><text:span text:style-name="_5f_pointillés_20_gris"><text:span text:style-name="T218">×</text:span></text:span><text:span text:style-name="_5f_variable"><text:span text:style-name="T156">5</text:span></text:span><text:span text:style-name="_5f_variable"><text:span text:style-name="T180">z</text:span></text:span><text:span text:style-name="_5f_variable"><text:span text:style-name="T156"> – </text:span></text:span><text:span text:style-name="_5f_variable"><text:span text:style-name="T180">z</text:span></text:span><text:span text:style-name="_5f_pointillés_20_gris"><text:span text:style-name="T218">×</text:span></text:span><text:span text:style-name="_5f_pointillés_20_gris"><text:span text:style-name="T222">1</text:span></text:span></text:p>
        <text:p text:style-name="P25"><text:span text:style-name="_5f_pointillés_20_gris"><text:span text:style-name="T151">F </text:span></text:span><text:span text:style-name="_5f_pointillés_20_gris"><text:span text:style-name="T188">=</text:span></text:span><text:span text:style-name="_5f_pointillés_20_gris"><text:span text:style-name="T151"> </text:span></text:span><text:span text:style-name="_5f_variable"><text:span text:style-name="T181">z </text:span></text:span><text:span text:style-name="_5f_pointillés_20_gris"><text:span text:style-name="T215">( </text:span></text:span><text:span text:style-name="_5f_variable"><text:span text:style-name="T153">5</text:span></text:span><text:span text:style-name="_5f_variable"><text:span text:style-name="T181">z </text:span></text:span><text:span text:style-name="_5f_variable"><text:span text:style-name="T197">– </text:span></text:span><text:span text:style-name="_5f_pointillés_20_gris"><text:span text:style-name="T222">1)</text:span></text:span></text:p>
        <text:p text:style-name="P30"><text:span text:style-name="_5f_pointillés_20_gris"><text:span text:style-name="T144">G= </text:span></text:span><text:span text:style-name="_5f_pointillés_20_gris"><text:span text:style-name="T145"> </text:span></text:span><text:span text:style-name="_5f_variable"><text:span text:style-name="T145">6</text:span></text:span><text:span text:style-name="_5f_variable"><text:span text:style-name="T177">t</text:span></text:span><text:span text:style-name="_5f_variable"><text:span text:style-name="T241">2</text:span></text:span><text:span text:style-name="_5f_variable"><text:span text:style-name="T161"> </text:span></text:span><text:span text:style-name="_5f_variable"><text:span text:style-name="T183"></text:span></text:span><text:span text:style-name="_5f_variable"><text:span text:style-name="T161"> </text:span></text:span><text:span text:style-name="_5f_variable"><text:span text:style-name="T145">24</text:span></text:span><text:span text:style-name="_5f_variable"><text:span text:style-name="T177">t</text:span></text:span><text:span text:style-name="_5f_variable"><text:span text:style-name="T162"> </text:span></text:span><text:span text:style-name="_5f_variable"><text:span text:style-name="T196">−</text:span></text:span><text:span text:style-name="_5f_variable"><text:span text:style-name="T165"> 6</text:span></text:span><text:span text:style-name="_5f_variable"><text:span text:style-name="T164">0</text:span></text:span></text:p>
        <text:p text:style-name="P30"><text:span text:style-name="_5f_pointillés_20_gris"><text:span text:style-name="T227">G= </text:span></text:span><text:span text:style-name="_5f_pointillés_20_gris"><text:span text:style-name="T155"> </text:span></text:span><text:span text:style-name="_5f_variable"><text:span text:style-name="T155">6</text:span></text:span><text:span text:style-name="_5f_pointillés_20_gris"><text:span text:style-name="T218">×t</text:span></text:span><text:span text:style-name="_5f_variable"><text:span text:style-name="T180">²</text:span></text:span><text:span text:style-name="_5f_variable"><text:span text:style-name="T175"> </text:span></text:span><text:span text:style-name="_5f_variable"><text:span text:style-name="T188"></text:span></text:span><text:span text:style-name="_5f_variable"><text:span text:style-name="T175"> </text:span></text:span><text:span text:style-name="_5f_variable"><text:span text:style-name="T155">6</text:span></text:span><text:span text:style-name="_5f_pointillés_20_gris"><text:span text:style-name="T218">×</text:span></text:span><text:span text:style-name="_5f_variable"><text:span text:style-name="T155">4</text:span></text:span><text:span text:style-name="_5f_variable"><text:span text:style-name="T180">t</text:span></text:span><text:span text:style-name="_5f_variable"><text:span text:style-name="T163"> </text:span></text:span><text:span text:style-name="_5f_variable"><text:span text:style-name="T197">−</text:span></text:span><text:span text:style-name="_5f_variable"><text:span text:style-name="T169"> </text:span></text:span><text:span text:style-name="_5f_variable"><text:span text:style-name="T168">6</text:span></text:span><text:span text:style-name="_5f_pointillés_20_gris"><text:span text:style-name="T218">×</text:span></text:span><text:span text:style-name="_5f_pointillés_20_gris"><text:span text:style-name="T222">10</text:span></text:span></text:p>
        <text:p text:style-name="P42"><text:span text:style-name="_5f_pointillés_20_gris"><text:span text:style-name="T227">G= </text:span></text:span><text:span text:style-name="_5f_pointillés_20_gris"><text:span text:style-name="T155">6</text:span></text:span><text:span text:style-name="_5f_variable"><text:span text:style-name="T155">( t</text:span></text:span><text:span text:style-name="_5f_variable"><text:span text:style-name="T180">²</text:span></text:span><text:span text:style-name="_5f_variable"><text:span text:style-name="T175"> </text:span></text:span><text:span text:style-name="_5f_variable"><text:span text:style-name="T188"></text:span></text:span><text:span text:style-name="_5f_variable"><text:span text:style-name="T175"> </text:span></text:span><text:span text:style-name="_5f_variable"><text:span text:style-name="T155">4</text:span></text:span><text:span text:style-name="_5f_variable"><text:span text:style-name="T180">t</text:span></text:span><text:span text:style-name="_5f_variable"><text:span text:style-name="T163"> </text:span></text:span><text:span text:style-name="_5f_variable"><text:span text:style-name="T197">−</text:span></text:span><text:span text:style-name="_5f_variable"><text:span text:style-name="T169"> </text:span></text:span><text:span text:style-name="_5f_pointillés_20_gris"><text:span text:style-name="T222">10</text:span></text:span><text:span text:style-name="_5f_variable"><text:span text:style-name="T169">)</text:span></text:span></text:p>
        <text:p text:style-name="P33"><text:span text:style-name="_5f_pointillés_20_gris"><text:span text:style-name="T144">H= </text:span></text:span><text:span text:style-name="_5f_variable"><text:span text:style-name="T164">8</text:span></text:span><text:span text:style-name="_5f_variable"><text:span text:style-name="T177">b</text:span></text:span><text:span text:style-name="_5f_variable"><text:span text:style-name="T162"> </text:span></text:span><text:span text:style-name="_5f_variable"><text:span text:style-name="T196">−</text:span></text:span><text:span text:style-name="_5f_variable"><text:span text:style-name="T162"> </text:span></text:span><text:span text:style-name="_5f_variable"><text:span text:style-name="T165">24</text:span></text:span><text:span text:style-name="_5f_variable"><text:span text:style-name="T178">b</text:span></text:span><text:span text:style-name="_5f_variable"><text:span text:style-name="T242">2</text:span></text:span></text:p>
        <text:p text:style-name="P33"><text:span text:style-name="_5f_pointillés_20_gris"><text:span text:style-name="T224">H= </text:span></text:span><text:span text:style-name="_5f_variable"><text:span text:style-name="T151">8</text:span></text:span><text:span text:style-name="_5f_variable"><text:span text:style-name="T181">b</text:span></text:span><text:span text:style-name="_5f_pointillés_20_gris"><text:span text:style-name="T215">×</text:span></text:span><text:span text:style-name="_5f_variable"><text:span text:style-name="T169">1</text:span></text:span><text:span text:style-name="_5f_variable"><text:span text:style-name="T163"> </text:span></text:span><text:span text:style-name="_5f_variable"><text:span text:style-name="T197">−</text:span></text:span><text:span text:style-name="_5f_variable"><text:span text:style-name="T163"> </text:span></text:span><text:span text:style-name="_5f_variable"><text:span text:style-name="T169">8</text:span></text:span><text:span text:style-name="_5f_variable"><text:span text:style-name="T181">b</text:span></text:span><text:span text:style-name="_5f_pointillés_20_gris"><text:span text:style-name="T215">×</text:span></text:span><text:span text:style-name="_5f_variable"><text:span text:style-name="T169">3</text:span></text:span><text:span text:style-name="_5f_variable"><text:span text:style-name="T181">b</text:span></text:span></text:p>
        <text:p text:style-name="P36"><text:span text:style-name="_5f_pointillés_20_gris"><text:span text:style-name="T224">H= </text:span></text:span><text:span text:style-name="_5f_variable"><text:span text:style-name="T151">8</text:span></text:span><text:span text:style-name="_5f_variable"><text:span text:style-name="T181">b </text:span></text:span><text:span text:style-name="_5f_pointillés_20_gris"><text:span text:style-name="T174">(</text:span></text:span><text:span text:style-name="_5f_variable"><text:span text:style-name="T169">1</text:span></text:span><text:span text:style-name="_5f_variable"><text:span text:style-name="T163"> </text:span></text:span><text:span text:style-name="_5f_variable"><text:span text:style-name="T197">− </text:span></text:span><text:span text:style-name="_5f_variable"><text:span text:style-name="T169">3</text:span></text:span><text:span text:style-name="_5f_variable"><text:span text:style-name="T181">b</text:span></text:span><text:span text:style-name="_5f_pointillés_20_gris"><text:span text:style-name="T174">)</text:span></text:span></text:p>
      </text:section>
      <text:list xml:id="list101312809412918" text:continue-numbering="true" text:style-name="Num_5f_Exo">
        <text:list-item>
          <text:p text:style-name="P60"><text:span text:style-name="_5f_pointillés_20_gris"><text:span text:style-name="T70">Voici </text:span></text:span><text:span text:style-name="_5f_pointillés_20_gris"><text:span text:style-name="T71">deux programmes de calculs.</text:span></text:span></text:p>
        </text:list-item>
      </text:list>
      <text:section text:style-name="Sect3" text:name="Section5">
        <table:table table:name="Tableau1" table:style-name="Tableau1">
          <table:table-column table:style-name="Tableau1.A"/>
          <table:table-row table:style-name="Tableau1.1">
            <table:table-cell table:style-name="Tableau1.A1" office:value-type="string">
              <text:list xml:id="list101313441549196" text:continue-numbering="true" text:style-name="Num_5f_Exo">
                <text:list-header>
                  <text:p text:style-name="P61"><text:span text:style-name="T327">P</text:span><text:span text:style-name="T326">rogramme 1</text:span></text:p>
                  <text:p text:style-name="P61"><text:span text:style-name="T328">• </text:span><text:span text:style-name="T330">Choisir un nombre.</text:span></text:p>
                  <text:p text:style-name="P61"><text:span text:style-name="T329">• </text:span>Calculer le carré de ce nombre.</text:p>
                  <text:p text:style-name="P62"><text:span text:style-name="_5f_pointillés_20_gris"><text:span text:style-name="T72">• </text:span></text:span><text:span text:style-name="_5f_pointillés_20_gris"><text:span text:style-name="T74">Soustraire le double du nombre choisi au départ.</text:span></text:span></text:p>
                </text:list-header>
              </text:list>
            </table:table-cell>
          </table:table-row>
        </table:table>
        <table:table table:name="Tableau2" table:style-name="Tableau2">
          <table:table-column table:style-name="Tableau2.A"/>
          <table:table-row table:style-name="Tableau2.1">
            <table:table-cell table:style-name="Tableau2.A1" office:value-type="string">
              <text:list xml:id="list101313960938200" text:continue-numbering="true" text:style-name="Num_5f_Exo">
                <text:list-header>
                  <text:p text:style-name="P61"><text:span text:style-name="T327">P</text:span><text:span text:style-name="T326">rogramme </text:span><text:span text:style-name="T327">2</text:span></text:p>
                  <text:p text:style-name="P61"><text:span text:style-name="T328">• </text:span><text:span text:style-name="T331">Choisir un nombre.</text:span></text:p>
                  <text:p text:style-name="P63"><text:span text:style-name="_5f_pointillés_20_gris"><text:span text:style-name="T72">• </text:span></text:span><text:span text:style-name="T332">Soustraire 2.</text:span></text:p>
                  <text:p text:style-name="P62"><text:span text:style-name="_5f_pointillés_20_gris"><text:span text:style-name="T72">• </text:span></text:span><text:span text:style-name="_5f_pointillés_20_gris"><text:span text:style-name="T75">Multiplier le résultat obtenu par le nombre choisi au départ.</text:span></text:span></text:p>
                </text:list-header>
              </text:list>
            </table:table-cell>
          </table:table-row>
        </table:table>
        <text:list xml:id="list101312939247720" text:continue-numbering="true" text:style-name="Num_5f_Exo">
          <text:list-header>
            <text:p text:style-name="P58"><text:span text:style-name="_5f_pointillés_20_gris"><text:span text:style-name="T239"/></text:span></text:p>
          </text:list-header>
        </text:list>
      </text:section>
      <text:list xml:id="list101313649786492" text:continue-list="list4021259410" text:style-name="liste_5f_abc">
        <text:list-item text:start-value="1">
          <text:p text:style-name="P54"><text:span text:style-name="_5f_pointillés_20_gris"><text:span text:style-name="T202">Te</text:span></text:span><text:span text:style-name="_5f_pointillés_20_gris"><text:span text:style-name="T203">s</text:span></text:span><text:span text:style-name="_5f_pointillés_20_gris"><text:span text:style-name="T202">te le programme 1</text:span></text:span><text:span text:style-name="_5f_pointillés_20_gris"><text:span text:style-name="T203"> pour </text:span></text:span><text:span text:style-name="_5f_pointillés_20_gris"><text:span text:style-name="T207">x</text:span></text:span><text:span text:style-name="_5f_pointillés_20_gris"><text:span text:style-name="T148"> </text:span></text:span><text:span text:style-name="_5f_pointillés_20_gris"><text:span text:style-name="T184">=</text:span></text:span><text:span text:style-name="_5f_pointillés_20_gris"><text:span text:style-name="T148"> </text:span></text:span><text:span text:style-name="_5f_pointillés_20_gris"><text:span text:style-name="T203">0 et </text:span></text:span><text:span text:style-name="_5f_pointillés_20_gris"><text:span text:style-name="T207">x</text:span></text:span><text:span text:style-name="_5f_pointillés_20_gris"><text:span text:style-name="T148"> </text:span></text:span><text:span text:style-name="_5f_pointillés_20_gris"><text:span text:style-name="T184">=</text:span></text:span><text:span text:style-name="_5f_pointillés_20_gris"><text:span text:style-name="T148"> </text:span></text:span><text:span text:style-name="_5f_pointillés_20_gris"><text:span text:style-name="T203">1</text:span></text:span><text:span text:style-name="_5f_pointillés_20_gris"><text:span text:style-name="T201">.</text:span></text:span><text:span text:style-name="_5f_pointillés_20_gris"><text:span text:style-name="T117"> </text:span></text:span></text:p>
        </text:list-item>
      </text:list>
      <text:list xml:id="list101312810274335" text:continue-list="list101312939247720" text:style-name="Num_5f_Exo">
        <text:list-item>
          <text:list>
            <text:list-item>
              <text:list>
                <text:list-header>
                  <text:p text:style-name="P78"><text:span text:style-name="_5f_Correction_5f_surligné">Pour </text:span><text:span text:style-name="_5f_variable"><text:span text:style-name="T9">x</text:span></text:span><text:span text:style-name="_5f_Correction_5f_surligné"> = 0 → 0² = 0 → 0 – 2</text:span><text:span text:style-name="_5f_pointillés_20_gris"><text:span text:style-name="T263">×</text:span></text:span><text:span text:style-name="_5f_Correction_5f_surligné">0 = 0 – 0 = 0</text:span></text:p>
                  <text:p text:style-name="P78"><text:span text:style-name="_5f_Correction_5f_surligné"><text:span text:style-name="T117">Pour </text:span></text:span><text:span text:style-name="_5f_variable"><text:span text:style-name="T123">x</text:span></text:span><text:span text:style-name="_5f_Correction_5f_surligné"><text:span text:style-name="T117"> = </text:span></text:span><text:span text:style-name="_5f_Correction_5f_surligné"><text:span text:style-name="T65">1</text:span></text:span><text:span text:style-name="_5f_Correction_5f_surligné"><text:span text:style-name="T117"> → </text:span></text:span><text:span text:style-name="_5f_Correction_5f_surligné"><text:span text:style-name="T65">1</text:span></text:span><text:span text:style-name="_5f_Correction_5f_surligné"><text:span text:style-name="T117">² = </text:span></text:span><text:span text:style-name="_5f_Correction_5f_surligné"><text:span text:style-name="T65">1</text:span></text:span><text:span text:style-name="_5f_Correction_5f_surligné"><text:span text:style-name="T117"> → </text:span></text:span><text:span text:style-name="_5f_Correction_5f_surligné"><text:span text:style-name="T65">1</text:span></text:span><text:span text:style-name="_5f_Correction_5f_surligné"><text:span text:style-name="T117"> – 2</text:span></text:span><text:span text:style-name="_5f_pointillés_20_gris"><text:span text:style-name="T216">×</text:span></text:span><text:span text:style-name="_5f_Correction_5f_surligné"><text:span text:style-name="T66">1</text:span></text:span><text:span text:style-name="_5f_Correction_5f_surligné"><text:span text:style-name="T117"> = </text:span></text:span><text:span text:style-name="_5f_Correction_5f_surligné"><text:span text:style-name="T65">1</text:span></text:span><text:span text:style-name="_5f_Correction_5f_surligné"><text:span text:style-name="T117"> – </text:span></text:span><text:span text:style-name="_5f_Correction_5f_surligné"><text:span text:style-name="T65">2</text:span></text:span><text:span text:style-name="_5f_Correction_5f_surligné"><text:span text:style-name="T117"> = –</text:span></text:span><text:span text:style-name="_5f_Correction_5f_surligné"><text:span text:style-name="T118">1</text:span></text:span></text:p>
                </text:list-header>
              </text:list>
            </text:list-item>
          </text:list>
        </text:list-item>
      </text:list>
      <text:list xml:id="list101313175680159" text:continue-list="list101313649786492" text:style-name="liste_5f_abc">
        <text:list-item>
          <text:p text:style-name="P57"><text:span text:style-name="_5f_pointillés_20_gris"><text:span text:style-name="T202">Te</text:span></text:span><text:span text:style-name="_5f_pointillés_20_gris"><text:span text:style-name="T203">s</text:span></text:span><text:span text:style-name="_5f_pointillés_20_gris"><text:span text:style-name="T202">te le programme </text:span></text:span><text:span text:style-name="_5f_pointillés_20_gris"><text:span text:style-name="T232">2</text:span></text:span><text:span text:style-name="_5f_pointillés_20_gris"><text:span text:style-name="T203"> pour </text:span></text:span><text:span text:style-name="_5f_pointillés_20_gris"><text:span text:style-name="T207">x</text:span></text:span><text:span text:style-name="_5f_pointillés_20_gris"><text:span text:style-name="T148"> </text:span></text:span><text:span text:style-name="_5f_pointillés_20_gris"><text:span text:style-name="T184">=</text:span></text:span><text:span text:style-name="_5f_pointillés_20_gris"><text:span text:style-name="T148"> </text:span></text:span><text:span text:style-name="_5f_pointillés_20_gris"><text:span text:style-name="T203">0 et </text:span></text:span><text:span text:style-name="_5f_pointillés_20_gris"><text:span text:style-name="T207">x</text:span></text:span><text:span text:style-name="_5f_pointillés_20_gris"><text:span text:style-name="T148"> </text:span></text:span><text:span text:style-name="_5f_pointillés_20_gris"><text:span text:style-name="T184">=</text:span></text:span><text:span text:style-name="_5f_pointillés_20_gris"><text:span text:style-name="T148"> </text:span></text:span><text:span text:style-name="_5f_pointillés_20_gris"><text:span text:style-name="T203">1</text:span></text:span><text:span text:style-name="_5f_pointillés_20_gris"><text:span text:style-name="T201">.</text:span></text:span><text:span text:style-name="_5f_pointillés_20_gris"><text:span text:style-name="T117"> </text:span></text:span></text:p>
        </text:list-item>
      </text:list>
      <text:list xml:id="list101314262176331" text:continue-list="list101312810274335" text:style-name="Num_5f_Exo">
        <text:list-item>
          <text:list>
            <text:list-item>
              <text:list>
                <text:list-header>
                  <text:p text:style-name="P78"><text:span text:style-name="_5f_Correction_5f_surligné">Pour </text:span><text:span text:style-name="_5f_variable"><text:span text:style-name="T9">x</text:span></text:span><text:span text:style-name="_5f_Correction_5f_surligné"> = 0 → 0 – 2 = </text:span><text:span text:style-name="_5f_Correction_5f_surligné"><text:span text:style-name="T117">–</text:span></text:span><text:span text:style-name="_5f_Correction_5f_surligné"><text:span text:style-name="T65">2</text:span></text:span><text:span text:style-name="_5f_Correction_5f_surligné"> → </text:span><text:span text:style-name="_5f_Correction_5f_surligné"><text:span text:style-name="T117">–</text:span></text:span><text:span text:style-name="_5f_Correction_5f_surligné"><text:span text:style-name="T65">2</text:span></text:span><text:span text:style-name="_5f_pointillés_20_gris"><text:span text:style-name="T263">×</text:span></text:span><text:span text:style-name="_5f_Correction_5f_surligné">0 = 0</text:span></text:p>
                  <text:p text:style-name="P78"><text:span text:style-name="_5f_Correction_5f_surligné"><text:span text:style-name="T117">Pour </text:span></text:span><text:span text:style-name="_5f_variable"><text:span text:style-name="T123">x</text:span></text:span><text:span text:style-name="_5f_Correction_5f_surligné"><text:span text:style-name="T117"> = </text:span></text:span><text:span text:style-name="_5f_Correction_5f_surligné"><text:span text:style-name="T65">1</text:span></text:span><text:span text:style-name="_5f_Correction_5f_surligné"><text:span text:style-name="T117"> → </text:span></text:span><text:span text:style-name="_5f_Correction_5f_surligné"><text:span text:style-name="T65">1</text:span></text:span><text:span text:style-name="_5f_Correction_5f_surligné"><text:span text:style-name="T117"> – 2 = –</text:span></text:span><text:span text:style-name="_5f_Correction_5f_surligné"><text:span text:style-name="T118">1</text:span></text:span><text:span text:style-name="_5f_Correction_5f_surligné"><text:span text:style-name="T117"> → </text:span></text:span><text:span text:style-name="_5f_Correction_5f_surligné"><text:span text:style-name="T65">(</text:span></text:span><text:span text:style-name="_5f_Correction_5f_surligné"><text:span text:style-name="T54">–1)</text:span></text:span><text:span text:style-name="_5f_pointillés_20_gris"><text:span text:style-name="T216">×</text:span></text:span><text:span text:style-name="_5f_Correction_5f_surligné"><text:span text:style-name="T66">1</text:span></text:span><text:span text:style-name="_5f_Correction_5f_surligné"><text:span text:style-name="T117"> = –</text:span></text:span><text:span text:style-name="_5f_Correction_5f_surligné"><text:span text:style-name="T118">1</text:span></text:span></text:p>
                </text:list-header>
              </text:list>
            </text:list-item>
          </text:list>
        </text:list-item>
      </text:list>
      <text:list xml:id="list101312864699573" text:continue-list="list101313175680159" text:style-name="liste_5f_abc">
        <text:list-item>
          <text:p text:style-name="P56"><text:span text:style-name="T281">Que </text:span><text:span text:style-name="T282">constate</text:span><text:span text:style-name="T283">s</text:span><text:span text:style-name="T282">-</text:span><text:span text:style-name="T284">t</text:span><text:span text:style-name="T285">u</text:span><text:span text:style-name="T281"> ?</text:span></text:p>
        </text:list-item>
      </text:list>
      <text:list xml:id="list101312742874117" text:continue-list="list101314262176331" text:style-name="Num_5f_Exo">
        <text:list-item>
          <text:list>
            <text:list-item>
              <text:list>
                <text:list-header>
                  <text:p text:style-name="P78"><text:span text:style-name="_5f_Correction_5f_surligné"><text:span text:style-name="T335">Les deux programmes donnent les mêmes résultats à partir des valeurs 0 et 1.</text:span></text:span></text:p>
                </text:list-header>
              </text:list>
            </text:list-item>
          </text:list>
        </text:list-item>
      </text:list>
      <text:list xml:id="list101312936418564" text:continue-list="list101312864699573" text:style-name="liste_5f_abc">
        <text:list-item>
          <text:p text:style-name="P76"><text:span text:style-name="T333">Soit </text:span><text:span text:style-name="T77">x </text:span><text:span text:style-name="_5f_BVS"><text:span text:style-name="T334">le nombre choisi au départ. Exprime le résultat des deux programmes en fonction de </text:span></text:span><text:span text:style-name="_5f_BVS"><text:span text:style-name="T286">x </text:span></text:span><text:span text:style-name="_5f_BVS"><text:span text:style-name="T334">et montre que les programmes sont équ</text:span></text:span><text:span text:style-name="_5f_BVS"><text:span text:style-name="T20">i</text:span></text:span><text:span text:style-name="_5f_BVS"><text:span text:style-name="T334">valents.</text:span></text:span></text:p>
        </text:list-item>
      </text:list>
      <text:list xml:id="list101312753091036" text:continue-list="list101312742874117" text:style-name="Num_5f_Exo">
        <text:list-item>
          <text:list>
            <text:list-item>
              <text:list>
                <text:list-header>
                  <text:p text:style-name="P78"><text:span text:style-name="_5f_Correction_5f_surligné">P</text:span><text:span text:style-name="_5f_Correction_5f_surligné"><text:span text:style-name="T335">rogramme 1 : </text:span></text:span><text:span text:style-name="_5f_variable"><text:span text:style-name="T9">x</text:span></text:span><text:span text:style-name="_5f_Correction_5f_surligné"><text:span text:style-name="T336"> → </text:span></text:span><text:span text:style-name="_5f_variable"><text:span text:style-name="T9">x</text:span></text:span><text:span text:style-name="_5f_Correction_5f_surligné"><text:span text:style-name="T336">² → </text:span></text:span><text:span text:style-name="_5f_variable"><text:span text:style-name="T9">x</text:span></text:span><text:span text:style-name="_5f_Correction_5f_surligné"><text:span text:style-name="T336">² – 2</text:span></text:span><text:span text:style-name="_5f_pointillés_20_gris"><text:span text:style-name="T267">×</text:span></text:span><text:span text:style-name="_5f_variable"><text:span text:style-name="T276">x</text:span></text:span><text:span text:style-name="_5f_Correction_5f_surligné"><text:span text:style-name="T336"> = <text:s/></text:span></text:span><text:span text:style-name="_5f_variable"><text:span text:style-name="T9">x</text:span></text:span><text:span text:style-name="_5f_Correction_5f_surligné"><text:span text:style-name="T336">² – 2</text:span></text:span><text:span text:style-name="_5f_variable"><text:span text:style-name="T276">x</text:span></text:span></text:p>
                  <text:p text:style-name="P78"><text:span text:style-name="_5f_Correction_5f_surligné">P</text:span><text:span text:style-name="_5f_Correction_5f_surligné"><text:span text:style-name="T335">rogramme </text:span></text:span><text:span text:style-name="_5f_Correction_5f_surligné"><text:span text:style-name="T73">2</text:span></text:span><text:span text:style-name="_5f_Correction_5f_surligné"><text:span text:style-name="T335"> : </text:span></text:span><text:span text:style-name="_5f_variable"><text:span text:style-name="T9">x</text:span></text:span><text:span text:style-name="_5f_Correction_5f_surligné"><text:span text:style-name="T336"> </text:span></text:span><text:span text:style-name="_5f_Correction_5f_surligné"><text:span text:style-name="T201">→ </text:span></text:span><text:span text:style-name="_5f_variable"><text:span text:style-name="T181">x</text:span></text:span><text:span text:style-name="_5f_Correction_5f_surligné"><text:span text:style-name="T201"> – 2 → </text:span></text:span><text:span text:style-name="_5f_Correction_5f_surligné"><text:span text:style-name="T65">(</text:span></text:span><text:span text:style-name="_5f_variable"><text:span text:style-name="T182">x</text:span></text:span><text:span text:style-name="_5f_Correction_5f_surligné"><text:span text:style-name="T204"> – 2</text:span></text:span><text:span text:style-name="_5f_Correction_5f_surligné"><text:span text:style-name="T54">) </text:span></text:span><text:span text:style-name="_5f_pointillés_20_gris"><text:span text:style-name="T216">×</text:span></text:span><text:span text:style-name="_5f_Correction_5f_surligné"><text:span text:style-name="T66"> </text:span></text:span><text:span text:style-name="_5f_variable"><text:span text:style-name="T182">x</text:span></text:span></text:p>
                  <text:p text:style-name="P78"><text:span text:style-name="_5f_Correction_5f_surligné"><text:span text:style-name="T204">On développ</text:span></text:span><text:span text:style-name="_5f_Correction_5f_surligné"><text:span text:style-name="T240">e : </text:span></text:span><text:span text:style-name="_5f_Correction_5f_surligné"><text:span text:style-name="T65">(</text:span></text:span><text:span text:style-name="_5f_variable"><text:span text:style-name="T182">x</text:span></text:span><text:span text:style-name="_5f_Correction_5f_surligné"><text:span text:style-name="T204"> – 2</text:span></text:span><text:span text:style-name="_5f_Correction_5f_surligné"><text:span text:style-name="T54">) </text:span></text:span><text:span text:style-name="_5f_pointillés_20_gris"><text:span text:style-name="T217">×</text:span></text:span><text:span text:style-name="_5f_Correction_5f_surligné"><text:span text:style-name="T66"> </text:span></text:span><text:span text:style-name="_5f_variable"><text:span text:style-name="T182">x = x</text:span></text:span><text:span text:style-name="_5f_Correction_5f_surligné"><text:span text:style-name="T54"> </text:span></text:span><text:span text:style-name="_5f_pointillés_20_gris"><text:span text:style-name="T217">×</text:span></text:span><text:span text:style-name="_5f_Correction_5f_surligné"><text:span text:style-name="T66"> </text:span></text:span><text:span text:style-name="_5f_variable"><text:span text:style-name="T182">x</text:span></text:span><text:span text:style-name="_5f_Correction_5f_surligné"><text:span text:style-name="T204"> – 2</text:span></text:span><text:span text:style-name="_5f_Correction_5f_surligné"><text:span text:style-name="T54"> </text:span></text:span><text:span text:style-name="_5f_pointillés_20_gris"><text:span text:style-name="T217">×</text:span></text:span><text:span text:style-name="_5f_Correction_5f_surligné"><text:span text:style-name="T66"> </text:span></text:span><text:span text:style-name="_5f_variable"><text:span text:style-name="T182">x =</text:span></text:span><text:span text:style-name="_5f_Correction_5f_surligné"><text:span text:style-name="T205"> <text:s/></text:span></text:span><text:span text:style-name="_5f_variable"><text:span text:style-name="T182">x</text:span></text:span><text:span text:style-name="_5f_Correction_5f_surligné"><text:span text:style-name="T205">² – 2</text:span></text:span><text:span text:style-name="_5f_variable"><text:span text:style-name="T182">x</text:span></text:span></text:p>
                  <text:p text:style-name="P78"><text:span text:style-name="_5f_Correction_5f_surligné"><text:span text:style-name="T335">Les programmes 1 et 2 sont donc équivalents</text:span></text:span><text:span text:style-name="_5f_variable"><text:span text:style-name="T277">.</text:span></text:span></text:p>
                </text:list-header>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adornments="Oblique"/>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3" svg:font-family="OpenSymbol"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1" fo:font-family="'Bitstream Vera Sans'" style:font-style-name="Roman" style:font-family-generic="swiss" style:font-pitch="variable" fo:font-size="8pt" style:text-underline-style="none" fo:font-weight="bold" style:font-size-asian="10.5pt" style:font-weight-asian="bold" style:font-weight-complex="bold"/>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fo:background-color="#d3802b" style:font-size-asian="10.5pt"/>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fo:background-color="#ffc924" style:font-size-asian="10.5pt"/>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fo:background-color="#c74028"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Numéro_20_dans_20_exercice" style:display-name="Numéro dans exercice">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distance="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Standard">
      <style:text-properties fo:font-size="2pt" style:font-size-asian="2pt" style:font-size-complex="2pt"/>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2" style:family="paragraph">
      <loext:graphic-properties draw:fill="solid" draw:fill-color="#d7e12c"/>
    </style:style>
    <style:style style:name="MP23" style:family="paragraph">
      <style:paragraph-properties fo:text-align="center"/>
    </style:style>
    <style:style style:name="MP24"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MP25" style:family="paragraph" style:parent-style-name="Folio">
      <style:paragraph-properties fo:text-align="center" style:justify-single-word="false"/>
      <style:text-properties fo:font-size="8pt" style:font-size-asian="8pt" style:font-size-complex="8pt"/>
    </style:style>
    <style:style style:name="MP26"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7" style:family="paragraph" style:parent-style-name="Header">
      <style:text-properties fo:font-size="14pt" style:font-size-asian="14pt" style:font-size-complex="14pt"/>
    </style:style>
    <style:style style:name="MP28"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7">N4 : Fractions</text:p>
              </table:table-cell>
              <table:table-cell table:style-name="Tableau18.A1" office:value-type="string">
                <text:p text:style-name="MP27"/>
              </table:table-cell>
            </table:table-row>
          </table:table-header-rows>
          <table:table-row table:style-name="Tableau18.1">
            <table:covered-table-cell/>
            <table:table-cell table:style-name="Tableau18.A1" office:value-type="string">
              <text:p text:style-name="MP28">Série 1 : Fractions et parts</text:p>
            </table:table-cell>
            <table:table-cell table:style-name="Tableau18.A1" office:value-type="string">
              <text:p text:style-name="MP28"/>
            </table:table-cell>
          </table:table-row>
        </table:table>
        <text:p text:style-name="MP10"/>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format_20_Site" style:display-name="_Fiche format Site" style:page-layout-name="Mpm12">
      <style:header>
        <text:p text:style-name="MP11"/>
        <text:p text:style-name="MP12"><text:span text:style-name="MT3">Chapitre N3 :</text:span> <text:span text:style-name="MT4">Nombres fractions</text:span></text:p>
        <text:p text:style-name="MP13">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4"/>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5">Synthèse</text:p>
      </style:header>
      <style:footer>
        <text:p text:style-name="MP8">Chapitre ? : ...</text:p>
      </style:footer>
      <style:footer-left>
        <text:p text:style-name="MP17"/>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5">Série 3 : ???</text:p>
      </style:header>
      <style:footer>
        <text:p text:style-name="MP18">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5">Série 4 : ???</text:p>
      </style:header>
      <style:footer>
        <text:p text:style-name="MP18">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
    <style:master-page style:name="Landscape" style:page-layout-name="Mpm20"/>
    <style:master-page style:name="_5f_Fiche_20_éditeur_20_série_20_2_20_une_20_colonne_20_impaire_20__28_G_29_" style:display-name="_Fiche éditeur série 2 une colonne impaire (G)" style:page-layout-name="Mpm21">
      <style:header>
        <text:p text:style-name="_5f_En-tête"><draw:path text:anchor-type="paragraph" draw:z-index="2" draw:name="Forme1" draw:style-name="Mgr1" draw:text-style-name="MP22" svg:width="4.329cm" svg:height="2.24cm" svg:x="-1.499cm" svg:y="-1cm" svg:viewBox="0 0 4330 2241" svg:d="M0 2241l3984-288c209-15 363-168 345-342l-170-1611h-4159z"><text:p/></draw:path><draw:frame text:anchor-type="paragraph" draw:z-index="3" draw:name="Forme2" draw:style-name="Mgr2" draw:text-style-name="MP24" svg:width="2.703cm" svg:height="0.715cm" draw:transform="rotate (0.0872664625997165) translate (-0.172861111111111cm 0.218722222222222cm)"><draw:text-box><text:p text:style-name="MP23"><text:span text:style-name="MT5">Série 1</text:span></text:p></draw:text-box></draw:frame><draw:line text:anchor-type="paragraph" draw:z-index="6" draw:name="Forme3" draw:style-name="Mgr3" draw:text-style-name="MP23" svg:x1="9.43cm" svg:y1="0.36cm" svg:x2="20.497cm" svg:y2="0.36cm"><text:p/></draw:line>Factoriser, réduire</text:p>
      </style:header>
      <style:footer>
        <text:p text:style-name="Footer"><draw:frame draw:style-name="Mfr1" draw:name="Cadre1" text:anchor-type="paragraph" svg:y="-0.06cm" draw:z-index="0"><draw:text-box fo:min-height="0.499cm" fo:min-width="1cm"><draw:frame draw:style-name="Mfr2" draw:name="Cadre2" text:anchor-type="frame" svg:x="0.45cm" svg:y="0.079cm" svg:width="0.817cm" draw:z-index="1"><draw:text-box fo:min-height="0.355cm"><text:p text:style-name="MP25"><draw:g text:anchor-type="paragraph" draw:z-index="4" draw:name="Forme4" draw:style-name="Mgr4"><draw:path draw:style-name="Mgr5" draw:text-style-name="MP26" svg:width="0.855cm" svg:height="1.172cm" svg:x="-0.03cm" svg:y="-0.194cm" svg:viewBox="0 0 856 1173" svg:d="M856 1173h-856v-991c0-100 79-182 175-182h505c97 0 176 82 176 182z"><text:p/></draw:path></draw:g><text:page-number text:select-page="current">1</text:page-number></text:p></draw:text-box></draw:frame><text:p text:style-name="Footer">Calcul littéral • A7</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2T10:13:12.313000000</dc:date>
    <meta:printed-by>Katia Hache</meta:printed-by>
    <meta:print-date>2008-12-06T20:07:18</meta:print-date>
    <meta:editing-cycles>126</meta:editing-cycles>
    <meta:editing-duration>P1DT6H10M19S</meta:editing-duration>
    <meta:document-statistic meta:table-count="3" meta:image-count="0" meta:object-count="0" meta:page-count="1" meta:paragraph-count="133" meta:word-count="882" meta:character-count="3580" meta:non-whitespace-character-count="2400"/>
    <meta:user-defined meta:name="Info 1"/>
    <meta:user-defined meta:name="Info 2"/>
    <meta:user-defined meta:name="Info 3"/>
    <meta:user-defined meta:name="Info 4"/>
  </office:meta>
</office:document-meta>
</file>